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9.69mm"/>
    </style:style>
    <style:style style:name="co2" style:family="table-column">
      <style:table-column-properties fo:break-before="auto" style:column-width="34.0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31.38mm"/>
    </style:style>
    <style:style style:name="co5" style:family="table-column">
      <style:table-column-properties fo:break-before="auto" style:column-width="29.02mm"/>
    </style:style>
    <style:style style:name="co6" style:family="table-column">
      <style:table-column-properties fo:break-before="auto" style:column-width="30.02mm"/>
    </style:style>
    <style:style style:name="co7" style:family="table-column">
      <style:table-column-properties fo:break-before="auto" style:column-width="32.39mm"/>
    </style:style>
    <style:style style:name="co8" style:family="table-column">
      <style:table-column-properties fo:break-before="auto" style:column-width="33.06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7.02mm" fo:break-before="auto" style:use-optimal-row-height="false"/>
    </style:style>
    <style:style style:name="ro3" style:family="table-row">
      <style:table-row-properties style:row-height="6.76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6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41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8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9" style:family="table-cell" style:parent-style-name="Default" style:data-style-name="N3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5"/>
          <table:table-cell table:number-columns-repeated="1019"/>
        </table:table-row>
        <table:table-row table:style-name="ro1">
          <table:covered-table-cell table:style-name="ce2"/>
          <table:covered-table-cell table:style-name="ce11"/>
          <table:table-cell table:style-name="ce16" office:value-type="string" calcext:value-type="string">
            <text:p>計</text:p>
          </table:table-cell>
          <table:table-cell table:style-name="ce20" office:value-type="string" calcext:value-type="string">
            <text:p>男</text:p>
          </table:table-cell>
          <table:table-cell table:style-name="ce2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8656728" calcext:value-type="float">
            <text:p><text:s text:c="3"/>8,656,728</text:p>
          </table:table-cell>
          <table:table-cell table:style-name="ce17" office:value-type="float" office:value="23571408" calcext:value-type="float">
            <text:p><text:s text:c="3"/>23,571,408</text:p>
          </table:table-cell>
          <table:table-cell table:style-name="ce17" office:value-type="float" office:value="11717087" calcext:value-type="float">
            <text:p><text:s text:c="3"/>11,717,087</text:p>
          </table:table-cell>
          <table:table-cell table:style-name="ce23" office:value-type="float" office:value="11854321" calcext:value-type="float">
            <text:p><text:s text:c="3"/>11,854,321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544255" calcext:value-type="float">
            <text:p><text:s text:c="3"/>1,544,255</text:p>
          </table:table-cell>
          <table:table-cell table:style-name="ce17" office:value-type="float" office:value="3986501" calcext:value-type="float">
            <text:p><text:s text:c="3"/>3,986,501</text:p>
          </table:table-cell>
          <table:table-cell table:style-name="ce17" office:value-type="float" office:value="1952839" calcext:value-type="float">
            <text:p><text:s text:c="3"/>1,952,839</text:p>
          </table:table-cell>
          <table:table-cell table:style-name="ce23" office:value-type="float" office:value="2033662" calcext:value-type="float">
            <text:p><text:s text:c="3"/>2,033,66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51436" calcext:value-type="float">
            <text:p><text:s text:c="3"/>1,051,436</text:p>
          </table:table-cell>
          <table:table-cell table:style-name="ce17" office:value-type="float" office:value="2681375" calcext:value-type="float">
            <text:p><text:s text:c="3"/>2,681,375</text:p>
          </table:table-cell>
          <table:table-cell table:style-name="ce17" office:value-type="float" office:value="1280882" calcext:value-type="float">
            <text:p><text:s text:c="3"/>1,280,882</text:p>
          </table:table-cell>
          <table:table-cell table:style-name="ce23" office:value-type="float" office:value="1400493" calcext:value-type="float">
            <text:p><text:s text:c="3"/>1,400,49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792337" calcext:value-type="float">
            <text:p><text:s text:c="3"/>792,337</text:p>
          </table:table-cell>
          <table:table-cell table:style-name="ce17" office:value-type="float" office:value="2193098" calcext:value-type="float">
            <text:p><text:s text:c="3"/>2,193,098</text:p>
          </table:table-cell>
          <table:table-cell table:style-name="ce17" office:value-type="float" office:value="1091840" calcext:value-type="float">
            <text:p><text:s text:c="3"/>1,091,840</text:p>
          </table:table-cell>
          <table:table-cell table:style-name="ce23" office:value-type="float" office:value="1101258" calcext:value-type="float">
            <text:p><text:s text:c="3"/>1,101,258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960800" calcext:value-type="float">
            <text:p><text:s text:c="3"/>960,800</text:p>
          </table:table-cell>
          <table:table-cell table:style-name="ce17" office:value-type="float" office:value="2790381" calcext:value-type="float">
            <text:p><text:s text:c="3"/>2,790,381</text:p>
          </table:table-cell>
          <table:table-cell table:style-name="ce17" office:value-type="float" office:value="1375300" calcext:value-type="float">
            <text:p><text:s text:c="3"/>1,375,300</text:p>
          </table:table-cell>
          <table:table-cell table:style-name="ce23" office:value-type="float" office:value="1415081" calcext:value-type="float">
            <text:p><text:s text:c="3"/>1,415,08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684225" calcext:value-type="float">
            <text:p><text:s text:c="3"/>684,225</text:p>
          </table:table-cell>
          <table:table-cell table:style-name="ce17" office:value-type="float" office:value="1886074" calcext:value-type="float">
            <text:p><text:s text:c="3"/>1,886,074</text:p>
          </table:table-cell>
          <table:table-cell table:style-name="ce17" office:value-type="float" office:value="941905" calcext:value-type="float">
            <text:p><text:s text:c="3"/>941,905</text:p>
          </table:table-cell>
          <table:table-cell table:style-name="ce23" office:value-type="float" office:value="944169" calcext:value-type="float">
            <text:p><text:s text:c="3"/>944,16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092766" calcext:value-type="float">
            <text:p><text:s text:c="3"/>1,092,766</text:p>
          </table:table-cell>
          <table:table-cell table:style-name="ce17" office:value-type="float" office:value="2776366" calcext:value-type="float">
            <text:p><text:s text:c="3"/>2,776,366</text:p>
          </table:table-cell>
          <table:table-cell table:style-name="ce17" office:value-type="float" office:value="1374786" calcext:value-type="float">
            <text:p><text:s text:c="3"/>1,374,786</text:p>
          </table:table-cell>
          <table:table-cell table:style-name="ce23" office:value-type="float" office:value="1401580" calcext:value-type="float">
            <text:p><text:s text:c="3"/>1,401,58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488001" calcext:value-type="float">
            <text:p><text:s text:c="3"/>2,488,001</text:p>
          </table:table-cell>
          <table:table-cell table:style-name="ce17" office:value-type="float" office:value="7107086" calcext:value-type="float">
            <text:p><text:s text:c="3"/>7,107,086</text:p>
          </table:table-cell>
          <table:table-cell table:style-name="ce17" office:value-type="float" office:value="3623376" calcext:value-type="float">
            <text:p><text:s text:c="3"/>3,623,376</text:p>
          </table:table-cell>
          <table:table-cell table:style-name="ce23" office:value-type="float" office:value="3483710" calcext:value-type="float">
            <text:p><text:s text:c="3"/>3,483,710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68592" calcext:value-type="float">
            <text:p><text:s text:c="3"/>168,592</text:p>
          </table:table-cell>
          <table:table-cell table:style-name="ce18" office:value-type="float" office:value="456259" calcext:value-type="float">
            <text:p><text:s text:c="3"/>456,259</text:p>
          </table:table-cell>
          <table:table-cell table:style-name="ce18" office:value-type="float" office:value="230773" calcext:value-type="float">
            <text:p><text:s text:c="3"/>230,773</text:p>
          </table:table-cell>
          <table:table-cell table:style-name="ce24" office:value-type="float" office:value="225486" calcext:value-type="float">
            <text:p><text:s text:c="3"/>225,486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191590" calcext:value-type="float">
            <text:p><text:s text:c="3"/>191,590</text:p>
          </table:table-cell>
          <table:table-cell table:style-name="ce18" office:value-type="float" office:value="552488" calcext:value-type="float">
            <text:p><text:s text:c="3"/>552,488</text:p>
          </table:table-cell>
          <table:table-cell table:style-name="ce18" office:value-type="float" office:value="282278" calcext:value-type="float">
            <text:p><text:s text:c="3"/>282,278</text:p>
          </table:table-cell>
          <table:table-cell table:style-name="ce24" office:value-type="float" office:value="270210" calcext:value-type="float">
            <text:p><text:s text:c="3"/>270,21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187946" calcext:value-type="float">
            <text:p><text:s text:c="3"/>187,946</text:p>
          </table:table-cell>
          <table:table-cell table:style-name="ce18" office:value-type="float" office:value="552807" calcext:value-type="float">
            <text:p><text:s text:c="3"/>552,807</text:p>
          </table:table-cell>
          <table:table-cell table:style-name="ce18" office:value-type="float" office:value="285324" calcext:value-type="float">
            <text:p><text:s text:c="3"/>285,324</text:p>
          </table:table-cell>
          <table:table-cell table:style-name="ce24" office:value-type="float" office:value="267483" calcext:value-type="float">
            <text:p><text:s text:c="3"/>267,483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387326" calcext:value-type="float">
            <text:p><text:s text:c="3"/>387,326</text:p>
          </table:table-cell>
          <table:table-cell table:style-name="ce18" office:value-type="float" office:value="1281304" calcext:value-type="float">
            <text:p><text:s text:c="3"/>1,281,304</text:p>
          </table:table-cell>
          <table:table-cell table:style-name="ce18" office:value-type="float" office:value="652884" calcext:value-type="float">
            <text:p><text:s text:c="3"/>652,884</text:p>
          </table:table-cell>
          <table:table-cell table:style-name="ce24" office:value-type="float" office:value="628420" calcext:value-type="float">
            <text:p><text:s text:c="3"/>628,42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78027" calcext:value-type="float">
            <text:p><text:s text:c="3"/>178,027</text:p>
          </table:table-cell>
          <table:table-cell table:style-name="ce18" office:value-type="float" office:value="500449" calcext:value-type="float">
            <text:p><text:s text:c="3"/>500,449</text:p>
          </table:table-cell>
          <table:table-cell table:style-name="ce18" office:value-type="float" office:value="256407" calcext:value-type="float">
            <text:p><text:s text:c="3"/>256,407</text:p>
          </table:table-cell>
          <table:table-cell table:style-name="ce24" office:value-type="float" office:value="244042" calcext:value-type="float">
            <text:p><text:s text:c="3"/>244,042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40269" calcext:value-type="float">
            <text:p><text:s text:c="3"/>240,269</text:p>
          </table:table-cell>
          <table:table-cell table:style-name="ce18" office:value-type="float" office:value="689463" calcext:value-type="float">
            <text:p><text:s text:c="3"/>689,463</text:p>
          </table:table-cell>
          <table:table-cell table:style-name="ce18" office:value-type="float" office:value="357579" calcext:value-type="float">
            <text:p><text:s text:c="3"/>357,579</text:p>
          </table:table-cell>
          <table:table-cell table:style-name="ce24" office:value-type="float" office:value="331884" calcext:value-type="float">
            <text:p><text:s text:c="3"/>331,884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2842" calcext:value-type="float">
            <text:p><text:s text:c="3"/>182,842</text:p>
          </table:table-cell>
          <table:table-cell table:style-name="ce18" office:value-type="float" office:value="510498" calcext:value-type="float">
            <text:p><text:s text:c="3"/>510,498</text:p>
          </table:table-cell>
          <table:table-cell table:style-name="ce18" office:value-type="float" office:value="265431" calcext:value-type="float">
            <text:p><text:s text:c="3"/>265,431</text:p>
          </table:table-cell>
          <table:table-cell table:style-name="ce24" office:value-type="float" office:value="245067" calcext:value-type="float">
            <text:p><text:s text:c="3"/>245,067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286913" calcext:value-type="float">
            <text:p><text:s text:c="3"/>286,913</text:p>
          </table:table-cell>
          <table:table-cell table:style-name="ce18" office:value-type="float" office:value="829094" calcext:value-type="float">
            <text:p><text:s text:c="3"/>829,094</text:p>
          </table:table-cell>
          <table:table-cell table:style-name="ce18" office:value-type="float" office:value="423989" calcext:value-type="float">
            <text:p><text:s text:c="3"/>423,989</text:p>
          </table:table-cell>
          <table:table-cell table:style-name="ce24" office:value-type="float" office:value="405105" calcext:value-type="float">
            <text:p><text:s text:c="3"/>405,105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2893" calcext:value-type="float">
            <text:p><text:s text:c="3"/>82,893</text:p>
          </table:table-cell>
          <table:table-cell table:style-name="ce18" office:value-type="float" office:value="219436" calcext:value-type="float">
            <text:p><text:s text:c="3"/>219,436</text:p>
          </table:table-cell>
          <table:table-cell table:style-name="ce18" office:value-type="float" office:value="113292" calcext:value-type="float">
            <text:p><text:s text:c="3"/>113,292</text:p>
          </table:table-cell>
          <table:table-cell table:style-name="ce24" office:value-type="float" office:value="106144" calcext:value-type="float">
            <text:p><text:s text:c="3"/>106,144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25871" calcext:value-type="float">
            <text:p><text:s text:c="3"/>125,871</text:p>
          </table:table-cell>
          <table:table-cell table:style-name="ce18" office:value-type="float" office:value="328853" calcext:value-type="float">
            <text:p><text:s text:c="3"/>328,853</text:p>
          </table:table-cell>
          <table:table-cell table:style-name="ce18" office:value-type="float" office:value="166956" calcext:value-type="float">
            <text:p><text:s text:c="3"/>166,956</text:p>
          </table:table-cell>
          <table:table-cell table:style-name="ce24" office:value-type="float" office:value="161897" calcext:value-type="float">
            <text:p><text:s text:c="3"/>161,897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39966" calcext:value-type="float">
            <text:p><text:s text:c="3"/>39,966</text:p>
          </table:table-cell>
          <table:table-cell table:style-name="ce18" office:value-type="float" office:value="104087" calcext:value-type="float">
            <text:p><text:s text:c="3"/>104,087</text:p>
          </table:table-cell>
          <table:table-cell table:style-name="ce18" office:value-type="float" office:value="53641" calcext:value-type="float">
            <text:p><text:s text:c="3"/>53,641</text:p>
          </table:table-cell>
          <table:table-cell table:style-name="ce24" office:value-type="float" office:value="50446" calcext:value-type="float">
            <text:p><text:s text:c="3"/>50,44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52804" calcext:value-type="float">
            <text:p><text:s text:c="3"/>152,804</text:p>
          </table:table-cell>
          <table:table-cell table:style-name="ce18" office:value-type="float" office:value="371204" calcext:value-type="float">
            <text:p><text:s text:c="3"/>371,204</text:p>
          </table:table-cell>
          <table:table-cell table:style-name="ce18" office:value-type="float" office:value="185740" calcext:value-type="float">
            <text:p><text:s text:c="3"/>185,740</text:p>
          </table:table-cell>
          <table:table-cell table:style-name="ce24" office:value-type="float" office:value="185464" calcext:value-type="float">
            <text:p><text:s text:c="3"/>185,464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63401" calcext:value-type="float">
            <text:p><text:s text:c="3"/>163,401</text:p>
          </table:table-cell>
          <table:table-cell table:style-name="ce18" office:value-type="float" office:value="441817" calcext:value-type="float">
            <text:p><text:s text:c="3"/>441,817</text:p>
          </table:table-cell>
          <table:table-cell table:style-name="ce18" office:value-type="float" office:value="218100" calcext:value-type="float">
            <text:p><text:s text:c="3"/>218,100</text:p>
          </table:table-cell>
          <table:table-cell table:style-name="ce24" office:value-type="float" office:value="223717" calcext:value-type="float">
            <text:p><text:s text:c="3"/>223,717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99561" calcext:value-type="float">
            <text:p><text:s text:c="3"/>99,561</text:p>
          </table:table-cell>
          <table:table-cell table:style-name="ce18" office:value-type="float" office:value="269327" calcext:value-type="float">
            <text:p><text:s text:c="3"/>269,327</text:p>
          </table:table-cell>
          <table:table-cell table:style-name="ce18" office:value-type="float" office:value="130982" calcext:value-type="float">
            <text:p><text:s text:c="3"/>130,982</text:p>
          </table:table-cell>
          <table:table-cell table:style-name="ce24" office:value-type="float" office:value="138345" calcext:value-type="float">
            <text:p><text:s text:c="3"/>138,345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2908" calcext:value-type="float">
            <text:p><text:s text:c="3"/>42,908</text:p>
          </table:table-cell>
          <table:table-cell table:style-name="ce17" office:value-type="float" office:value="150527" calcext:value-type="float">
            <text:p><text:s text:c="3"/>150,527</text:p>
          </table:table-cell>
          <table:table-cell table:style-name="ce17" office:value-type="float" office:value="76159" calcext:value-type="float">
            <text:p><text:s text:c="3"/>76,159</text:p>
          </table:table-cell>
          <table:table-cell table:style-name="ce23" office:value-type="float" office:value="74368" calcext:value-type="float">
            <text:p><text:s text:c="3"/>74,368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0011" calcext:value-type="float">
            <text:p><text:s text:c="3"/>40,011</text:p>
          </table:table-cell>
          <table:table-cell table:style-name="ce18" office:value-type="float" office:value="137625" calcext:value-type="float">
            <text:p><text:s text:c="3"/>137,625</text:p>
          </table:table-cell>
          <table:table-cell table:style-name="ce18" office:value-type="float" office:value="68814" calcext:value-type="float">
            <text:p><text:s text:c="3"/>68,814</text:p>
          </table:table-cell>
          <table:table-cell table:style-name="ce24" office:value-type="float" office:value="68811" calcext:value-type="float">
            <text:p><text:s text:c="3"/>68,811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2897" calcext:value-type="float">
            <text:p><text:s text:c="3"/>2,897</text:p>
          </table:table-cell>
          <table:table-cell table:style-name="ce19" office:value-type="float" office:value="12902" calcext:value-type="float">
            <text:p><text:s text:c="3"/>12,902</text:p>
          </table:table-cell>
          <table:table-cell table:style-name="ce19" office:value-type="float" office:value="7345" calcext:value-type="float">
            <text:p><text:s text:c="3"/>7,345</text:p>
          </table:table-cell>
          <table:table-cell table:style-name="ce25" office:value-type="float" office:value="5557" calcext:value-type="float">
            <text:p><text:s text:c="3"/>5,557</text:p>
          </table:table-cell>
          <table:table-cell table:number-columns-repeated="1019"/>
        </table:table-row>
        <table:table-row table:style-name="ro6">
          <table:table-cell table:style-name="ce8"/>
          <table:table-cell table:number-columns-repeated="2"/>
          <table:table-cell table:style-name="ce21"/>
          <table:table-cell table:style-name="ce26" office:value-type="string" calcext:value-type="string">
            <text:p><text:s text:c="7"/>內政部戶政司 民國107年3月5日編製</text:p>
          </table:table-cell>
          <table:table-cell table:style-name="ce21"/>
          <table:table-cell table:number-columns-repeated="1018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新北市</text:p>
          </table:table-cell>
          <table:table-cell table:style-name="ce17" office:value-type="float" office:value="1544255" calcext:value-type="float">
            <text:p><text:s text:c="3"/>1,544,255</text:p>
          </table:table-cell>
          <table:table-cell table:style-name="ce17" office:value-type="float" office:value="3986501" calcext:value-type="float">
            <text:p><text:s text:c="3"/>3,986,501</text:p>
          </table:table-cell>
          <table:table-cell table:style-name="ce17" office:value-type="float" office:value="1952839" calcext:value-type="float">
            <text:p><text:s text:c="3"/>1,952,839</text:p>
          </table:table-cell>
          <table:table-cell table:style-name="ce23" office:value-type="float" office:value="2033662" calcext:value-type="float">
            <text:p><text:s text:c="3"/>2,033,66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板橋區</text:p>
          </table:table-cell>
          <table:table-cell table:style-name="ce18" office:value-type="float" office:value="208563" calcext:value-type="float">
            <text:p><text:s text:c="3"/>208,563</text:p>
          </table:table-cell>
          <table:table-cell table:style-name="ce18" office:value-type="float" office:value="551473" calcext:value-type="float">
            <text:p><text:s text:c="3"/>551,473</text:p>
          </table:table-cell>
          <table:table-cell table:style-name="ce18" office:value-type="float" office:value="269190" calcext:value-type="float">
            <text:p><text:s text:c="3"/>269,190</text:p>
          </table:table-cell>
          <table:table-cell table:style-name="ce24" office:value-type="float" office:value="282283" calcext:value-type="float">
            <text:p><text:s text:c="3"/>282,28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重區</text:p>
          </table:table-cell>
          <table:table-cell table:style-name="ce18" office:value-type="float" office:value="151041" calcext:value-type="float">
            <text:p><text:s text:c="3"/>151,041</text:p>
          </table:table-cell>
          <table:table-cell table:style-name="ce18" office:value-type="float" office:value="387044" calcext:value-type="float">
            <text:p><text:s text:c="3"/>387,044</text:p>
          </table:table-cell>
          <table:table-cell table:style-name="ce18" office:value-type="float" office:value="190368" calcext:value-type="float">
            <text:p><text:s text:c="3"/>190,368</text:p>
          </table:table-cell>
          <table:table-cell table:style-name="ce24" office:value-type="float" office:value="196676" calcext:value-type="float">
            <text:p><text:s text:c="3"/>196,67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和區</text:p>
          </table:table-cell>
          <table:table-cell table:style-name="ce18" office:value-type="float" office:value="165197" calcext:value-type="float">
            <text:p><text:s text:c="3"/>165,197</text:p>
          </table:table-cell>
          <table:table-cell table:style-name="ce18" office:value-type="float" office:value="413201" calcext:value-type="float">
            <text:p><text:s text:c="3"/>413,201</text:p>
          </table:table-cell>
          <table:table-cell table:style-name="ce18" office:value-type="float" office:value="200862" calcext:value-type="float">
            <text:p><text:s text:c="3"/>200,862</text:p>
          </table:table-cell>
          <table:table-cell table:style-name="ce24" office:value-type="float" office:value="212339" calcext:value-type="float">
            <text:p><text:s text:c="3"/>212,3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和區</text:p>
          </table:table-cell>
          <table:table-cell table:style-name="ce18" office:value-type="float" office:value="90936" calcext:value-type="float">
            <text:p><text:s text:c="3"/>90,936</text:p>
          </table:table-cell>
          <table:table-cell table:style-name="ce18" office:value-type="float" office:value="222419" calcext:value-type="float">
            <text:p><text:s text:c="3"/>222,419</text:p>
          </table:table-cell>
          <table:table-cell table:style-name="ce18" office:value-type="float" office:value="105553" calcext:value-type="float">
            <text:p><text:s text:c="3"/>105,553</text:p>
          </table:table-cell>
          <table:table-cell table:style-name="ce24" office:value-type="float" office:value="116866" calcext:value-type="float">
            <text:p><text:s text:c="3"/>116,86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莊區</text:p>
          </table:table-cell>
          <table:table-cell table:style-name="ce18" office:value-type="float" office:value="153561" calcext:value-type="float">
            <text:p><text:s text:c="3"/>153,561</text:p>
          </table:table-cell>
          <table:table-cell table:style-name="ce18" office:value-type="float" office:value="416909" calcext:value-type="float">
            <text:p><text:s text:c="3"/>416,909</text:p>
          </table:table-cell>
          <table:table-cell table:style-name="ce18" office:value-type="float" office:value="203452" calcext:value-type="float">
            <text:p><text:s text:c="3"/>203,452</text:p>
          </table:table-cell>
          <table:table-cell table:style-name="ce24" office:value-type="float" office:value="213457" calcext:value-type="float">
            <text:p><text:s text:c="3"/>213,45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店區</text:p>
          </table:table-cell>
          <table:table-cell table:style-name="ce18" office:value-type="float" office:value="126746" calcext:value-type="float">
            <text:p><text:s text:c="3"/>126,746</text:p>
          </table:table-cell>
          <table:table-cell table:style-name="ce18" office:value-type="float" office:value="302030" calcext:value-type="float">
            <text:p><text:s text:c="3"/>302,030</text:p>
          </table:table-cell>
          <table:table-cell table:style-name="ce18" office:value-type="float" office:value="145221" calcext:value-type="float">
            <text:p><text:s text:c="3"/>145,221</text:p>
          </table:table-cell>
          <table:table-cell table:style-name="ce24" office:value-type="float" office:value="156809" calcext:value-type="float">
            <text:p><text:s text:c="3"/>156,80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樹林區</text:p>
          </table:table-cell>
          <table:table-cell table:style-name="ce18" office:value-type="float" office:value="66442" calcext:value-type="float">
            <text:p><text:s text:c="3"/>66,442</text:p>
          </table:table-cell>
          <table:table-cell table:style-name="ce18" office:value-type="float" office:value="184055" calcext:value-type="float">
            <text:p><text:s text:c="3"/>184,055</text:p>
          </table:table-cell>
          <table:table-cell table:style-name="ce18" office:value-type="float" office:value="91800" calcext:value-type="float">
            <text:p><text:s text:c="3"/>91,800</text:p>
          </table:table-cell>
          <table:table-cell table:style-name="ce24" office:value-type="float" office:value="92255" calcext:value-type="float">
            <text:p><text:s text:c="3"/>92,25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鶯歌區</text:p>
          </table:table-cell>
          <table:table-cell table:style-name="ce18" office:value-type="float" office:value="29847" calcext:value-type="float">
            <text:p><text:s text:c="3"/>29,847</text:p>
          </table:table-cell>
          <table:table-cell table:style-name="ce18" office:value-type="float" office:value="86580" calcext:value-type="float">
            <text:p><text:s text:c="3"/>86,580</text:p>
          </table:table-cell>
          <table:table-cell table:style-name="ce18" office:value-type="float" office:value="43413" calcext:value-type="float">
            <text:p><text:s text:c="3"/>43,413</text:p>
          </table:table-cell>
          <table:table-cell table:style-name="ce24" office:value-type="float" office:value="43167" calcext:value-type="float">
            <text:p><text:s text:c="3"/>43,16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峽區</text:p>
          </table:table-cell>
          <table:table-cell table:style-name="ce18" office:value-type="float" office:value="42730" calcext:value-type="float">
            <text:p><text:s text:c="3"/>42,730</text:p>
          </table:table-cell>
          <table:table-cell table:style-name="ce18" office:value-type="float" office:value="115049" calcext:value-type="float">
            <text:p><text:s text:c="3"/>115,049</text:p>
          </table:table-cell>
          <table:table-cell table:style-name="ce18" office:value-type="float" office:value="57675" calcext:value-type="float">
            <text:p><text:s text:c="3"/>57,675</text:p>
          </table:table-cell>
          <table:table-cell table:style-name="ce24" office:value-type="float" office:value="57374" calcext:value-type="float">
            <text:p><text:s text:c="3"/>57,3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淡水區</text:p>
          </table:table-cell>
          <table:table-cell table:style-name="ce18" office:value-type="float" office:value="74953" calcext:value-type="float">
            <text:p><text:s text:c="3"/>74,953</text:p>
          </table:table-cell>
          <table:table-cell table:style-name="ce18" office:value-type="float" office:value="169996" calcext:value-type="float">
            <text:p><text:s text:c="3"/>169,996</text:p>
          </table:table-cell>
          <table:table-cell table:style-name="ce18" office:value-type="float" office:value="81512" calcext:value-type="float">
            <text:p><text:s text:c="3"/>81,512</text:p>
          </table:table-cell>
          <table:table-cell table:style-name="ce24" office:value-type="float" office:value="88484" calcext:value-type="float">
            <text:p><text:s text:c="3"/>88,48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汐止區</text:p>
          </table:table-cell>
          <table:table-cell table:style-name="ce18" office:value-type="float" office:value="87011" calcext:value-type="float">
            <text:p><text:s text:c="3"/>87,011</text:p>
          </table:table-cell>
          <table:table-cell table:style-name="ce18" office:value-type="float" office:value="199473" calcext:value-type="float">
            <text:p><text:s text:c="3"/>199,473</text:p>
          </table:table-cell>
          <table:table-cell table:style-name="ce18" office:value-type="float" office:value="97318" calcext:value-type="float">
            <text:p><text:s text:c="3"/>97,318</text:p>
          </table:table-cell>
          <table:table-cell table:style-name="ce24" office:value-type="float" office:value="102155" calcext:value-type="float">
            <text:p><text:s text:c="3"/>102,15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瑞芳區</text:p>
          </table:table-cell>
          <table:table-cell table:style-name="ce18" office:value-type="float" office:value="16190" calcext:value-type="float">
            <text:p><text:s text:c="3"/>16,190</text:p>
          </table:table-cell>
          <table:table-cell table:style-name="ce18" office:value-type="float" office:value="40256" calcext:value-type="float">
            <text:p><text:s text:c="3"/>40,256</text:p>
          </table:table-cell>
          <table:table-cell table:style-name="ce18" office:value-type="float" office:value="20319" calcext:value-type="float">
            <text:p><text:s text:c="3"/>20,319</text:p>
          </table:table-cell>
          <table:table-cell table:style-name="ce24" office:value-type="float" office:value="19937" calcext:value-type="float">
            <text:p><text:s text:c="3"/>19,93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土城區</text:p>
          </table:table-cell>
          <table:table-cell table:style-name="ce18" office:value-type="float" office:value="86941" calcext:value-type="float">
            <text:p><text:s text:c="3"/>86,941</text:p>
          </table:table-cell>
          <table:table-cell table:style-name="ce18" office:value-type="float" office:value="237858" calcext:value-type="float">
            <text:p><text:s text:c="3"/>237,858</text:p>
          </table:table-cell>
          <table:table-cell table:style-name="ce18" office:value-type="float" office:value="117394" calcext:value-type="float">
            <text:p><text:s text:c="3"/>117,394</text:p>
          </table:table-cell>
          <table:table-cell table:style-name="ce24" office:value-type="float" office:value="120464" calcext:value-type="float">
            <text:p><text:s text:c="3"/>120,4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蘆洲區</text:p>
          </table:table-cell>
          <table:table-cell table:style-name="ce18" office:value-type="float" office:value="71024" calcext:value-type="float">
            <text:p><text:s text:c="3"/>71,024</text:p>
          </table:table-cell>
          <table:table-cell table:style-name="ce18" office:value-type="float" office:value="201258" calcext:value-type="float">
            <text:p><text:s text:c="3"/>201,258</text:p>
          </table:table-cell>
          <table:table-cell table:style-name="ce18" office:value-type="float" office:value="98833" calcext:value-type="float">
            <text:p><text:s text:c="3"/>98,833</text:p>
          </table:table-cell>
          <table:table-cell table:style-name="ce24" office:value-type="float" office:value="102425" calcext:value-type="float">
            <text:p><text:s text:c="3"/>102,42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五股區</text:p>
          </table:table-cell>
          <table:table-cell table:style-name="ce18" office:value-type="float" office:value="31594" calcext:value-type="float">
            <text:p><text:s text:c="3"/>31,594</text:p>
          </table:table-cell>
          <table:table-cell table:style-name="ce18" office:value-type="float" office:value="85121" calcext:value-type="float">
            <text:p><text:s text:c="3"/>85,121</text:p>
          </table:table-cell>
          <table:table-cell table:style-name="ce18" office:value-type="float" office:value="42944" calcext:value-type="float">
            <text:p><text:s text:c="3"/>42,944</text:p>
          </table:table-cell>
          <table:table-cell table:style-name="ce24" office:value-type="float" office:value="42177" calcext:value-type="float">
            <text:p><text:s text:c="3"/>42,17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泰山區</text:p>
          </table:table-cell>
          <table:table-cell table:style-name="ce18" office:value-type="float" office:value="28487" calcext:value-type="float">
            <text:p><text:s text:c="3"/>28,487</text:p>
          </table:table-cell>
          <table:table-cell table:style-name="ce18" office:value-type="float" office:value="78872" calcext:value-type="float">
            <text:p><text:s text:c="3"/>78,872</text:p>
          </table:table-cell>
          <table:table-cell table:style-name="ce18" office:value-type="float" office:value="39127" calcext:value-type="float">
            <text:p><text:s text:c="3"/>39,127</text:p>
          </table:table-cell>
          <table:table-cell table:style-name="ce24" office:value-type="float" office:value="39745" calcext:value-type="float">
            <text:p><text:s text:c="3"/>39,74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林口區</text:p>
          </table:table-cell>
          <table:table-cell table:style-name="ce18" office:value-type="float" office:value="42130" calcext:value-type="float">
            <text:p><text:s text:c="3"/>42,130</text:p>
          </table:table-cell>
          <table:table-cell table:style-name="ce18" office:value-type="float" office:value="106509" calcext:value-type="float">
            <text:p><text:s text:c="3"/>106,509</text:p>
          </table:table-cell>
          <table:table-cell table:style-name="ce18" office:value-type="float" office:value="51830" calcext:value-type="float">
            <text:p><text:s text:c="3"/>51,830</text:p>
          </table:table-cell>
          <table:table-cell table:style-name="ce24" office:value-type="float" office:value="54679" calcext:value-type="float">
            <text:p><text:s text:c="3"/>54,67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深坑區</text:p>
          </table:table-cell>
          <table:table-cell table:style-name="ce18" office:value-type="float" office:value="9600" calcext:value-type="float">
            <text:p><text:s text:c="3"/>9,600</text:p>
          </table:table-cell>
          <table:table-cell table:style-name="ce18" office:value-type="float" office:value="23633" calcext:value-type="float">
            <text:p><text:s text:c="3"/>23,633</text:p>
          </table:table-cell>
          <table:table-cell table:style-name="ce18" office:value-type="float" office:value="11819" calcext:value-type="float">
            <text:p><text:s text:c="3"/>11,819</text:p>
          </table:table-cell>
          <table:table-cell table:style-name="ce24" office:value-type="float" office:value="11814" calcext:value-type="float">
            <text:p><text:s text:c="3"/>11,81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石碇區</text:p>
          </table:table-cell>
          <table:table-cell table:style-name="ce18" office:value-type="float" office:value="3378" calcext:value-type="float">
            <text:p><text:s text:c="3"/>3,378</text:p>
          </table:table-cell>
          <table:table-cell table:style-name="ce18" office:value-type="float" office:value="7671" calcext:value-type="float">
            <text:p><text:s text:c="3"/>7,671</text:p>
          </table:table-cell>
          <table:table-cell table:style-name="ce18" office:value-type="float" office:value="4213" calcext:value-type="float">
            <text:p><text:s text:c="3"/>4,213</text:p>
          </table:table-cell>
          <table:table-cell table:style-name="ce24" office:value-type="float" office:value="3458" calcext:value-type="float">
            <text:p><text:s text:c="3"/>3,45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坪林區</text:p>
          </table:table-cell>
          <table:table-cell table:style-name="ce18" office:value-type="float" office:value="2511" calcext:value-type="float">
            <text:p><text:s text:c="3"/>2,511</text:p>
          </table:table-cell>
          <table:table-cell table:style-name="ce18" office:value-type="float" office:value="6515" calcext:value-type="float">
            <text:p><text:s text:c="3"/>6,515</text:p>
          </table:table-cell>
          <table:table-cell table:style-name="ce18" office:value-type="float" office:value="3610" calcext:value-type="float">
            <text:p><text:s text:c="3"/>3,610</text:p>
          </table:table-cell>
          <table:table-cell table:style-name="ce24" office:value-type="float" office:value="2905" calcext:value-type="float">
            <text:p><text:s text:c="3"/>2,90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芝區</text:p>
          </table:table-cell>
          <table:table-cell table:style-name="ce18" office:value-type="float" office:value="9490" calcext:value-type="float">
            <text:p><text:s text:c="3"/>9,490</text:p>
          </table:table-cell>
          <table:table-cell table:style-name="ce18" office:value-type="float" office:value="23161" calcext:value-type="float">
            <text:p><text:s text:c="3"/>23,161</text:p>
          </table:table-cell>
          <table:table-cell table:style-name="ce18" office:value-type="float" office:value="11914" calcext:value-type="float">
            <text:p><text:s text:c="3"/>11,914</text:p>
          </table:table-cell>
          <table:table-cell table:style-name="ce24" office:value-type="float" office:value="11247" calcext:value-type="float">
            <text:p><text:s text:c="3"/>11,24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石門區</text:p>
          </table:table-cell>
          <table:table-cell table:style-name="ce18" office:value-type="float" office:value="4298" calcext:value-type="float">
            <text:p><text:s text:c="3"/>4,298</text:p>
          </table:table-cell>
          <table:table-cell table:style-name="ce18" office:value-type="float" office:value="12263" calcext:value-type="float">
            <text:p><text:s text:c="3"/>12,263</text:p>
          </table:table-cell>
          <table:table-cell table:style-name="ce18" office:value-type="float" office:value="6346" calcext:value-type="float">
            <text:p><text:s text:c="3"/>6,346</text:p>
          </table:table-cell>
          <table:table-cell table:style-name="ce24" office:value-type="float" office:value="5917" calcext:value-type="float">
            <text:p><text:s text:c="3"/>5,91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八里區</text:p>
          </table:table-cell>
          <table:table-cell table:style-name="ce18" office:value-type="float" office:value="14616" calcext:value-type="float">
            <text:p><text:s text:c="3"/>14,616</text:p>
          </table:table-cell>
          <table:table-cell table:style-name="ce18" office:value-type="float" office:value="38481" calcext:value-type="float">
            <text:p><text:s text:c="3"/>38,481</text:p>
          </table:table-cell>
          <table:table-cell table:style-name="ce18" office:value-type="float" office:value="19210" calcext:value-type="float">
            <text:p><text:s text:c="3"/>19,210</text:p>
          </table:table-cell>
          <table:table-cell table:style-name="ce24" office:value-type="float" office:value="19271" calcext:value-type="float">
            <text:p><text:s text:c="3"/>19,27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平溪區</text:p>
          </table:table-cell>
          <table:table-cell table:style-name="ce18" office:value-type="float" office:value="2297" calcext:value-type="float">
            <text:p><text:s text:c="3"/>2,297</text:p>
          </table:table-cell>
          <table:table-cell table:style-name="ce18" office:value-type="float" office:value="4710" calcext:value-type="float">
            <text:p><text:s text:c="3"/>4,710</text:p>
          </table:table-cell>
          <table:table-cell table:style-name="ce18" office:value-type="float" office:value="2612" calcext:value-type="float">
            <text:p><text:s text:c="3"/>2,612</text:p>
          </table:table-cell>
          <table:table-cell table:style-name="ce24" office:value-type="float" office:value="2098" calcext:value-type="float">
            <text:p><text:s text:c="3"/>2,09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雙溪區</text:p>
          </table:table-cell>
          <table:table-cell table:style-name="ce18" office:value-type="float" office:value="3816" calcext:value-type="float">
            <text:p><text:s text:c="3"/>3,816</text:p>
          </table:table-cell>
          <table:table-cell table:style-name="ce18" office:value-type="float" office:value="8913" calcext:value-type="float">
            <text:p><text:s text:c="3"/>8,913</text:p>
          </table:table-cell>
          <table:table-cell table:style-name="ce18" office:value-type="float" office:value="4815" calcext:value-type="float">
            <text:p><text:s text:c="3"/>4,815</text:p>
          </table:table-cell>
          <table:table-cell table:style-name="ce24" office:value-type="float" office:value="4098" calcext:value-type="float">
            <text:p><text:s text:c="3"/>4,09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貢寮區</text:p>
          </table:table-cell>
          <table:table-cell table:style-name="ce18" office:value-type="float" office:value="4397" calcext:value-type="float">
            <text:p><text:s text:c="3"/>4,397</text:p>
          </table:table-cell>
          <table:table-cell table:style-name="ce18" office:value-type="float" office:value="12518" calcext:value-type="float">
            <text:p><text:s text:c="3"/>12,518</text:p>
          </table:table-cell>
          <table:table-cell table:style-name="ce18" office:value-type="float" office:value="6367" calcext:value-type="float">
            <text:p><text:s text:c="3"/>6,367</text:p>
          </table:table-cell>
          <table:table-cell table:style-name="ce24" office:value-type="float" office:value="6151" calcext:value-type="float">
            <text:p><text:s text:c="3"/>6,15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金山區</text:p>
          </table:table-cell>
          <table:table-cell table:style-name="ce18" office:value-type="float" office:value="7109" calcext:value-type="float">
            <text:p><text:s text:c="3"/>7,109</text:p>
          </table:table-cell>
          <table:table-cell table:style-name="ce18" office:value-type="float" office:value="21987" calcext:value-type="float">
            <text:p><text:s text:c="3"/>21,987</text:p>
          </table:table-cell>
          <table:table-cell table:style-name="ce18" office:value-type="float" office:value="10837" calcext:value-type="float">
            <text:p><text:s text:c="3"/>10,837</text:p>
          </table:table-cell>
          <table:table-cell table:style-name="ce24" office:value-type="float" office:value="11150" calcext:value-type="float">
            <text:p><text:s text:c="3"/>11,15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萬里區</text:p>
          </table:table-cell>
          <table:table-cell table:style-name="ce18" office:value-type="float" office:value="7484" calcext:value-type="float">
            <text:p><text:s text:c="3"/>7,484</text:p>
          </table:table-cell>
          <table:table-cell table:style-name="ce18" office:value-type="float" office:value="22227" calcext:value-type="float">
            <text:p><text:s text:c="3"/>22,227</text:p>
          </table:table-cell>
          <table:table-cell table:style-name="ce18" office:value-type="float" office:value="11171" calcext:value-type="float">
            <text:p><text:s text:c="3"/>11,171</text:p>
          </table:table-cell>
          <table:table-cell table:style-name="ce24" office:value-type="float" office:value="11056" calcext:value-type="float">
            <text:p><text:s text:c="3"/>11,05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烏來區</text:p>
          </table:table-cell>
          <table:table-cell table:style-name="ce19" office:value-type="float" office:value="1866" calcext:value-type="float">
            <text:p><text:s text:c="3"/>1,866</text:p>
          </table:table-cell>
          <table:table-cell table:style-name="ce19" office:value-type="float" office:value="6319" calcext:value-type="float">
            <text:p><text:s text:c="3"/>6,319</text:p>
          </table:table-cell>
          <table:table-cell table:style-name="ce19" office:value-type="float" office:value="3114" calcext:value-type="float">
            <text:p><text:s text:c="3"/>3,114</text:p>
          </table:table-cell>
          <table:table-cell table:style-name="ce25" office:value-type="float" office:value="3205" calcext:value-type="float">
            <text:p><text:s text:c="3"/>3,205</text:p>
          </table:table-cell>
          <table:table-cell table:number-columns-repeated="1019"/>
        </table:table-row>
        <table:table-row table:style-name="ro7">
          <table:table-cell table:style-name="ce30" office:value-type="string" calcext:value-type="string">
            <text:p>說明：表內列有「※」者表示山地鄉（區）。（以下縣市同）</text:p>
          </table:table-cell>
          <table:table-cell table:number-columns-repeated="1023"/>
        </table:table-row>
        <table:table-row table:style-name="ro7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臺北市</text:p>
          </table:table-cell>
          <table:table-cell table:style-name="ce17" office:value-type="float" office:value="1051436" calcext:value-type="float">
            <text:p><text:s text:c="3"/>1,051,436</text:p>
          </table:table-cell>
          <table:table-cell table:style-name="ce17" office:value-type="float" office:value="2681375" calcext:value-type="float">
            <text:p><text:s text:c="3"/>2,681,375</text:p>
          </table:table-cell>
          <table:table-cell table:style-name="ce17" office:value-type="float" office:value="1280882" calcext:value-type="float">
            <text:p><text:s text:c="3"/>1,280,882</text:p>
          </table:table-cell>
          <table:table-cell table:style-name="ce23" office:value-type="float" office:value="1400493" calcext:value-type="float">
            <text:p><text:s text:c="3"/>1,400,49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松山區</text:p>
          </table:table-cell>
          <table:table-cell table:style-name="ce18" office:value-type="float" office:value="80850" calcext:value-type="float">
            <text:p><text:s text:c="3"/>80,850</text:p>
          </table:table-cell>
          <table:table-cell table:style-name="ce18" office:value-type="float" office:value="206966" calcext:value-type="float">
            <text:p><text:s text:c="3"/>206,966</text:p>
          </table:table-cell>
          <table:table-cell table:style-name="ce18" office:value-type="float" office:value="97087" calcext:value-type="float">
            <text:p><text:s text:c="3"/>97,087</text:p>
          </table:table-cell>
          <table:table-cell table:style-name="ce24" office:value-type="float" office:value="109879" calcext:value-type="float">
            <text:p><text:s text:c="3"/>109,87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信義區</text:p>
          </table:table-cell>
          <table:table-cell table:style-name="ce18" office:value-type="float" office:value="89428" calcext:value-type="float">
            <text:p><text:s text:c="3"/>89,428</text:p>
          </table:table-cell>
          <table:table-cell table:style-name="ce18" office:value-type="float" office:value="225235" calcext:value-type="float">
            <text:p><text:s text:c="3"/>225,235</text:p>
          </table:table-cell>
          <table:table-cell table:style-name="ce18" office:value-type="float" office:value="107519" calcext:value-type="float">
            <text:p><text:s text:c="3"/>107,519</text:p>
          </table:table-cell>
          <table:table-cell table:style-name="ce24" office:value-type="float" office:value="117716" calcext:value-type="float">
            <text:p><text:s text:c="3"/>117,71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安區</text:p>
          </table:table-cell>
          <table:table-cell table:style-name="ce18" office:value-type="float" office:value="120748" calcext:value-type="float">
            <text:p><text:s text:c="3"/>120,748</text:p>
          </table:table-cell>
          <table:table-cell table:style-name="ce18" office:value-type="float" office:value="309734" calcext:value-type="float">
            <text:p><text:s text:c="3"/>309,734</text:p>
          </table:table-cell>
          <table:table-cell table:style-name="ce18" office:value-type="float" office:value="144661" calcext:value-type="float">
            <text:p><text:s text:c="3"/>144,661</text:p>
          </table:table-cell>
          <table:table-cell table:style-name="ce24" office:value-type="float" office:value="165073" calcext:value-type="float">
            <text:p><text:s text:c="3"/>165,07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山區</text:p>
          </table:table-cell>
          <table:table-cell table:style-name="ce18" office:value-type="float" office:value="100242" calcext:value-type="float">
            <text:p><text:s text:c="3"/>100,242</text:p>
          </table:table-cell>
          <table:table-cell table:style-name="ce18" office:value-type="float" office:value="230495" calcext:value-type="float">
            <text:p><text:s text:c="3"/>230,495</text:p>
          </table:table-cell>
          <table:table-cell table:style-name="ce18" office:value-type="float" office:value="107178" calcext:value-type="float">
            <text:p><text:s text:c="3"/>107,178</text:p>
          </table:table-cell>
          <table:table-cell table:style-name="ce24" office:value-type="float" office:value="123317" calcext:value-type="float">
            <text:p><text:s text:c="3"/>123,31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正區</text:p>
          </table:table-cell>
          <table:table-cell table:style-name="ce18" office:value-type="float" office:value="65166" calcext:value-type="float">
            <text:p><text:s text:c="3"/>65,166</text:p>
          </table:table-cell>
          <table:table-cell table:style-name="ce18" office:value-type="float" office:value="159587" calcext:value-type="float">
            <text:p><text:s text:c="3"/>159,587</text:p>
          </table:table-cell>
          <table:table-cell table:style-name="ce18" office:value-type="float" office:value="76165" calcext:value-type="float">
            <text:p><text:s text:c="3"/>76,165</text:p>
          </table:table-cell>
          <table:table-cell table:style-name="ce24" office:value-type="float" office:value="83422" calcext:value-type="float">
            <text:p><text:s text:c="3"/>83,42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同區</text:p>
          </table:table-cell>
          <table:table-cell table:style-name="ce18" office:value-type="float" office:value="51813" calcext:value-type="float">
            <text:p><text:s text:c="3"/>51,813</text:p>
          </table:table-cell>
          <table:table-cell table:style-name="ce18" office:value-type="float" office:value="129098" calcext:value-type="float">
            <text:p><text:s text:c="3"/>129,098</text:p>
          </table:table-cell>
          <table:table-cell table:style-name="ce18" office:value-type="float" office:value="62967" calcext:value-type="float">
            <text:p><text:s text:c="3"/>62,967</text:p>
          </table:table-cell>
          <table:table-cell table:style-name="ce24" office:value-type="float" office:value="66131" calcext:value-type="float">
            <text:p><text:s text:c="3"/>66,13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萬華區</text:p>
          </table:table-cell>
          <table:table-cell table:style-name="ce18" office:value-type="float" office:value="78595" calcext:value-type="float">
            <text:p><text:s text:c="3"/>78,595</text:p>
          </table:table-cell>
          <table:table-cell table:style-name="ce18" office:value-type="float" office:value="191569" calcext:value-type="float">
            <text:p><text:s text:c="3"/>191,569</text:p>
          </table:table-cell>
          <table:table-cell table:style-name="ce18" office:value-type="float" office:value="94081" calcext:value-type="float">
            <text:p><text:s text:c="3"/>94,081</text:p>
          </table:table-cell>
          <table:table-cell table:style-name="ce24" office:value-type="float" office:value="97488" calcext:value-type="float">
            <text:p><text:s text:c="3"/>97,48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文山區</text:p>
          </table:table-cell>
          <table:table-cell table:style-name="ce18" office:value-type="float" office:value="105582" calcext:value-type="float">
            <text:p><text:s text:c="3"/>105,582</text:p>
          </table:table-cell>
          <table:table-cell table:style-name="ce18" office:value-type="float" office:value="274361" calcext:value-type="float">
            <text:p><text:s text:c="3"/>274,361</text:p>
          </table:table-cell>
          <table:table-cell table:style-name="ce18" office:value-type="float" office:value="131613" calcext:value-type="float">
            <text:p><text:s text:c="3"/>131,613</text:p>
          </table:table-cell>
          <table:table-cell table:style-name="ce24" office:value-type="float" office:value="142748" calcext:value-type="float">
            <text:p><text:s text:c="3"/>142,74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港區</text:p>
          </table:table-cell>
          <table:table-cell table:style-name="ce18" office:value-type="float" office:value="47088" calcext:value-type="float">
            <text:p><text:s text:c="3"/>47,088</text:p>
          </table:table-cell>
          <table:table-cell table:style-name="ce18" office:value-type="float" office:value="122216" calcext:value-type="float">
            <text:p><text:s text:c="3"/>122,216</text:p>
          </table:table-cell>
          <table:table-cell table:style-name="ce18" office:value-type="float" office:value="59755" calcext:value-type="float">
            <text:p><text:s text:c="3"/>59,755</text:p>
          </table:table-cell>
          <table:table-cell table:style-name="ce24" office:value-type="float" office:value="62461" calcext:value-type="float">
            <text:p><text:s text:c="3"/>62,46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內湖區</text:p>
          </table:table-cell>
          <table:table-cell table:style-name="ce18" office:value-type="float" office:value="108017" calcext:value-type="float">
            <text:p><text:s text:c="3"/>108,017</text:p>
          </table:table-cell>
          <table:table-cell table:style-name="ce18" office:value-type="float" office:value="287743" calcext:value-type="float">
            <text:p><text:s text:c="3"/>287,743</text:p>
          </table:table-cell>
          <table:table-cell table:style-name="ce18" office:value-type="float" office:value="137455" calcext:value-type="float">
            <text:p><text:s text:c="3"/>137,455</text:p>
          </table:table-cell>
          <table:table-cell table:style-name="ce24" office:value-type="float" office:value="150288" calcext:value-type="float">
            <text:p><text:s text:c="3"/>150,28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士林區</text:p>
          </table:table-cell>
          <table:table-cell table:style-name="ce18" office:value-type="float" office:value="107101" calcext:value-type="float">
            <text:p><text:s text:c="3"/>107,101</text:p>
          </table:table-cell>
          <table:table-cell table:style-name="ce18" office:value-type="float" office:value="288157" calcext:value-type="float">
            <text:p><text:s text:c="3"/>288,157</text:p>
          </table:table-cell>
          <table:table-cell table:style-name="ce18" office:value-type="float" office:value="139053" calcext:value-type="float">
            <text:p><text:s text:c="3"/>139,053</text:p>
          </table:table-cell>
          <table:table-cell table:style-name="ce24" office:value-type="float" office:value="149104" calcext:value-type="float">
            <text:p><text:s text:c="3"/>149,10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投區</text:p>
          </table:table-cell>
          <table:table-cell table:style-name="ce19" office:value-type="float" office:value="96806" calcext:value-type="float">
            <text:p><text:s text:c="3"/>96,806</text:p>
          </table:table-cell>
          <table:table-cell table:style-name="ce19" office:value-type="float" office:value="256214" calcext:value-type="float">
            <text:p><text:s text:c="3"/>256,214</text:p>
          </table:table-cell>
          <table:table-cell table:style-name="ce19" office:value-type="float" office:value="123348" calcext:value-type="float">
            <text:p><text:s text:c="3"/>123,348</text:p>
          </table:table-cell>
          <table:table-cell table:style-name="ce25" office:value-type="float" office:value="132866" calcext:value-type="float">
            <text:p><text:s text:c="3"/>132,866</text:p>
          </table:table-cell>
          <table:table-cell table:number-columns-repeated="1019"/>
        </table:table-row>
        <table:table-row table:style-name="ro7" table:number-rows-repeated="104855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桃園市</text:p>
          </table:table-cell>
          <table:table-cell table:style-name="ce17" office:value-type="float" office:value="792337" calcext:value-type="float">
            <text:p><text:s text:c="3"/>792,337</text:p>
          </table:table-cell>
          <table:table-cell table:style-name="ce17" office:value-type="float" office:value="2193098" calcext:value-type="float">
            <text:p><text:s text:c="3"/>2,193,098</text:p>
          </table:table-cell>
          <table:table-cell table:style-name="ce17" office:value-type="float" office:value="1091840" calcext:value-type="float">
            <text:p><text:s text:c="3"/>1,091,840</text:p>
          </table:table-cell>
          <table:table-cell table:style-name="ce23" office:value-type="float" office:value="1101258" calcext:value-type="float">
            <text:p><text:s text:c="3"/>1,101,258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桃園區</text:p>
          </table:table-cell>
          <table:table-cell table:style-name="ce18" office:value-type="float" office:value="166246" calcext:value-type="float">
            <text:p><text:s text:c="3"/>166,246</text:p>
          </table:table-cell>
          <table:table-cell table:style-name="ce18" office:value-type="float" office:value="441724" calcext:value-type="float">
            <text:p><text:s text:c="3"/>441,724</text:p>
          </table:table-cell>
          <table:table-cell table:style-name="ce18" office:value-type="float" office:value="214473" calcext:value-type="float">
            <text:p><text:s text:c="3"/>214,473</text:p>
          </table:table-cell>
          <table:table-cell table:style-name="ce24" office:value-type="float" office:value="227251" calcext:value-type="float">
            <text:p><text:s text:c="3"/>227,251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中壢區</text:p>
          </table:table-cell>
          <table:table-cell table:style-name="ce18" office:value-type="float" office:value="149934" calcext:value-type="float">
            <text:p><text:s text:c="3"/>149,934</text:p>
          </table:table-cell>
          <table:table-cell table:style-name="ce18" office:value-type="float" office:value="406325" calcext:value-type="float">
            <text:p><text:s text:c="3"/>406,325</text:p>
          </table:table-cell>
          <table:table-cell table:style-name="ce18" office:value-type="float" office:value="200103" calcext:value-type="float">
            <text:p><text:s text:c="3"/>200,103</text:p>
          </table:table-cell>
          <table:table-cell table:style-name="ce24" office:value-type="float" office:value="206222" calcext:value-type="float">
            <text:p><text:s text:c="3"/>206,222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大溪區</text:p>
          </table:table-cell>
          <table:table-cell table:style-name="ce18" office:value-type="float" office:value="32479" calcext:value-type="float">
            <text:p><text:s text:c="3"/>32,479</text:p>
          </table:table-cell>
          <table:table-cell table:style-name="ce18" office:value-type="float" office:value="94573" calcext:value-type="float">
            <text:p><text:s text:c="3"/>94,573</text:p>
          </table:table-cell>
          <table:table-cell table:style-name="ce18" office:value-type="float" office:value="48195" calcext:value-type="float">
            <text:p><text:s text:c="3"/>48,195</text:p>
          </table:table-cell>
          <table:table-cell table:style-name="ce24" office:value-type="float" office:value="46378" calcext:value-type="float">
            <text:p><text:s text:c="3"/>46,378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楊梅區</text:p>
          </table:table-cell>
          <table:table-cell table:style-name="ce18" office:value-type="float" office:value="58256" calcext:value-type="float">
            <text:p><text:s text:c="3"/>58,256</text:p>
          </table:table-cell>
          <table:table-cell table:style-name="ce18" office:value-type="float" office:value="168046" calcext:value-type="float">
            <text:p><text:s text:c="3"/>168,046</text:p>
          </table:table-cell>
          <table:table-cell table:style-name="ce18" office:value-type="float" office:value="84655" calcext:value-type="float">
            <text:p><text:s text:c="3"/>84,655</text:p>
          </table:table-cell>
          <table:table-cell table:style-name="ce24" office:value-type="float" office:value="83391" calcext:value-type="float">
            <text:p><text:s text:c="3"/>83,391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蘆竹區</text:p>
          </table:table-cell>
          <table:table-cell table:style-name="ce18" office:value-type="float" office:value="58387" calcext:value-type="float">
            <text:p><text:s text:c="3"/>58,387</text:p>
          </table:table-cell>
          <table:table-cell table:style-name="ce18" office:value-type="float" office:value="162374" calcext:value-type="float">
            <text:p><text:s text:c="3"/>162,374</text:p>
          </table:table-cell>
          <table:table-cell table:style-name="ce18" office:value-type="float" office:value="80639" calcext:value-type="float">
            <text:p><text:s text:c="3"/>80,639</text:p>
          </table:table-cell>
          <table:table-cell table:style-name="ce24" office:value-type="float" office:value="81735" calcext:value-type="float">
            <text:p><text:s text:c="3"/>81,735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大園區</text:p>
          </table:table-cell>
          <table:table-cell table:style-name="ce18" office:value-type="float" office:value="33017" calcext:value-type="float">
            <text:p><text:s text:c="3"/>33,017</text:p>
          </table:table-cell>
          <table:table-cell table:style-name="ce18" office:value-type="float" office:value="89407" calcext:value-type="float">
            <text:p><text:s text:c="3"/>89,407</text:p>
          </table:table-cell>
          <table:table-cell table:style-name="ce18" office:value-type="float" office:value="45728" calcext:value-type="float">
            <text:p><text:s text:c="3"/>45,728</text:p>
          </table:table-cell>
          <table:table-cell table:style-name="ce24" office:value-type="float" office:value="43679" calcext:value-type="float">
            <text:p><text:s text:c="3"/>43,679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龜山區</text:p>
          </table:table-cell>
          <table:table-cell table:style-name="ce18" office:value-type="float" office:value="61516" calcext:value-type="float">
            <text:p><text:s text:c="3"/>61,516</text:p>
          </table:table-cell>
          <table:table-cell table:style-name="ce18" office:value-type="float" office:value="158105" calcext:value-type="float">
            <text:p><text:s text:c="3"/>158,105</text:p>
          </table:table-cell>
          <table:table-cell table:style-name="ce18" office:value-type="float" office:value="78784" calcext:value-type="float">
            <text:p><text:s text:c="3"/>78,784</text:p>
          </table:table-cell>
          <table:table-cell table:style-name="ce24" office:value-type="float" office:value="79321" calcext:value-type="float">
            <text:p><text:s text:c="3"/>79,321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八德區</text:p>
          </table:table-cell>
          <table:table-cell table:style-name="ce18" office:value-type="float" office:value="70665" calcext:value-type="float">
            <text:p><text:s text:c="3"/>70,665</text:p>
          </table:table-cell>
          <table:table-cell table:style-name="ce18" office:value-type="float" office:value="198796" calcext:value-type="float">
            <text:p><text:s text:c="3"/>198,796</text:p>
          </table:table-cell>
          <table:table-cell table:style-name="ce18" office:value-type="float" office:value="99487" calcext:value-type="float">
            <text:p><text:s text:c="3"/>99,487</text:p>
          </table:table-cell>
          <table:table-cell table:style-name="ce24" office:value-type="float" office:value="99309" calcext:value-type="float">
            <text:p><text:s text:c="3"/>99,309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龍潭區</text:p>
          </table:table-cell>
          <table:table-cell table:style-name="ce18" office:value-type="float" office:value="41819" calcext:value-type="float">
            <text:p><text:s text:c="3"/>41,819</text:p>
          </table:table-cell>
          <table:table-cell table:style-name="ce18" office:value-type="float" office:value="122081" calcext:value-type="float">
            <text:p><text:s text:c="3"/>122,081</text:p>
          </table:table-cell>
          <table:table-cell table:style-name="ce18" office:value-type="float" office:value="61169" calcext:value-type="float">
            <text:p><text:s text:c="3"/>61,169</text:p>
          </table:table-cell>
          <table:table-cell table:style-name="ce24" office:value-type="float" office:value="60912" calcext:value-type="float">
            <text:p><text:s text:c="3"/>60,912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平鎮區</text:p>
          </table:table-cell>
          <table:table-cell table:style-name="ce18" office:value-type="float" office:value="77127" calcext:value-type="float">
            <text:p><text:s text:c="3"/>77,127</text:p>
          </table:table-cell>
          <table:table-cell table:style-name="ce18" office:value-type="float" office:value="224547" calcext:value-type="float">
            <text:p><text:s text:c="3"/>224,547</text:p>
          </table:table-cell>
          <table:table-cell table:style-name="ce18" office:value-type="float" office:value="111614" calcext:value-type="float">
            <text:p><text:s text:c="3"/>111,614</text:p>
          </table:table-cell>
          <table:table-cell table:style-name="ce24" office:value-type="float" office:value="112933" calcext:value-type="float">
            <text:p><text:s text:c="3"/>112,933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新屋區</text:p>
          </table:table-cell>
          <table:table-cell table:style-name="ce18" office:value-type="float" office:value="16329" calcext:value-type="float">
            <text:p><text:s text:c="3"/>16,329</text:p>
          </table:table-cell>
          <table:table-cell table:style-name="ce18" office:value-type="float" office:value="49015" calcext:value-type="float">
            <text:p><text:s text:c="3"/>49,015</text:p>
          </table:table-cell>
          <table:table-cell table:style-name="ce18" office:value-type="float" office:value="26076" calcext:value-type="float">
            <text:p><text:s text:c="3"/>26,076</text:p>
          </table:table-cell>
          <table:table-cell table:style-name="ce24" office:value-type="float" office:value="22939" calcext:value-type="float">
            <text:p><text:s text:c="3"/>22,939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觀音區</text:p>
          </table:table-cell>
          <table:table-cell table:style-name="ce18" office:value-type="float" office:value="22762" calcext:value-type="float">
            <text:p><text:s text:c="3"/>22,762</text:p>
          </table:table-cell>
          <table:table-cell table:style-name="ce18" office:value-type="float" office:value="66482" calcext:value-type="float">
            <text:p><text:s text:c="3"/>66,482</text:p>
          </table:table-cell>
          <table:table-cell table:style-name="ce18" office:value-type="float" office:value="34614" calcext:value-type="float">
            <text:p><text:s text:c="3"/>34,614</text:p>
          </table:table-cell>
          <table:table-cell table:style-name="ce24" office:value-type="float" office:value="31868" calcext:value-type="float">
            <text:p><text:s text:c="3"/>31,868</text:p>
          </table:table-cell>
          <table:table-cell table:style-name="ce35"/>
          <table:table-cell table:style-name="ce36"/>
          <table:table-cell table:number-columns-repeated="1017"/>
        </table:table-row>
        <table:table-row table:style-name="ro4">
          <table:table-cell table:style-name="ce29" office:value-type="string" calcext:value-type="string">
            <text:p>※復興區</text:p>
          </table:table-cell>
          <table:table-cell table:style-name="ce19" office:value-type="float" office:value="3800" calcext:value-type="float">
            <text:p><text:s text:c="3"/>3,800</text:p>
          </table:table-cell>
          <table:table-cell table:style-name="ce19" office:value-type="float" office:value="11623" calcext:value-type="float">
            <text:p><text:s text:c="3"/>11,623</text:p>
          </table:table-cell>
          <table:table-cell table:style-name="ce19" office:value-type="float" office:value="6303" calcext:value-type="float">
            <text:p><text:s text:c="3"/>6,303</text:p>
          </table:table-cell>
          <table:table-cell table:style-name="ce25" office:value-type="float" office:value="5320" calcext:value-type="float">
            <text:p><text:s text:c="3"/>5,320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2月底</text:p>
          </table:table-cell>
          <table:table-cell table:style-name="ce5"/>
          <table:table-cell table:style-name="ce37"/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臺中市</text:p>
          </table:table-cell>
          <table:table-cell table:style-name="ce17" office:value-type="float" office:value="960800" calcext:value-type="float">
            <text:p><text:s text:c="3"/>960,800</text:p>
          </table:table-cell>
          <table:table-cell table:style-name="ce17" office:value-type="float" office:value="2790381" calcext:value-type="float">
            <text:p><text:s text:c="3"/>2,790,381</text:p>
          </table:table-cell>
          <table:table-cell table:style-name="ce17" office:value-type="float" office:value="1375300" calcext:value-type="float">
            <text:p><text:s text:c="3"/>1,375,300</text:p>
          </table:table-cell>
          <table:table-cell table:style-name="ce23" office:value-type="float" office:value="1415081" calcext:value-type="float">
            <text:p><text:s text:c="3"/>1,415,0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　區</text:p>
          </table:table-cell>
          <table:table-cell table:style-name="ce18" office:value-type="float" office:value="7914" calcext:value-type="float">
            <text:p><text:s text:c="3"/>7,914</text:p>
          </table:table-cell>
          <table:table-cell table:style-name="ce18" office:value-type="float" office:value="18476" calcext:value-type="float">
            <text:p><text:s text:c="3"/>18,476</text:p>
          </table:table-cell>
          <table:table-cell table:style-name="ce18" office:value-type="float" office:value="9161" calcext:value-type="float">
            <text:p><text:s text:c="3"/>9,161</text:p>
          </table:table-cell>
          <table:table-cell table:style-name="ce24" office:value-type="float" office:value="9315" calcext:value-type="float">
            <text:p><text:s text:c="3"/>9,31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　區</text:p>
          </table:table-cell>
          <table:table-cell table:style-name="ce18" office:value-type="float" office:value="27981" calcext:value-type="float">
            <text:p><text:s text:c="3"/>27,981</text:p>
          </table:table-cell>
          <table:table-cell table:style-name="ce18" office:value-type="float" office:value="75916" calcext:value-type="float">
            <text:p><text:s text:c="3"/>75,916</text:p>
          </table:table-cell>
          <table:table-cell table:style-name="ce18" office:value-type="float" office:value="37789" calcext:value-type="float">
            <text:p><text:s text:c="3"/>37,789</text:p>
          </table:table-cell>
          <table:table-cell table:style-name="ce24" office:value-type="float" office:value="38127" calcext:value-type="float">
            <text:p><text:s text:c="3"/>38,12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　區</text:p>
          </table:table-cell>
          <table:table-cell table:style-name="ce18" office:value-type="float" office:value="48405" calcext:value-type="float">
            <text:p><text:s text:c="3"/>48,405</text:p>
          </table:table-cell>
          <table:table-cell table:style-name="ce18" office:value-type="float" office:value="125211" calcext:value-type="float">
            <text:p><text:s text:c="3"/>125,211</text:p>
          </table:table-cell>
          <table:table-cell table:style-name="ce18" office:value-type="float" office:value="60109" calcext:value-type="float">
            <text:p><text:s text:c="3"/>60,109</text:p>
          </table:table-cell>
          <table:table-cell table:style-name="ce24" office:value-type="float" office:value="65102" calcext:value-type="float">
            <text:p><text:s text:c="3"/>65,10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　區</text:p>
          </table:table-cell>
          <table:table-cell table:style-name="ce18" office:value-type="float" office:value="45677" calcext:value-type="float">
            <text:p><text:s text:c="3"/>45,677</text:p>
          </table:table-cell>
          <table:table-cell table:style-name="ce18" office:value-type="float" office:value="115665" calcext:value-type="float">
            <text:p><text:s text:c="3"/>115,665</text:p>
          </table:table-cell>
          <table:table-cell table:style-name="ce18" office:value-type="float" office:value="54932" calcext:value-type="float">
            <text:p><text:s text:c="3"/>54,932</text:p>
          </table:table-cell>
          <table:table-cell table:style-name="ce24" office:value-type="float" office:value="60733" calcext:value-type="float">
            <text:p><text:s text:c="3"/>60,73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　區</text:p>
          </table:table-cell>
          <table:table-cell table:style-name="ce18" office:value-type="float" office:value="59480" calcext:value-type="float">
            <text:p><text:s text:c="3"/>59,480</text:p>
          </table:table-cell>
          <table:table-cell table:style-name="ce18" office:value-type="float" office:value="147755" calcext:value-type="float">
            <text:p><text:s text:c="3"/>147,755</text:p>
          </table:table-cell>
          <table:table-cell table:style-name="ce18" office:value-type="float" office:value="70670" calcext:value-type="float">
            <text:p><text:s text:c="3"/>70,670</text:p>
          </table:table-cell>
          <table:table-cell table:style-name="ce24" office:value-type="float" office:value="77085" calcext:value-type="float">
            <text:p><text:s text:c="3"/>77,08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屯區</text:p>
          </table:table-cell>
          <table:table-cell table:style-name="ce18" office:value-type="float" office:value="85988" calcext:value-type="float">
            <text:p><text:s text:c="3"/>85,988</text:p>
          </table:table-cell>
          <table:table-cell table:style-name="ce18" office:value-type="float" office:value="227291" calcext:value-type="float">
            <text:p><text:s text:c="3"/>227,291</text:p>
          </table:table-cell>
          <table:table-cell table:style-name="ce18" office:value-type="float" office:value="109102" calcext:value-type="float">
            <text:p><text:s text:c="3"/>109,102</text:p>
          </table:table-cell>
          <table:table-cell table:style-name="ce24" office:value-type="float" office:value="118189" calcext:value-type="float">
            <text:p><text:s text:c="3"/>118,18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屯區</text:p>
          </table:table-cell>
          <table:table-cell table:style-name="ce18" office:value-type="float" office:value="62297" calcext:value-type="float">
            <text:p><text:s text:c="3"/>62,297</text:p>
          </table:table-cell>
          <table:table-cell table:style-name="ce18" office:value-type="float" office:value="169103" calcext:value-type="float">
            <text:p><text:s text:c="3"/>169,103</text:p>
          </table:table-cell>
          <table:table-cell table:style-name="ce18" office:value-type="float" office:value="80870" calcext:value-type="float">
            <text:p><text:s text:c="3"/>80,870</text:p>
          </table:table-cell>
          <table:table-cell table:style-name="ce24" office:value-type="float" office:value="88233" calcext:value-type="float">
            <text:p><text:s text:c="3"/>88,23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屯區</text:p>
          </table:table-cell>
          <table:table-cell table:style-name="ce18" office:value-type="float" office:value="100466" calcext:value-type="float">
            <text:p><text:s text:c="3"/>100,466</text:p>
          </table:table-cell>
          <table:table-cell table:style-name="ce18" office:value-type="float" office:value="275491" calcext:value-type="float">
            <text:p><text:s text:c="3"/>275,491</text:p>
          </table:table-cell>
          <table:table-cell table:style-name="ce18" office:value-type="float" office:value="132200" calcext:value-type="float">
            <text:p><text:s text:c="3"/>132,200</text:p>
          </table:table-cell>
          <table:table-cell table:style-name="ce24" office:value-type="float" office:value="143291" calcext:value-type="float">
            <text:p><text:s text:c="3"/>143,29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豐原區</text:p>
          </table:table-cell>
          <table:table-cell table:style-name="ce18" office:value-type="float" office:value="53764" calcext:value-type="float">
            <text:p><text:s text:c="3"/>53,764</text:p>
          </table:table-cell>
          <table:table-cell table:style-name="ce18" office:value-type="float" office:value="166969" calcext:value-type="float">
            <text:p><text:s text:c="3"/>166,969</text:p>
          </table:table-cell>
          <table:table-cell table:style-name="ce18" office:value-type="float" office:value="82480" calcext:value-type="float">
            <text:p><text:s text:c="3"/>82,480</text:p>
          </table:table-cell>
          <table:table-cell table:style-name="ce24" office:value-type="float" office:value="84489" calcext:value-type="float">
            <text:p><text:s text:c="3"/>84,48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勢區</text:p>
          </table:table-cell>
          <table:table-cell table:style-name="ce18" office:value-type="float" office:value="17430" calcext:value-type="float">
            <text:p><text:s text:c="3"/>17,430</text:p>
          </table:table-cell>
          <table:table-cell table:style-name="ce18" office:value-type="float" office:value="50632" calcext:value-type="float">
            <text:p><text:s text:c="3"/>50,632</text:p>
          </table:table-cell>
          <table:table-cell table:style-name="ce18" office:value-type="float" office:value="25984" calcext:value-type="float">
            <text:p><text:s text:c="3"/>25,984</text:p>
          </table:table-cell>
          <table:table-cell table:style-name="ce24" office:value-type="float" office:value="24648" calcext:value-type="float">
            <text:p><text:s text:c="3"/>24,64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甲區</text:p>
          </table:table-cell>
          <table:table-cell table:style-name="ce18" office:value-type="float" office:value="23107" calcext:value-type="float">
            <text:p><text:s text:c="3"/>23,107</text:p>
          </table:table-cell>
          <table:table-cell table:style-name="ce18" office:value-type="float" office:value="77826" calcext:value-type="float">
            <text:p><text:s text:c="3"/>77,826</text:p>
          </table:table-cell>
          <table:table-cell table:style-name="ce18" office:value-type="float" office:value="39141" calcext:value-type="float">
            <text:p><text:s text:c="3"/>39,141</text:p>
          </table:table-cell>
          <table:table-cell table:style-name="ce24" office:value-type="float" office:value="38685" calcext:value-type="float">
            <text:p><text:s text:c="3"/>38,68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清水區</text:p>
          </table:table-cell>
          <table:table-cell table:style-name="ce18" office:value-type="float" office:value="27321" calcext:value-type="float">
            <text:p><text:s text:c="3"/>27,321</text:p>
          </table:table-cell>
          <table:table-cell table:style-name="ce18" office:value-type="float" office:value="86522" calcext:value-type="float">
            <text:p><text:s text:c="3"/>86,522</text:p>
          </table:table-cell>
          <table:table-cell table:style-name="ce18" office:value-type="float" office:value="44409" calcext:value-type="float">
            <text:p><text:s text:c="3"/>44,409</text:p>
          </table:table-cell>
          <table:table-cell table:style-name="ce24" office:value-type="float" office:value="42113" calcext:value-type="float">
            <text:p><text:s text:c="3"/>42,11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沙鹿區</text:p>
          </table:table-cell>
          <table:table-cell table:style-name="ce18" office:value-type="float" office:value="29599" calcext:value-type="float">
            <text:p><text:s text:c="3"/>29,599</text:p>
          </table:table-cell>
          <table:table-cell table:style-name="ce18" office:value-type="float" office:value="92895" calcext:value-type="float">
            <text:p><text:s text:c="3"/>92,895</text:p>
          </table:table-cell>
          <table:table-cell table:style-name="ce18" office:value-type="float" office:value="46835" calcext:value-type="float">
            <text:p><text:s text:c="3"/>46,835</text:p>
          </table:table-cell>
          <table:table-cell table:style-name="ce24" office:value-type="float" office:value="46060" calcext:value-type="float">
            <text:p><text:s text:c="3"/>46,06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梧棲區</text:p>
          </table:table-cell>
          <table:table-cell table:style-name="ce18" office:value-type="float" office:value="17799" calcext:value-type="float">
            <text:p><text:s text:c="3"/>17,799</text:p>
          </table:table-cell>
          <table:table-cell table:style-name="ce18" office:value-type="float" office:value="58062" calcext:value-type="float">
            <text:p><text:s text:c="3"/>58,062</text:p>
          </table:table-cell>
          <table:table-cell table:style-name="ce18" office:value-type="float" office:value="29125" calcext:value-type="float">
            <text:p><text:s text:c="3"/>29,125</text:p>
          </table:table-cell>
          <table:table-cell table:style-name="ce24" office:value-type="float" office:value="28937" calcext:value-type="float">
            <text:p><text:s text:c="3"/>28,93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后里區</text:p>
          </table:table-cell>
          <table:table-cell table:style-name="ce18" office:value-type="float" office:value="16276" calcext:value-type="float">
            <text:p><text:s text:c="3"/>16,276</text:p>
          </table:table-cell>
          <table:table-cell table:style-name="ce18" office:value-type="float" office:value="54540" calcext:value-type="float">
            <text:p><text:s text:c="3"/>54,540</text:p>
          </table:table-cell>
          <table:table-cell table:style-name="ce18" office:value-type="float" office:value="27676" calcext:value-type="float">
            <text:p><text:s text:c="3"/>27,676</text:p>
          </table:table-cell>
          <table:table-cell table:style-name="ce24" office:value-type="float" office:value="26864" calcext:value-type="float">
            <text:p><text:s text:c="3"/>26,8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神岡區</text:p>
          </table:table-cell>
          <table:table-cell table:style-name="ce18" office:value-type="float" office:value="19464" calcext:value-type="float">
            <text:p><text:s text:c="3"/>19,464</text:p>
          </table:table-cell>
          <table:table-cell table:style-name="ce18" office:value-type="float" office:value="65570" calcext:value-type="float">
            <text:p><text:s text:c="3"/>65,570</text:p>
          </table:table-cell>
          <table:table-cell table:style-name="ce18" office:value-type="float" office:value="33455" calcext:value-type="float">
            <text:p><text:s text:c="3"/>33,455</text:p>
          </table:table-cell>
          <table:table-cell table:style-name="ce24" office:value-type="float" office:value="32115" calcext:value-type="float">
            <text:p><text:s text:c="3"/>32,11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潭子區</text:p>
          </table:table-cell>
          <table:table-cell table:style-name="ce18" office:value-type="float" office:value="36389" calcext:value-type="float">
            <text:p><text:s text:c="3"/>36,389</text:p>
          </table:table-cell>
          <table:table-cell table:style-name="ce18" office:value-type="float" office:value="108330" calcext:value-type="float">
            <text:p><text:s text:c="3"/>108,330</text:p>
          </table:table-cell>
          <table:table-cell table:style-name="ce18" office:value-type="float" office:value="53498" calcext:value-type="float">
            <text:p><text:s text:c="3"/>53,498</text:p>
          </table:table-cell>
          <table:table-cell table:style-name="ce24" office:value-type="float" office:value="54832" calcext:value-type="float">
            <text:p><text:s text:c="3"/>54,83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雅區</text:p>
          </table:table-cell>
          <table:table-cell table:style-name="ce18" office:value-type="float" office:value="29679" calcext:value-type="float">
            <text:p><text:s text:c="3"/>29,679</text:p>
          </table:table-cell>
          <table:table-cell table:style-name="ce18" office:value-type="float" office:value="95433" calcext:value-type="float">
            <text:p><text:s text:c="3"/>95,433</text:p>
          </table:table-cell>
          <table:table-cell table:style-name="ce18" office:value-type="float" office:value="47605" calcext:value-type="float">
            <text:p><text:s text:c="3"/>47,605</text:p>
          </table:table-cell>
          <table:table-cell table:style-name="ce24" office:value-type="float" office:value="47828" calcext:value-type="float">
            <text:p><text:s text:c="3"/>47,82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社區</text:p>
          </table:table-cell>
          <table:table-cell table:style-name="ce18" office:value-type="float" office:value="7564" calcext:value-type="float">
            <text:p><text:s text:c="3"/>7,564</text:p>
          </table:table-cell>
          <table:table-cell table:style-name="ce18" office:value-type="float" office:value="24718" calcext:value-type="float">
            <text:p><text:s text:c="3"/>24,718</text:p>
          </table:table-cell>
          <table:table-cell table:style-name="ce18" office:value-type="float" office:value="12837" calcext:value-type="float">
            <text:p><text:s text:c="3"/>12,837</text:p>
          </table:table-cell>
          <table:table-cell table:style-name="ce24" office:value-type="float" office:value="11881" calcext:value-type="float">
            <text:p><text:s text:c="3"/>11,8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石岡區</text:p>
          </table:table-cell>
          <table:table-cell table:style-name="ce18" office:value-type="float" office:value="4893" calcext:value-type="float">
            <text:p><text:s text:c="3"/>4,893</text:p>
          </table:table-cell>
          <table:table-cell table:style-name="ce18" office:value-type="float" office:value="15032" calcext:value-type="float">
            <text:p><text:s text:c="3"/>15,032</text:p>
          </table:table-cell>
          <table:table-cell table:style-name="ce18" office:value-type="float" office:value="7785" calcext:value-type="float">
            <text:p><text:s text:c="3"/>7,785</text:p>
          </table:table-cell>
          <table:table-cell table:style-name="ce24" office:value-type="float" office:value="7247" calcext:value-type="float">
            <text:p><text:s text:c="3"/>7,24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外埔區</text:p>
          </table:table-cell>
          <table:table-cell table:style-name="ce18" office:value-type="float" office:value="9757" calcext:value-type="float">
            <text:p><text:s text:c="3"/>9,757</text:p>
          </table:table-cell>
          <table:table-cell table:style-name="ce18" office:value-type="float" office:value="32150" calcext:value-type="float">
            <text:p><text:s text:c="3"/>32,150</text:p>
          </table:table-cell>
          <table:table-cell table:style-name="ce18" office:value-type="float" office:value="16466" calcext:value-type="float">
            <text:p><text:s text:c="3"/>16,466</text:p>
          </table:table-cell>
          <table:table-cell table:style-name="ce24" office:value-type="float" office:value="15684" calcext:value-type="float">
            <text:p><text:s text:c="3"/>15,68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安區</text:p>
          </table:table-cell>
          <table:table-cell table:style-name="ce18" office:value-type="float" office:value="5497" calcext:value-type="float">
            <text:p><text:s text:c="3"/>5,497</text:p>
          </table:table-cell>
          <table:table-cell table:style-name="ce18" office:value-type="float" office:value="19270" calcext:value-type="float">
            <text:p><text:s text:c="3"/>19,270</text:p>
          </table:table-cell>
          <table:table-cell table:style-name="ce18" office:value-type="float" office:value="10166" calcext:value-type="float">
            <text:p><text:s text:c="3"/>10,166</text:p>
          </table:table-cell>
          <table:table-cell table:style-name="ce24" office:value-type="float" office:value="9104" calcext:value-type="float">
            <text:p><text:s text:c="3"/>9,10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烏日區</text:p>
          </table:table-cell>
          <table:table-cell table:style-name="ce18" office:value-type="float" office:value="24643" calcext:value-type="float">
            <text:p><text:s text:c="3"/>24,643</text:p>
          </table:table-cell>
          <table:table-cell table:style-name="ce18" office:value-type="float" office:value="74705" calcext:value-type="float">
            <text:p><text:s text:c="3"/>74,705</text:p>
          </table:table-cell>
          <table:table-cell table:style-name="ce18" office:value-type="float" office:value="37483" calcext:value-type="float">
            <text:p><text:s text:c="3"/>37,483</text:p>
          </table:table-cell>
          <table:table-cell table:style-name="ce24" office:value-type="float" office:value="37222" calcext:value-type="float">
            <text:p><text:s text:c="3"/>37,22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肚區</text:p>
          </table:table-cell>
          <table:table-cell table:style-name="ce18" office:value-type="float" office:value="17701" calcext:value-type="float">
            <text:p><text:s text:c="3"/>17,701</text:p>
          </table:table-cell>
          <table:table-cell table:style-name="ce18" office:value-type="float" office:value="57366" calcext:value-type="float">
            <text:p><text:s text:c="3"/>57,366</text:p>
          </table:table-cell>
          <table:table-cell table:style-name="ce18" office:value-type="float" office:value="29303" calcext:value-type="float">
            <text:p><text:s text:c="3"/>29,303</text:p>
          </table:table-cell>
          <table:table-cell table:style-name="ce24" office:value-type="float" office:value="28063" calcext:value-type="float">
            <text:p><text:s text:c="3"/>28,06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龍井區</text:p>
          </table:table-cell>
          <table:table-cell table:style-name="ce18" office:value-type="float" office:value="23144" calcext:value-type="float">
            <text:p><text:s text:c="3"/>23,144</text:p>
          </table:table-cell>
          <table:table-cell table:style-name="ce18" office:value-type="float" office:value="77845" calcext:value-type="float">
            <text:p><text:s text:c="3"/>77,845</text:p>
          </table:table-cell>
          <table:table-cell table:style-name="ce18" office:value-type="float" office:value="39215" calcext:value-type="float">
            <text:p><text:s text:c="3"/>39,215</text:p>
          </table:table-cell>
          <table:table-cell table:style-name="ce24" office:value-type="float" office:value="38630" calcext:value-type="float">
            <text:p><text:s text:c="3"/>38,63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霧峰區</text:p>
          </table:table-cell>
          <table:table-cell table:style-name="ce18" office:value-type="float" office:value="20294" calcext:value-type="float">
            <text:p><text:s text:c="3"/>20,294</text:p>
          </table:table-cell>
          <table:table-cell table:style-name="ce18" office:value-type="float" office:value="65453" calcext:value-type="float">
            <text:p><text:s text:c="3"/>65,453</text:p>
          </table:table-cell>
          <table:table-cell table:style-name="ce18" office:value-type="float" office:value="33169" calcext:value-type="float">
            <text:p><text:s text:c="3"/>33,169</text:p>
          </table:table-cell>
          <table:table-cell table:style-name="ce24" office:value-type="float" office:value="32284" calcext:value-type="float">
            <text:p><text:s text:c="3"/>32,28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太平區</text:p>
          </table:table-cell>
          <table:table-cell table:style-name="ce18" office:value-type="float" office:value="64062" calcext:value-type="float">
            <text:p><text:s text:c="3"/>64,062</text:p>
          </table:table-cell>
          <table:table-cell table:style-name="ce18" office:value-type="float" office:value="189536" calcext:value-type="float">
            <text:p><text:s text:c="3"/>189,536</text:p>
          </table:table-cell>
          <table:table-cell table:style-name="ce18" office:value-type="float" office:value="93934" calcext:value-type="float">
            <text:p><text:s text:c="3"/>93,934</text:p>
          </table:table-cell>
          <table:table-cell table:style-name="ce24" office:value-type="float" office:value="95602" calcext:value-type="float">
            <text:p><text:s text:c="3"/>95,60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里區</text:p>
          </table:table-cell>
          <table:table-cell table:style-name="ce18" office:value-type="float" office:value="69634" calcext:value-type="float">
            <text:p><text:s text:c="3"/>69,634</text:p>
          </table:table-cell>
          <table:table-cell table:style-name="ce18" office:value-type="float" office:value="211681" calcext:value-type="float">
            <text:p><text:s text:c="3"/>211,681</text:p>
          </table:table-cell>
          <table:table-cell table:style-name="ce18" office:value-type="float" office:value="104015" calcext:value-type="float">
            <text:p><text:s text:c="3"/>104,015</text:p>
          </table:table-cell>
          <table:table-cell table:style-name="ce24" office:value-type="float" office:value="107666" calcext:value-type="float">
            <text:p><text:s text:c="3"/>107,66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和平區</text:p>
          </table:table-cell>
          <table:table-cell table:style-name="ce19" office:value-type="float" office:value="4575" calcext:value-type="float">
            <text:p><text:s text:c="3"/>4,575</text:p>
          </table:table-cell>
          <table:table-cell table:style-name="ce19" office:value-type="float" office:value="10938" calcext:value-type="float">
            <text:p><text:s text:c="3"/>10,938</text:p>
          </table:table-cell>
          <table:table-cell table:style-name="ce19" office:value-type="float" office:value="5886" calcext:value-type="float">
            <text:p><text:s text:c="3"/>5,886</text:p>
          </table:table-cell>
          <table:table-cell table:style-name="ce25" office:value-type="float" office:value="5052" calcext:value-type="float">
            <text:p><text:s text:c="3"/>5,052</text:p>
          </table:table-cell>
          <table:table-cell table:number-columns-repeated="1019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臺南市</text:p>
          </table:table-cell>
          <table:table-cell table:style-name="ce17" office:value-type="float" office:value="684225" calcext:value-type="float">
            <text:p><text:s text:c="3"/>684,225</text:p>
          </table:table-cell>
          <table:table-cell table:style-name="ce17" office:value-type="float" office:value="1886074" calcext:value-type="float">
            <text:p><text:s text:c="3"/>1,886,074</text:p>
          </table:table-cell>
          <table:table-cell table:style-name="ce17" office:value-type="float" office:value="941905" calcext:value-type="float">
            <text:p><text:s text:c="3"/>941,905</text:p>
          </table:table-cell>
          <table:table-cell table:style-name="ce23" office:value-type="float" office:value="944169" calcext:value-type="float">
            <text:p><text:s text:c="3"/>944,16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營區</text:p>
          </table:table-cell>
          <table:table-cell table:style-name="ce18" office:value-type="float" office:value="29010" calcext:value-type="float">
            <text:p><text:s text:c="3"/>29,010</text:p>
          </table:table-cell>
          <table:table-cell table:style-name="ce18" office:value-type="float" office:value="78023" calcext:value-type="float">
            <text:p><text:s text:c="3"/>78,023</text:p>
          </table:table-cell>
          <table:table-cell table:style-name="ce18" office:value-type="float" office:value="38591" calcext:value-type="float">
            <text:p><text:s text:c="3"/>38,591</text:p>
          </table:table-cell>
          <table:table-cell table:style-name="ce24" office:value-type="float" office:value="39432" calcext:value-type="float">
            <text:p><text:s text:c="3"/>39,43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鹽水區</text:p>
          </table:table-cell>
          <table:table-cell table:style-name="ce18" office:value-type="float" office:value="10035" calcext:value-type="float">
            <text:p><text:s text:c="3"/>10,035</text:p>
          </table:table-cell>
          <table:table-cell table:style-name="ce18" office:value-type="float" office:value="25560" calcext:value-type="float">
            <text:p><text:s text:c="3"/>25,560</text:p>
          </table:table-cell>
          <table:table-cell table:style-name="ce18" office:value-type="float" office:value="13356" calcext:value-type="float">
            <text:p><text:s text:c="3"/>13,356</text:p>
          </table:table-cell>
          <table:table-cell table:style-name="ce24" office:value-type="float" office:value="12204" calcext:value-type="float">
            <text:p><text:s text:c="3"/>12,20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白河區</text:p>
          </table:table-cell>
          <table:table-cell table:style-name="ce18" office:value-type="float" office:value="10816" calcext:value-type="float">
            <text:p><text:s text:c="3"/>10,816</text:p>
          </table:table-cell>
          <table:table-cell table:style-name="ce18" office:value-type="float" office:value="28438" calcext:value-type="float">
            <text:p><text:s text:c="3"/>28,438</text:p>
          </table:table-cell>
          <table:table-cell table:style-name="ce18" office:value-type="float" office:value="14862" calcext:value-type="float">
            <text:p><text:s text:c="3"/>14,862</text:p>
          </table:table-cell>
          <table:table-cell table:style-name="ce24" office:value-type="float" office:value="13576" calcext:value-type="float">
            <text:p><text:s text:c="3"/>13,57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柳營區</text:p>
          </table:table-cell>
          <table:table-cell table:style-name="ce18" office:value-type="float" office:value="7908" calcext:value-type="float">
            <text:p><text:s text:c="3"/>7,908</text:p>
          </table:table-cell>
          <table:table-cell table:style-name="ce18" office:value-type="float" office:value="21334" calcext:value-type="float">
            <text:p><text:s text:c="3"/>21,334</text:p>
          </table:table-cell>
          <table:table-cell table:style-name="ce18" office:value-type="float" office:value="11141" calcext:value-type="float">
            <text:p><text:s text:c="3"/>11,141</text:p>
          </table:table-cell>
          <table:table-cell table:style-name="ce24" office:value-type="float" office:value="10193" calcext:value-type="float">
            <text:p><text:s text:c="3"/>10,19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後壁區</text:p>
          </table:table-cell>
          <table:table-cell table:style-name="ce18" office:value-type="float" office:value="8871" calcext:value-type="float">
            <text:p><text:s text:c="3"/>8,871</text:p>
          </table:table-cell>
          <table:table-cell table:style-name="ce18" office:value-type="float" office:value="23650" calcext:value-type="float">
            <text:p><text:s text:c="3"/>23,650</text:p>
          </table:table-cell>
          <table:table-cell table:style-name="ce18" office:value-type="float" office:value="12298" calcext:value-type="float">
            <text:p><text:s text:c="3"/>12,298</text:p>
          </table:table-cell>
          <table:table-cell table:style-name="ce24" office:value-type="float" office:value="11352" calcext:value-type="float">
            <text:p><text:s text:c="3"/>11,35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山區</text:p>
          </table:table-cell>
          <table:table-cell table:style-name="ce18" office:value-type="float" office:value="8373" calcext:value-type="float">
            <text:p><text:s text:c="3"/>8,373</text:p>
          </table:table-cell>
          <table:table-cell table:style-name="ce18" office:value-type="float" office:value="21026" calcext:value-type="float">
            <text:p><text:s text:c="3"/>21,026</text:p>
          </table:table-cell>
          <table:table-cell table:style-name="ce18" office:value-type="float" office:value="11171" calcext:value-type="float">
            <text:p><text:s text:c="3"/>11,171</text:p>
          </table:table-cell>
          <table:table-cell table:style-name="ce24" office:value-type="float" office:value="9855" calcext:value-type="float">
            <text:p><text:s text:c="3"/>9,85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麻豆區</text:p>
          </table:table-cell>
          <table:table-cell table:style-name="ce18" office:value-type="float" office:value="15810" calcext:value-type="float">
            <text:p><text:s text:c="3"/>15,810</text:p>
          </table:table-cell>
          <table:table-cell table:style-name="ce18" office:value-type="float" office:value="44574" calcext:value-type="float">
            <text:p><text:s text:c="3"/>44,574</text:p>
          </table:table-cell>
          <table:table-cell table:style-name="ce18" office:value-type="float" office:value="22642" calcext:value-type="float">
            <text:p><text:s text:c="3"/>22,642</text:p>
          </table:table-cell>
          <table:table-cell table:style-name="ce24" office:value-type="float" office:value="21932" calcext:value-type="float">
            <text:p><text:s text:c="3"/>21,93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下營區</text:p>
          </table:table-cell>
          <table:table-cell table:style-name="ce18" office:value-type="float" office:value="9075" calcext:value-type="float">
            <text:p><text:s text:c="3"/>9,075</text:p>
          </table:table-cell>
          <table:table-cell table:style-name="ce18" office:value-type="float" office:value="24176" calcext:value-type="float">
            <text:p><text:s text:c="3"/>24,176</text:p>
          </table:table-cell>
          <table:table-cell table:style-name="ce18" office:value-type="float" office:value="12483" calcext:value-type="float">
            <text:p><text:s text:c="3"/>12,483</text:p>
          </table:table-cell>
          <table:table-cell table:style-name="ce24" office:value-type="float" office:value="11693" calcext:value-type="float">
            <text:p><text:s text:c="3"/>11,69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六甲區</text:p>
          </table:table-cell>
          <table:table-cell table:style-name="ce18" office:value-type="float" office:value="7774" calcext:value-type="float">
            <text:p><text:s text:c="3"/>7,774</text:p>
          </table:table-cell>
          <table:table-cell table:style-name="ce18" office:value-type="float" office:value="22276" calcext:value-type="float">
            <text:p><text:s text:c="3"/>22,276</text:p>
          </table:table-cell>
          <table:table-cell table:style-name="ce18" office:value-type="float" office:value="11525" calcext:value-type="float">
            <text:p><text:s text:c="3"/>11,525</text:p>
          </table:table-cell>
          <table:table-cell table:style-name="ce24" office:value-type="float" office:value="10751" calcext:value-type="float">
            <text:p><text:s text:c="3"/>10,75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官田區</text:p>
          </table:table-cell>
          <table:table-cell table:style-name="ce18" office:value-type="float" office:value="7922" calcext:value-type="float">
            <text:p><text:s text:c="3"/>7,922</text:p>
          </table:table-cell>
          <table:table-cell table:style-name="ce18" office:value-type="float" office:value="21380" calcext:value-type="float">
            <text:p><text:s text:c="3"/>21,380</text:p>
          </table:table-cell>
          <table:table-cell table:style-name="ce18" office:value-type="float" office:value="10897" calcext:value-type="float">
            <text:p><text:s text:c="3"/>10,897</text:p>
          </table:table-cell>
          <table:table-cell table:style-name="ce24" office:value-type="float" office:value="10483" calcext:value-type="float">
            <text:p><text:s text:c="3"/>10,48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內區</text:p>
          </table:table-cell>
          <table:table-cell table:style-name="ce18" office:value-type="float" office:value="3864" calcext:value-type="float">
            <text:p><text:s text:c="3"/>3,864</text:p>
          </table:table-cell>
          <table:table-cell table:style-name="ce18" office:value-type="float" office:value="9738" calcext:value-type="float">
            <text:p><text:s text:c="3"/>9,738</text:p>
          </table:table-cell>
          <table:table-cell table:style-name="ce18" office:value-type="float" office:value="5254" calcext:value-type="float">
            <text:p><text:s text:c="3"/>5,254</text:p>
          </table:table-cell>
          <table:table-cell table:style-name="ce24" office:value-type="float" office:value="4484" calcext:value-type="float">
            <text:p><text:s text:c="3"/>4,48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佳里區</text:p>
          </table:table-cell>
          <table:table-cell table:style-name="ce18" office:value-type="float" office:value="20713" calcext:value-type="float">
            <text:p><text:s text:c="3"/>20,713</text:p>
          </table:table-cell>
          <table:table-cell table:style-name="ce18" office:value-type="float" office:value="59335" calcext:value-type="float">
            <text:p><text:s text:c="3"/>59,335</text:p>
          </table:table-cell>
          <table:table-cell table:style-name="ce18" office:value-type="float" office:value="29444" calcext:value-type="float">
            <text:p><text:s text:c="3"/>29,444</text:p>
          </table:table-cell>
          <table:table-cell table:style-name="ce24" office:value-type="float" office:value="29891" calcext:value-type="float">
            <text:p><text:s text:c="3"/>29,89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學甲區</text:p>
          </table:table-cell>
          <table:table-cell table:style-name="ce18" office:value-type="float" office:value="9628" calcext:value-type="float">
            <text:p><text:s text:c="3"/>9,628</text:p>
          </table:table-cell>
          <table:table-cell table:style-name="ce18" office:value-type="float" office:value="25965" calcext:value-type="float">
            <text:p><text:s text:c="3"/>25,965</text:p>
          </table:table-cell>
          <table:table-cell table:style-name="ce18" office:value-type="float" office:value="13273" calcext:value-type="float">
            <text:p><text:s text:c="3"/>13,273</text:p>
          </table:table-cell>
          <table:table-cell table:style-name="ce24" office:value-type="float" office:value="12692" calcext:value-type="float">
            <text:p><text:s text:c="3"/>12,69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港區</text:p>
          </table:table-cell>
          <table:table-cell table:style-name="ce18" office:value-type="float" office:value="8209" calcext:value-type="float">
            <text:p><text:s text:c="3"/>8,209</text:p>
          </table:table-cell>
          <table:table-cell table:style-name="ce18" office:value-type="float" office:value="24752" calcext:value-type="float">
            <text:p><text:s text:c="3"/>24,752</text:p>
          </table:table-cell>
          <table:table-cell table:style-name="ce18" office:value-type="float" office:value="12517" calcext:value-type="float">
            <text:p><text:s text:c="3"/>12,517</text:p>
          </table:table-cell>
          <table:table-cell table:style-name="ce24" office:value-type="float" office:value="12235" calcext:value-type="float">
            <text:p><text:s text:c="3"/>12,23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七股區</text:p>
          </table:table-cell>
          <table:table-cell table:style-name="ce18" office:value-type="float" office:value="8059" calcext:value-type="float">
            <text:p><text:s text:c="3"/>8,059</text:p>
          </table:table-cell>
          <table:table-cell table:style-name="ce18" office:value-type="float" office:value="22983" calcext:value-type="float">
            <text:p><text:s text:c="3"/>22,983</text:p>
          </table:table-cell>
          <table:table-cell table:style-name="ce18" office:value-type="float" office:value="11909" calcext:value-type="float">
            <text:p><text:s text:c="3"/>11,909</text:p>
          </table:table-cell>
          <table:table-cell table:style-name="ce24" office:value-type="float" office:value="11074" calcext:value-type="float">
            <text:p><text:s text:c="3"/>11,0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將軍區</text:p>
          </table:table-cell>
          <table:table-cell table:style-name="ce18" office:value-type="float" office:value="7289" calcext:value-type="float">
            <text:p><text:s text:c="3"/>7,289</text:p>
          </table:table-cell>
          <table:table-cell table:style-name="ce18" office:value-type="float" office:value="19817" calcext:value-type="float">
            <text:p><text:s text:c="3"/>19,817</text:p>
          </table:table-cell>
          <table:table-cell table:style-name="ce18" office:value-type="float" office:value="10094" calcext:value-type="float">
            <text:p><text:s text:c="3"/>10,094</text:p>
          </table:table-cell>
          <table:table-cell table:style-name="ce24" office:value-type="float" office:value="9723" calcext:value-type="float">
            <text:p><text:s text:c="3"/>9,7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門區</text:p>
          </table:table-cell>
          <table:table-cell table:style-name="ce18" office:value-type="float" office:value="4255" calcext:value-type="float">
            <text:p><text:s text:c="3"/>4,255</text:p>
          </table:table-cell>
          <table:table-cell table:style-name="ce18" office:value-type="float" office:value="11178" calcext:value-type="float">
            <text:p><text:s text:c="3"/>11,178</text:p>
          </table:table-cell>
          <table:table-cell table:style-name="ce18" office:value-type="float" office:value="5648" calcext:value-type="float">
            <text:p><text:s text:c="3"/>5,648</text:p>
          </table:table-cell>
          <table:table-cell table:style-name="ce24" office:value-type="float" office:value="5530" calcext:value-type="float">
            <text:p><text:s text:c="3"/>5,53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化區</text:p>
          </table:table-cell>
          <table:table-cell table:style-name="ce18" office:value-type="float" office:value="14454" calcext:value-type="float">
            <text:p><text:s text:c="3"/>14,454</text:p>
          </table:table-cell>
          <table:table-cell table:style-name="ce18" office:value-type="float" office:value="43640" calcext:value-type="float">
            <text:p><text:s text:c="3"/>43,640</text:p>
          </table:table-cell>
          <table:table-cell table:style-name="ce18" office:value-type="float" office:value="22234" calcext:value-type="float">
            <text:p><text:s text:c="3"/>22,234</text:p>
          </table:table-cell>
          <table:table-cell table:style-name="ce24" office:value-type="float" office:value="21406" calcext:value-type="float">
            <text:p><text:s text:c="3"/>21,40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善化區</text:p>
          </table:table-cell>
          <table:table-cell table:style-name="ce18" office:value-type="float" office:value="17741" calcext:value-type="float">
            <text:p><text:s text:c="3"/>17,741</text:p>
          </table:table-cell>
          <table:table-cell table:style-name="ce18" office:value-type="float" office:value="48452" calcext:value-type="float">
            <text:p><text:s text:c="3"/>48,452</text:p>
          </table:table-cell>
          <table:table-cell table:style-name="ce18" office:value-type="float" office:value="24355" calcext:value-type="float">
            <text:p><text:s text:c="3"/>24,355</text:p>
          </table:table-cell>
          <table:table-cell table:style-name="ce24" office:value-type="float" office:value="24097" calcext:value-type="float">
            <text:p><text:s text:c="3"/>24,09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市區</text:p>
          </table:table-cell>
          <table:table-cell table:style-name="ce18" office:value-type="float" office:value="12338" calcext:value-type="float">
            <text:p><text:s text:c="3"/>12,338</text:p>
          </table:table-cell>
          <table:table-cell table:style-name="ce18" office:value-type="float" office:value="36639" calcext:value-type="float">
            <text:p><text:s text:c="3"/>36,639</text:p>
          </table:table-cell>
          <table:table-cell table:style-name="ce18" office:value-type="float" office:value="18371" calcext:value-type="float">
            <text:p><text:s text:c="3"/>18,371</text:p>
          </table:table-cell>
          <table:table-cell table:style-name="ce24" office:value-type="float" office:value="18268" calcext:value-type="float">
            <text:p><text:s text:c="3"/>18,26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安定區</text:p>
          </table:table-cell>
          <table:table-cell table:style-name="ce18" office:value-type="float" office:value="10120" calcext:value-type="float">
            <text:p><text:s text:c="3"/>10,120</text:p>
          </table:table-cell>
          <table:table-cell table:style-name="ce18" office:value-type="float" office:value="30555" calcext:value-type="float">
            <text:p><text:s text:c="3"/>30,555</text:p>
          </table:table-cell>
          <table:table-cell table:style-name="ce18" office:value-type="float" office:value="15721" calcext:value-type="float">
            <text:p><text:s text:c="3"/>15,721</text:p>
          </table:table-cell>
          <table:table-cell table:style-name="ce24" office:value-type="float" office:value="14834" calcext:value-type="float">
            <text:p><text:s text:c="3"/>14,83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山上區</text:p>
          </table:table-cell>
          <table:table-cell table:style-name="ce18" office:value-type="float" office:value="2720" calcext:value-type="float">
            <text:p><text:s text:c="3"/>2,720</text:p>
          </table:table-cell>
          <table:table-cell table:style-name="ce18" office:value-type="float" office:value="7319" calcext:value-type="float">
            <text:p><text:s text:c="3"/>7,319</text:p>
          </table:table-cell>
          <table:table-cell table:style-name="ce18" office:value-type="float" office:value="3815" calcext:value-type="float">
            <text:p><text:s text:c="3"/>3,815</text:p>
          </table:table-cell>
          <table:table-cell table:style-name="ce24" office:value-type="float" office:value="3504" calcext:value-type="float">
            <text:p><text:s text:c="3"/>3,50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玉井區</text:p>
          </table:table-cell>
          <table:table-cell table:style-name="ce18" office:value-type="float" office:value="5149" calcext:value-type="float">
            <text:p><text:s text:c="3"/>5,149</text:p>
          </table:table-cell>
          <table:table-cell table:style-name="ce18" office:value-type="float" office:value="14135" calcext:value-type="float">
            <text:p><text:s text:c="3"/>14,135</text:p>
          </table:table-cell>
          <table:table-cell table:style-name="ce18" office:value-type="float" office:value="7314" calcext:value-type="float">
            <text:p><text:s text:c="3"/>7,314</text:p>
          </table:table-cell>
          <table:table-cell table:style-name="ce24" office:value-type="float" office:value="6821" calcext:value-type="float">
            <text:p><text:s text:c="3"/>6,82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楠西區</text:p>
          </table:table-cell>
          <table:table-cell table:style-name="ce18" office:value-type="float" office:value="3517" calcext:value-type="float">
            <text:p><text:s text:c="3"/>3,517</text:p>
          </table:table-cell>
          <table:table-cell table:style-name="ce18" office:value-type="float" office:value="9700" calcext:value-type="float">
            <text:p><text:s text:c="3"/>9,700</text:p>
          </table:table-cell>
          <table:table-cell table:style-name="ce18" office:value-type="float" office:value="5136" calcext:value-type="float">
            <text:p><text:s text:c="3"/>5,136</text:p>
          </table:table-cell>
          <table:table-cell table:style-name="ce24" office:value-type="float" office:value="4564" calcext:value-type="float">
            <text:p><text:s text:c="3"/>4,5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化區</text:p>
          </table:table-cell>
          <table:table-cell table:style-name="ce18" office:value-type="float" office:value="2873" calcext:value-type="float">
            <text:p><text:s text:c="3"/>2,873</text:p>
          </table:table-cell>
          <table:table-cell table:style-name="ce18" office:value-type="float" office:value="8767" calcext:value-type="float">
            <text:p><text:s text:c="3"/>8,767</text:p>
          </table:table-cell>
          <table:table-cell table:style-name="ce18" office:value-type="float" office:value="4731" calcext:value-type="float">
            <text:p><text:s text:c="3"/>4,731</text:p>
          </table:table-cell>
          <table:table-cell table:style-name="ce24" office:value-type="float" office:value="4036" calcext:value-type="float">
            <text:p><text:s text:c="3"/>4,03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左鎮區</text:p>
          </table:table-cell>
          <table:table-cell table:style-name="ce18" office:value-type="float" office:value="1971" calcext:value-type="float">
            <text:p><text:s text:c="3"/>1,971</text:p>
          </table:table-cell>
          <table:table-cell table:style-name="ce18" office:value-type="float" office:value="4857" calcext:value-type="float">
            <text:p><text:s text:c="3"/>4,857</text:p>
          </table:table-cell>
          <table:table-cell table:style-name="ce18" office:value-type="float" office:value="2722" calcext:value-type="float">
            <text:p><text:s text:c="3"/>2,722</text:p>
          </table:table-cell>
          <table:table-cell table:style-name="ce24" office:value-type="float" office:value="2135" calcext:value-type="float">
            <text:p><text:s text:c="3"/>2,13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仁德區</text:p>
          </table:table-cell>
          <table:table-cell table:style-name="ce18" office:value-type="float" office:value="27651" calcext:value-type="float">
            <text:p><text:s text:c="3"/>27,651</text:p>
          </table:table-cell>
          <table:table-cell table:style-name="ce18" office:value-type="float" office:value="75524" calcext:value-type="float">
            <text:p><text:s text:c="3"/>75,524</text:p>
          </table:table-cell>
          <table:table-cell table:style-name="ce18" office:value-type="float" office:value="38227" calcext:value-type="float">
            <text:p><text:s text:c="3"/>38,227</text:p>
          </table:table-cell>
          <table:table-cell table:style-name="ce24" office:value-type="float" office:value="37297" calcext:value-type="float">
            <text:p><text:s text:c="3"/>37,29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歸仁區</text:p>
          </table:table-cell>
          <table:table-cell table:style-name="ce18" office:value-type="float" office:value="22750" calcext:value-type="float">
            <text:p><text:s text:c="3"/>22,750</text:p>
          </table:table-cell>
          <table:table-cell table:style-name="ce18" office:value-type="float" office:value="68460" calcext:value-type="float">
            <text:p><text:s text:c="3"/>68,460</text:p>
          </table:table-cell>
          <table:table-cell table:style-name="ce18" office:value-type="float" office:value="34752" calcext:value-type="float">
            <text:p><text:s text:c="3"/>34,752</text:p>
          </table:table-cell>
          <table:table-cell table:style-name="ce24" office:value-type="float" office:value="33708" calcext:value-type="float">
            <text:p><text:s text:c="3"/>33,70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關廟區</text:p>
          </table:table-cell>
          <table:table-cell table:style-name="ce18" office:value-type="float" office:value="11153" calcext:value-type="float">
            <text:p><text:s text:c="3"/>11,153</text:p>
          </table:table-cell>
          <table:table-cell table:style-name="ce18" office:value-type="float" office:value="34428" calcext:value-type="float">
            <text:p><text:s text:c="3"/>34,428</text:p>
          </table:table-cell>
          <table:table-cell table:style-name="ce18" office:value-type="float" office:value="17760" calcext:value-type="float">
            <text:p><text:s text:c="3"/>17,760</text:p>
          </table:table-cell>
          <table:table-cell table:style-name="ce24" office:value-type="float" office:value="16668" calcext:value-type="float">
            <text:p><text:s text:c="3"/>16,66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龍崎區</text:p>
          </table:table-cell>
          <table:table-cell table:style-name="ce18" office:value-type="float" office:value="1536" calcext:value-type="float">
            <text:p><text:s text:c="3"/>1,536</text:p>
          </table:table-cell>
          <table:table-cell table:style-name="ce18" office:value-type="float" office:value="4027" calcext:value-type="float">
            <text:p><text:s text:c="3"/>4,027</text:p>
          </table:table-cell>
          <table:table-cell table:style-name="ce18" office:value-type="float" office:value="2156" calcext:value-type="float">
            <text:p><text:s text:c="3"/>2,156</text:p>
          </table:table-cell>
          <table:table-cell table:style-name="ce24" office:value-type="float" office:value="1871" calcext:value-type="float">
            <text:p><text:s text:c="3"/>1,87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康區</text:p>
          </table:table-cell>
          <table:table-cell table:style-name="ce18" office:value-type="float" office:value="84179" calcext:value-type="float">
            <text:p><text:s text:c="3"/>84,179</text:p>
          </table:table-cell>
          <table:table-cell table:style-name="ce18" office:value-type="float" office:value="234038" calcext:value-type="float">
            <text:p><text:s text:c="3"/>234,038</text:p>
          </table:table-cell>
          <table:table-cell table:style-name="ce18" office:value-type="float" office:value="115328" calcext:value-type="float">
            <text:p><text:s text:c="3"/>115,328</text:p>
          </table:table-cell>
          <table:table-cell table:style-name="ce24" office:value-type="float" office:value="118710" calcext:value-type="float">
            <text:p><text:s text:c="3"/>118,71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　區</text:p>
          </table:table-cell>
          <table:table-cell table:style-name="ce18" office:value-type="float" office:value="71905" calcext:value-type="float">
            <text:p><text:s text:c="3"/>71,905</text:p>
          </table:table-cell>
          <table:table-cell table:style-name="ce18" office:value-type="float" office:value="186762" calcext:value-type="float">
            <text:p><text:s text:c="3"/>186,762</text:p>
          </table:table-cell>
          <table:table-cell table:style-name="ce18" office:value-type="float" office:value="89499" calcext:value-type="float">
            <text:p><text:s text:c="3"/>89,499</text:p>
          </table:table-cell>
          <table:table-cell table:style-name="ce24" office:value-type="float" office:value="97263" calcext:value-type="float">
            <text:p><text:s text:c="3"/>97,26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　區</text:p>
          </table:table-cell>
          <table:table-cell table:style-name="ce18" office:value-type="float" office:value="45734" calcext:value-type="float">
            <text:p><text:s text:c="3"/>45,734</text:p>
          </table:table-cell>
          <table:table-cell table:style-name="ce18" office:value-type="float" office:value="125312" calcext:value-type="float">
            <text:p><text:s text:c="3"/>125,312</text:p>
          </table:table-cell>
          <table:table-cell table:style-name="ce18" office:value-type="float" office:value="62034" calcext:value-type="float">
            <text:p><text:s text:c="3"/>62,034</text:p>
          </table:table-cell>
          <table:table-cell table:style-name="ce24" office:value-type="float" office:value="63278" calcext:value-type="float">
            <text:p><text:s text:c="3"/>63,27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　區</text:p>
          </table:table-cell>
          <table:table-cell table:style-name="ce18" office:value-type="float" office:value="50933" calcext:value-type="float">
            <text:p><text:s text:c="3"/>50,933</text:p>
          </table:table-cell>
          <table:table-cell table:style-name="ce18" office:value-type="float" office:value="132577" calcext:value-type="float">
            <text:p><text:s text:c="3"/>132,577</text:p>
          </table:table-cell>
          <table:table-cell table:style-name="ce18" office:value-type="float" office:value="64472" calcext:value-type="float">
            <text:p><text:s text:c="3"/>64,472</text:p>
          </table:table-cell>
          <table:table-cell table:style-name="ce24" office:value-type="float" office:value="68105" calcext:value-type="float">
            <text:p><text:s text:c="3"/>68,10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安南區</text:p>
          </table:table-cell>
          <table:table-cell table:style-name="ce18" office:value-type="float" office:value="62918" calcext:value-type="float">
            <text:p><text:s text:c="3"/>62,918</text:p>
          </table:table-cell>
          <table:table-cell table:style-name="ce18" office:value-type="float" office:value="192363" calcext:value-type="float">
            <text:p><text:s text:c="3"/>192,363</text:p>
          </table:table-cell>
          <table:table-cell table:style-name="ce18" office:value-type="float" office:value="96933" calcext:value-type="float">
            <text:p><text:s text:c="3"/>96,933</text:p>
          </table:table-cell>
          <table:table-cell table:style-name="ce24" office:value-type="float" office:value="95430" calcext:value-type="float">
            <text:p><text:s text:c="3"/>95,43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安平區</text:p>
          </table:table-cell>
          <table:table-cell table:style-name="ce18" office:value-type="float" office:value="25635" calcext:value-type="float">
            <text:p><text:s text:c="3"/>25,635</text:p>
          </table:table-cell>
          <table:table-cell table:style-name="ce18" office:value-type="float" office:value="66521" calcext:value-type="float">
            <text:p><text:s text:c="3"/>66,521</text:p>
          </table:table-cell>
          <table:table-cell table:style-name="ce18" office:value-type="float" office:value="31628" calcext:value-type="float">
            <text:p><text:s text:c="3"/>31,628</text:p>
          </table:table-cell>
          <table:table-cell table:style-name="ce24" office:value-type="float" office:value="34893" calcext:value-type="float">
            <text:p><text:s text:c="3"/>34,89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中西區</text:p>
          </table:table-cell>
          <table:table-cell table:style-name="ce19" office:value-type="float" office:value="31337" calcext:value-type="float">
            <text:p><text:s text:c="3"/>31,337</text:p>
          </table:table-cell>
          <table:table-cell table:style-name="ce19" office:value-type="float" office:value="77793" calcext:value-type="float">
            <text:p><text:s text:c="3"/>77,793</text:p>
          </table:table-cell>
          <table:table-cell table:style-name="ce19" office:value-type="float" office:value="37612" calcext:value-type="float">
            <text:p><text:s text:c="3"/>37,612</text:p>
          </table:table-cell>
          <table:table-cell table:style-name="ce25" office:value-type="float" office:value="40181" calcext:value-type="float">
            <text:p><text:s text:c="3"/>40,181</text:p>
          </table:table-cell>
          <table:table-cell table:number-columns-repeated="1019"/>
        </table:table-row>
        <table:table-row table:style-name="ro7" table:number-rows-repeated="104853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高雄市</text:p>
          </table:table-cell>
          <table:table-cell table:style-name="ce17" office:value-type="float" office:value="1092766" calcext:value-type="float">
            <text:p><text:s text:c="3"/>1,092,766</text:p>
          </table:table-cell>
          <table:table-cell table:style-name="ce17" office:value-type="float" office:value="2776366" calcext:value-type="float">
            <text:p><text:s text:c="3"/>2,776,366</text:p>
          </table:table-cell>
          <table:table-cell table:style-name="ce17" office:value-type="float" office:value="1374786" calcext:value-type="float">
            <text:p><text:s text:c="3"/>1,374,786</text:p>
          </table:table-cell>
          <table:table-cell table:style-name="ce23" office:value-type="float" office:value="1401580" calcext:value-type="float">
            <text:p><text:s text:c="3"/>1,401,58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鹽埕區</text:p>
          </table:table-cell>
          <table:table-cell table:style-name="ce18" office:value-type="float" office:value="10777" calcext:value-type="float">
            <text:p><text:s text:c="3"/>10,777</text:p>
          </table:table-cell>
          <table:table-cell table:style-name="ce18" office:value-type="float" office:value="24229" calcext:value-type="float">
            <text:p><text:s text:c="3"/>24,229</text:p>
          </table:table-cell>
          <table:table-cell table:style-name="ce18" office:value-type="float" office:value="11998" calcext:value-type="float">
            <text:p><text:s text:c="3"/>11,998</text:p>
          </table:table-cell>
          <table:table-cell table:style-name="ce24" office:value-type="float" office:value="12231" calcext:value-type="float">
            <text:p><text:s text:c="3"/>12,23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鼓山區</text:p>
          </table:table-cell>
          <table:table-cell table:style-name="ce18" office:value-type="float" office:value="58241" calcext:value-type="float">
            <text:p><text:s text:c="3"/>58,241</text:p>
          </table:table-cell>
          <table:table-cell table:style-name="ce18" office:value-type="float" office:value="139416" calcext:value-type="float">
            <text:p><text:s text:c="3"/>139,416</text:p>
          </table:table-cell>
          <table:table-cell table:style-name="ce18" office:value-type="float" office:value="67219" calcext:value-type="float">
            <text:p><text:s text:c="3"/>67,219</text:p>
          </table:table-cell>
          <table:table-cell table:style-name="ce24" office:value-type="float" office:value="72197" calcext:value-type="float">
            <text:p><text:s text:c="3"/>72,19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左營區</text:p>
          </table:table-cell>
          <table:table-cell table:style-name="ce18" office:value-type="float" office:value="78959" calcext:value-type="float">
            <text:p><text:s text:c="3"/>78,959</text:p>
          </table:table-cell>
          <table:table-cell table:style-name="ce18" office:value-type="float" office:value="197006" calcext:value-type="float">
            <text:p><text:s text:c="3"/>197,006</text:p>
          </table:table-cell>
          <table:table-cell table:style-name="ce18" office:value-type="float" office:value="94768" calcext:value-type="float">
            <text:p><text:s text:c="3"/>94,768</text:p>
          </table:table-cell>
          <table:table-cell table:style-name="ce24" office:value-type="float" office:value="102238" calcext:value-type="float">
            <text:p><text:s text:c="3"/>102,23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楠梓區</text:p>
          </table:table-cell>
          <table:table-cell table:style-name="ce18" office:value-type="float" office:value="70561" calcext:value-type="float">
            <text:p><text:s text:c="3"/>70,561</text:p>
          </table:table-cell>
          <table:table-cell table:style-name="ce18" office:value-type="float" office:value="184000" calcext:value-type="float">
            <text:p><text:s text:c="3"/>184,000</text:p>
          </table:table-cell>
          <table:table-cell table:style-name="ce18" office:value-type="float" office:value="90306" calcext:value-type="float">
            <text:p><text:s text:c="3"/>90,306</text:p>
          </table:table-cell>
          <table:table-cell table:style-name="ce24" office:value-type="float" office:value="93694" calcext:value-type="float">
            <text:p><text:s text:c="3"/>93,69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民區</text:p>
          </table:table-cell>
          <table:table-cell table:style-name="ce18" office:value-type="float" office:value="136871" calcext:value-type="float">
            <text:p><text:s text:c="3"/>136,871</text:p>
          </table:table-cell>
          <table:table-cell table:style-name="ce18" office:value-type="float" office:value="343055" calcext:value-type="float">
            <text:p><text:s text:c="3"/>343,055</text:p>
          </table:table-cell>
          <table:table-cell table:style-name="ce18" office:value-type="float" office:value="165988" calcext:value-type="float">
            <text:p><text:s text:c="3"/>165,988</text:p>
          </table:table-cell>
          <table:table-cell table:style-name="ce24" office:value-type="float" office:value="177067" calcext:value-type="float">
            <text:p><text:s text:c="3"/>177,06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興區</text:p>
          </table:table-cell>
          <table:table-cell table:style-name="ce18" office:value-type="float" office:value="22836" calcext:value-type="float">
            <text:p><text:s text:c="3"/>22,836</text:p>
          </table:table-cell>
          <table:table-cell table:style-name="ce18" office:value-type="float" office:value="51121" calcext:value-type="float">
            <text:p><text:s text:c="3"/>51,121</text:p>
          </table:table-cell>
          <table:table-cell table:style-name="ce18" office:value-type="float" office:value="24571" calcext:value-type="float">
            <text:p><text:s text:c="3"/>24,571</text:p>
          </table:table-cell>
          <table:table-cell table:style-name="ce24" office:value-type="float" office:value="26550" calcext:value-type="float">
            <text:p><text:s text:c="3"/>26,55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前金區</text:p>
          </table:table-cell>
          <table:table-cell table:style-name="ce18" office:value-type="float" office:value="12605" calcext:value-type="float">
            <text:p><text:s text:c="3"/>12,605</text:p>
          </table:table-cell>
          <table:table-cell table:style-name="ce18" office:value-type="float" office:value="26934" calcext:value-type="float">
            <text:p><text:s text:c="3"/>26,934</text:p>
          </table:table-cell>
          <table:table-cell table:style-name="ce18" office:value-type="float" office:value="12852" calcext:value-type="float">
            <text:p><text:s text:c="3"/>12,852</text:p>
          </table:table-cell>
          <table:table-cell table:style-name="ce24" office:value-type="float" office:value="14082" calcext:value-type="float">
            <text:p><text:s text:c="3"/>14,08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苓雅區</text:p>
          </table:table-cell>
          <table:table-cell table:style-name="ce18" office:value-type="float" office:value="72137" calcext:value-type="float">
            <text:p><text:s text:c="3"/>72,137</text:p>
          </table:table-cell>
          <table:table-cell table:style-name="ce18" office:value-type="float" office:value="170786" calcext:value-type="float">
            <text:p><text:s text:c="3"/>170,786</text:p>
          </table:table-cell>
          <table:table-cell table:style-name="ce18" office:value-type="float" office:value="82190" calcext:value-type="float">
            <text:p><text:s text:c="3"/>82,190</text:p>
          </table:table-cell>
          <table:table-cell table:style-name="ce24" office:value-type="float" office:value="88596" calcext:value-type="float">
            <text:p><text:s text:c="3"/>88,59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前鎮區</text:p>
          </table:table-cell>
          <table:table-cell table:style-name="ce18" office:value-type="float" office:value="78738" calcext:value-type="float">
            <text:p><text:s text:c="3"/>78,738</text:p>
          </table:table-cell>
          <table:table-cell table:style-name="ce18" office:value-type="float" office:value="189517" calcext:value-type="float">
            <text:p><text:s text:c="3"/>189,517</text:p>
          </table:table-cell>
          <table:table-cell table:style-name="ce18" office:value-type="float" office:value="93092" calcext:value-type="float">
            <text:p><text:s text:c="3"/>93,092</text:p>
          </table:table-cell>
          <table:table-cell table:style-name="ce24" office:value-type="float" office:value="96425" calcext:value-type="float">
            <text:p><text:s text:c="3"/>96,42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旗津區</text:p>
          </table:table-cell>
          <table:table-cell table:style-name="ce18" office:value-type="float" office:value="11116" calcext:value-type="float">
            <text:p><text:s text:c="3"/>11,116</text:p>
          </table:table-cell>
          <table:table-cell table:style-name="ce18" office:value-type="float" office:value="28723" calcext:value-type="float">
            <text:p><text:s text:c="3"/>28,723</text:p>
          </table:table-cell>
          <table:table-cell table:style-name="ce18" office:value-type="float" office:value="14806" calcext:value-type="float">
            <text:p><text:s text:c="3"/>14,806</text:p>
          </table:table-cell>
          <table:table-cell table:style-name="ce24" office:value-type="float" office:value="13917" calcext:value-type="float">
            <text:p><text:s text:c="3"/>13,91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小港區</text:p>
          </table:table-cell>
          <table:table-cell table:style-name="ce18" office:value-type="float" office:value="68170" calcext:value-type="float">
            <text:p><text:s text:c="3"/>68,170</text:p>
          </table:table-cell>
          <table:table-cell table:style-name="ce18" office:value-type="float" office:value="157552" calcext:value-type="float">
            <text:p><text:s text:c="3"/>157,552</text:p>
          </table:table-cell>
          <table:table-cell table:style-name="ce18" office:value-type="float" office:value="78241" calcext:value-type="float">
            <text:p><text:s text:c="3"/>78,241</text:p>
          </table:table-cell>
          <table:table-cell table:style-name="ce24" office:value-type="float" office:value="79311" calcext:value-type="float">
            <text:p><text:s text:c="3"/>79,31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鳳山區</text:p>
          </table:table-cell>
          <table:table-cell table:style-name="ce18" office:value-type="float" office:value="140819" calcext:value-type="float">
            <text:p><text:s text:c="3"/>140,819</text:p>
          </table:table-cell>
          <table:table-cell table:style-name="ce18" office:value-type="float" office:value="359068" calcext:value-type="float">
            <text:p><text:s text:c="3"/>359,068</text:p>
          </table:table-cell>
          <table:table-cell table:style-name="ce18" office:value-type="float" office:value="176058" calcext:value-type="float">
            <text:p><text:s text:c="3"/>176,058</text:p>
          </table:table-cell>
          <table:table-cell table:style-name="ce24" office:value-type="float" office:value="183010" calcext:value-type="float">
            <text:p><text:s text:c="3"/>183,01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林園區</text:p>
          </table:table-cell>
          <table:table-cell table:style-name="ce18" office:value-type="float" office:value="25915" calcext:value-type="float">
            <text:p><text:s text:c="3"/>25,915</text:p>
          </table:table-cell>
          <table:table-cell table:style-name="ce18" office:value-type="float" office:value="70023" calcext:value-type="float">
            <text:p><text:s text:c="3"/>70,023</text:p>
          </table:table-cell>
          <table:table-cell table:style-name="ce18" office:value-type="float" office:value="35377" calcext:value-type="float">
            <text:p><text:s text:c="3"/>35,377</text:p>
          </table:table-cell>
          <table:table-cell table:style-name="ce24" office:value-type="float" office:value="34646" calcext:value-type="float">
            <text:p><text:s text:c="3"/>34,64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寮區</text:p>
          </table:table-cell>
          <table:table-cell table:style-name="ce18" office:value-type="float" office:value="42238" calcext:value-type="float">
            <text:p><text:s text:c="3"/>42,238</text:p>
          </table:table-cell>
          <table:table-cell table:style-name="ce18" office:value-type="float" office:value="112427" calcext:value-type="float">
            <text:p><text:s text:c="3"/>112,427</text:p>
          </table:table-cell>
          <table:table-cell table:style-name="ce18" office:value-type="float" office:value="57466" calcext:value-type="float">
            <text:p><text:s text:c="3"/>57,466</text:p>
          </table:table-cell>
          <table:table-cell table:style-name="ce24" office:value-type="float" office:value="54961" calcext:value-type="float">
            <text:p><text:s text:c="3"/>54,96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樹區</text:p>
          </table:table-cell>
          <table:table-cell table:style-name="ce18" office:value-type="float" office:value="13633" calcext:value-type="float">
            <text:p><text:s text:c="3"/>13,633</text:p>
          </table:table-cell>
          <table:table-cell table:style-name="ce18" office:value-type="float" office:value="42795" calcext:value-type="float">
            <text:p><text:s text:c="3"/>42,795</text:p>
          </table:table-cell>
          <table:table-cell table:style-name="ce18" office:value-type="float" office:value="21927" calcext:value-type="float">
            <text:p><text:s text:c="3"/>21,927</text:p>
          </table:table-cell>
          <table:table-cell table:style-name="ce24" office:value-type="float" office:value="20868" calcext:value-type="float">
            <text:p><text:s text:c="3"/>20,86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社區</text:p>
          </table:table-cell>
          <table:table-cell table:style-name="ce18" office:value-type="float" office:value="13063" calcext:value-type="float">
            <text:p><text:s text:c="3"/>13,063</text:p>
          </table:table-cell>
          <table:table-cell table:style-name="ce18" office:value-type="float" office:value="34668" calcext:value-type="float">
            <text:p><text:s text:c="3"/>34,668</text:p>
          </table:table-cell>
          <table:table-cell table:style-name="ce18" office:value-type="float" office:value="17589" calcext:value-type="float">
            <text:p><text:s text:c="3"/>17,589</text:p>
          </table:table-cell>
          <table:table-cell table:style-name="ce24" office:value-type="float" office:value="17079" calcext:value-type="float">
            <text:p><text:s text:c="3"/>17,07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仁武區</text:p>
          </table:table-cell>
          <table:table-cell table:style-name="ce18" office:value-type="float" office:value="33231" calcext:value-type="float">
            <text:p><text:s text:c="3"/>33,231</text:p>
          </table:table-cell>
          <table:table-cell table:style-name="ce18" office:value-type="float" office:value="86085" calcext:value-type="float">
            <text:p><text:s text:c="3"/>86,085</text:p>
          </table:table-cell>
          <table:table-cell table:style-name="ce18" office:value-type="float" office:value="43673" calcext:value-type="float">
            <text:p><text:s text:c="3"/>43,673</text:p>
          </table:table-cell>
          <table:table-cell table:style-name="ce24" office:value-type="float" office:value="42412" calcext:value-type="float">
            <text:p><text:s text:c="3"/>42,4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鳥松區</text:p>
          </table:table-cell>
          <table:table-cell table:style-name="ce18" office:value-type="float" office:value="18318" calcext:value-type="float">
            <text:p><text:s text:c="3"/>18,318</text:p>
          </table:table-cell>
          <table:table-cell table:style-name="ce18" office:value-type="float" office:value="44377" calcext:value-type="float">
            <text:p><text:s text:c="3"/>44,377</text:p>
          </table:table-cell>
          <table:table-cell table:style-name="ce18" office:value-type="float" office:value="22467" calcext:value-type="float">
            <text:p><text:s text:c="3"/>22,467</text:p>
          </table:table-cell>
          <table:table-cell table:style-name="ce24" office:value-type="float" office:value="21910" calcext:value-type="float">
            <text:p><text:s text:c="3"/>21,91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岡山區</text:p>
          </table:table-cell>
          <table:table-cell table:style-name="ce18" office:value-type="float" office:value="34927" calcext:value-type="float">
            <text:p><text:s text:c="3"/>34,927</text:p>
          </table:table-cell>
          <table:table-cell table:style-name="ce18" office:value-type="float" office:value="97336" calcext:value-type="float">
            <text:p><text:s text:c="3"/>97,336</text:p>
          </table:table-cell>
          <table:table-cell table:style-name="ce18" office:value-type="float" office:value="48320" calcext:value-type="float">
            <text:p><text:s text:c="3"/>48,320</text:p>
          </table:table-cell>
          <table:table-cell table:style-name="ce24" office:value-type="float" office:value="49016" calcext:value-type="float">
            <text:p><text:s text:c="3"/>49,01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橋頭區</text:p>
          </table:table-cell>
          <table:table-cell table:style-name="ce18" office:value-type="float" office:value="13695" calcext:value-type="float">
            <text:p><text:s text:c="3"/>13,695</text:p>
          </table:table-cell>
          <table:table-cell table:style-name="ce18" office:value-type="float" office:value="37618" calcext:value-type="float">
            <text:p><text:s text:c="3"/>37,618</text:p>
          </table:table-cell>
          <table:table-cell table:style-name="ce18" office:value-type="float" office:value="19075" calcext:value-type="float">
            <text:p><text:s text:c="3"/>19,075</text:p>
          </table:table-cell>
          <table:table-cell table:style-name="ce24" office:value-type="float" office:value="18543" calcext:value-type="float">
            <text:p><text:s text:c="3"/>18,54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燕巢區</text:p>
          </table:table-cell>
          <table:table-cell table:style-name="ce18" office:value-type="float" office:value="10551" calcext:value-type="float">
            <text:p><text:s text:c="3"/>10,551</text:p>
          </table:table-cell>
          <table:table-cell table:style-name="ce18" office:value-type="float" office:value="29878" calcext:value-type="float">
            <text:p><text:s text:c="3"/>29,878</text:p>
          </table:table-cell>
          <table:table-cell table:style-name="ce18" office:value-type="float" office:value="15738" calcext:value-type="float">
            <text:p><text:s text:c="3"/>15,738</text:p>
          </table:table-cell>
          <table:table-cell table:style-name="ce24" office:value-type="float" office:value="14140" calcext:value-type="float">
            <text:p><text:s text:c="3"/>14,14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田寮區</text:p>
          </table:table-cell>
          <table:table-cell table:style-name="ce18" office:value-type="float" office:value="3265" calcext:value-type="float">
            <text:p><text:s text:c="3"/>3,265</text:p>
          </table:table-cell>
          <table:table-cell table:style-name="ce18" office:value-type="float" office:value="7231" calcext:value-type="float">
            <text:p><text:s text:c="3"/>7,231</text:p>
          </table:table-cell>
          <table:table-cell table:style-name="ce18" office:value-type="float" office:value="3992" calcext:value-type="float">
            <text:p><text:s text:c="3"/>3,992</text:p>
          </table:table-cell>
          <table:table-cell table:style-name="ce24" office:value-type="float" office:value="3239" calcext:value-type="float">
            <text:p><text:s text:c="3"/>3,2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阿蓮區</text:p>
          </table:table-cell>
          <table:table-cell table:style-name="ce18" office:value-type="float" office:value="9413" calcext:value-type="float">
            <text:p><text:s text:c="3"/>9,413</text:p>
          </table:table-cell>
          <table:table-cell table:style-name="ce18" office:value-type="float" office:value="28801" calcext:value-type="float">
            <text:p><text:s text:c="3"/>28,801</text:p>
          </table:table-cell>
          <table:table-cell table:style-name="ce18" office:value-type="float" office:value="14555" calcext:value-type="float">
            <text:p><text:s text:c="3"/>14,555</text:p>
          </table:table-cell>
          <table:table-cell table:style-name="ce24" office:value-type="float" office:value="14246" calcext:value-type="float">
            <text:p><text:s text:c="3"/>14,24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路竹區</text:p>
          </table:table-cell>
          <table:table-cell table:style-name="ce18" office:value-type="float" office:value="17066" calcext:value-type="float">
            <text:p><text:s text:c="3"/>17,066</text:p>
          </table:table-cell>
          <table:table-cell table:style-name="ce18" office:value-type="float" office:value="52691" calcext:value-type="float">
            <text:p><text:s text:c="3"/>52,691</text:p>
          </table:table-cell>
          <table:table-cell table:style-name="ce18" office:value-type="float" office:value="26892" calcext:value-type="float">
            <text:p><text:s text:c="3"/>26,892</text:p>
          </table:table-cell>
          <table:table-cell table:style-name="ce24" office:value-type="float" office:value="25799" calcext:value-type="float">
            <text:p><text:s text:c="3"/>25,79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湖內區</text:p>
          </table:table-cell>
          <table:table-cell table:style-name="ce18" office:value-type="float" office:value="10889" calcext:value-type="float">
            <text:p><text:s text:c="3"/>10,889</text:p>
          </table:table-cell>
          <table:table-cell table:style-name="ce18" office:value-type="float" office:value="29800" calcext:value-type="float">
            <text:p><text:s text:c="3"/>29,800</text:p>
          </table:table-cell>
          <table:table-cell table:style-name="ce18" office:value-type="float" office:value="15198" calcext:value-type="float">
            <text:p><text:s text:c="3"/>15,198</text:p>
          </table:table-cell>
          <table:table-cell table:style-name="ce24" office:value-type="float" office:value="14602" calcext:value-type="float">
            <text:p><text:s text:c="3"/>14,60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茄萣區</text:p>
          </table:table-cell>
          <table:table-cell table:style-name="ce18" office:value-type="float" office:value="10526" calcext:value-type="float">
            <text:p><text:s text:c="3"/>10,526</text:p>
          </table:table-cell>
          <table:table-cell table:style-name="ce18" office:value-type="float" office:value="30150" calcext:value-type="float">
            <text:p><text:s text:c="3"/>30,150</text:p>
          </table:table-cell>
          <table:table-cell table:style-name="ce18" office:value-type="float" office:value="15535" calcext:value-type="float">
            <text:p><text:s text:c="3"/>15,535</text:p>
          </table:table-cell>
          <table:table-cell table:style-name="ce24" office:value-type="float" office:value="14615" calcext:value-type="float">
            <text:p><text:s text:c="3"/>14,61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安區</text:p>
          </table:table-cell>
          <table:table-cell table:style-name="ce18" office:value-type="float" office:value="5728" calcext:value-type="float">
            <text:p><text:s text:c="3"/>5,728</text:p>
          </table:table-cell>
          <table:table-cell table:style-name="ce18" office:value-type="float" office:value="13944" calcext:value-type="float">
            <text:p><text:s text:c="3"/>13,944</text:p>
          </table:table-cell>
          <table:table-cell table:style-name="ce18" office:value-type="float" office:value="6999" calcext:value-type="float">
            <text:p><text:s text:c="3"/>6,999</text:p>
          </table:table-cell>
          <table:table-cell table:style-name="ce24" office:value-type="float" office:value="6945" calcext:value-type="float">
            <text:p><text:s text:c="3"/>6,94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彌陀區</text:p>
          </table:table-cell>
          <table:table-cell table:style-name="ce18" office:value-type="float" office:value="6782" calcext:value-type="float">
            <text:p><text:s text:c="3"/>6,782</text:p>
          </table:table-cell>
          <table:table-cell table:style-name="ce18" office:value-type="float" office:value="19351" calcext:value-type="float">
            <text:p><text:s text:c="3"/>19,351</text:p>
          </table:table-cell>
          <table:table-cell table:style-name="ce18" office:value-type="float" office:value="9946" calcext:value-type="float">
            <text:p><text:s text:c="3"/>9,946</text:p>
          </table:table-cell>
          <table:table-cell table:style-name="ce24" office:value-type="float" office:value="9405" calcext:value-type="float">
            <text:p><text:s text:c="3"/>9,40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梓官區</text:p>
          </table:table-cell>
          <table:table-cell table:style-name="ce18" office:value-type="float" office:value="12625" calcext:value-type="float">
            <text:p><text:s text:c="3"/>12,625</text:p>
          </table:table-cell>
          <table:table-cell table:style-name="ce18" office:value-type="float" office:value="36057" calcext:value-type="float">
            <text:p><text:s text:c="3"/>36,057</text:p>
          </table:table-cell>
          <table:table-cell table:style-name="ce18" office:value-type="float" office:value="18528" calcext:value-type="float">
            <text:p><text:s text:c="3"/>18,528</text:p>
          </table:table-cell>
          <table:table-cell table:style-name="ce24" office:value-type="float" office:value="17529" calcext:value-type="float">
            <text:p><text:s text:c="3"/>17,52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旗山區</text:p>
          </table:table-cell>
          <table:table-cell table:style-name="ce18" office:value-type="float" office:value="13746" calcext:value-type="float">
            <text:p><text:s text:c="3"/>13,746</text:p>
          </table:table-cell>
          <table:table-cell table:style-name="ce18" office:value-type="float" office:value="36922" calcext:value-type="float">
            <text:p><text:s text:c="3"/>36,922</text:p>
          </table:table-cell>
          <table:table-cell table:style-name="ce18" office:value-type="float" office:value="19078" calcext:value-type="float">
            <text:p><text:s text:c="3"/>19,078</text:p>
          </table:table-cell>
          <table:table-cell table:style-name="ce24" office:value-type="float" office:value="17844" calcext:value-type="float">
            <text:p><text:s text:c="3"/>17,84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美濃區</text:p>
          </table:table-cell>
          <table:table-cell table:style-name="ce18" office:value-type="float" office:value="14743" calcext:value-type="float">
            <text:p><text:s text:c="3"/>14,743</text:p>
          </table:table-cell>
          <table:table-cell table:style-name="ce18" office:value-type="float" office:value="39900" calcext:value-type="float">
            <text:p><text:s text:c="3"/>39,900</text:p>
          </table:table-cell>
          <table:table-cell table:style-name="ce18" office:value-type="float" office:value="20918" calcext:value-type="float">
            <text:p><text:s text:c="3"/>20,918</text:p>
          </table:table-cell>
          <table:table-cell table:style-name="ce24" office:value-type="float" office:value="18982" calcext:value-type="float">
            <text:p><text:s text:c="3"/>18,98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六龜區</text:p>
          </table:table-cell>
          <table:table-cell table:style-name="ce18" office:value-type="float" office:value="5554" calcext:value-type="float">
            <text:p><text:s text:c="3"/>5,554</text:p>
          </table:table-cell>
          <table:table-cell table:style-name="ce18" office:value-type="float" office:value="12984" calcext:value-type="float">
            <text:p><text:s text:c="3"/>12,984</text:p>
          </table:table-cell>
          <table:table-cell table:style-name="ce18" office:value-type="float" office:value="6980" calcext:value-type="float">
            <text:p><text:s text:c="3"/>6,980</text:p>
          </table:table-cell>
          <table:table-cell table:style-name="ce24" office:value-type="float" office:value="6004" calcext:value-type="float">
            <text:p><text:s text:c="3"/>6,00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甲仙區</text:p>
          </table:table-cell>
          <table:table-cell table:style-name="ce18" office:value-type="float" office:value="2316" calcext:value-type="float">
            <text:p><text:s text:c="3"/>2,316</text:p>
          </table:table-cell>
          <table:table-cell table:style-name="ce18" office:value-type="float" office:value="6079" calcext:value-type="float">
            <text:p><text:s text:c="3"/>6,079</text:p>
          </table:table-cell>
          <table:table-cell table:style-name="ce18" office:value-type="float" office:value="3230" calcext:value-type="float">
            <text:p><text:s text:c="3"/>3,230</text:p>
          </table:table-cell>
          <table:table-cell table:style-name="ce24" office:value-type="float" office:value="2849" calcext:value-type="float">
            <text:p><text:s text:c="3"/>2,849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杉林區</text:p>
          </table:table-cell>
          <table:table-cell table:style-name="ce18" office:value-type="float" office:value="4806" calcext:value-type="float">
            <text:p><text:s text:c="3"/>4,806</text:p>
          </table:table-cell>
          <table:table-cell table:style-name="ce18" office:value-type="float" office:value="11973" calcext:value-type="float">
            <text:p><text:s text:c="3"/>11,973</text:p>
          </table:table-cell>
          <table:table-cell table:style-name="ce18" office:value-type="float" office:value="6532" calcext:value-type="float">
            <text:p><text:s text:c="3"/>6,532</text:p>
          </table:table-cell>
          <table:table-cell table:style-name="ce24" office:value-type="float" office:value="5441" calcext:value-type="float">
            <text:p><text:s text:c="3"/>5,441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內門區</text:p>
          </table:table-cell>
          <table:table-cell table:style-name="ce18" office:value-type="float" office:value="5113" calcext:value-type="float">
            <text:p><text:s text:c="3"/>5,113</text:p>
          </table:table-cell>
          <table:table-cell table:style-name="ce18" office:value-type="float" office:value="14515" calcext:value-type="float">
            <text:p><text:s text:c="3"/>14,515</text:p>
          </table:table-cell>
          <table:table-cell table:style-name="ce18" office:value-type="float" office:value="7861" calcext:value-type="float">
            <text:p><text:s text:c="3"/>7,861</text:p>
          </table:table-cell>
          <table:table-cell table:style-name="ce24" office:value-type="float" office:value="6654" calcext:value-type="float">
            <text:p><text:s text:c="3"/>6,654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※茂林區</text:p>
          </table:table-cell>
          <table:table-cell table:style-name="ce18" office:value-type="float" office:value="595" calcext:value-type="float">
            <text:p><text:s text:c="3"/>595</text:p>
          </table:table-cell>
          <table:table-cell table:style-name="ce18" office:value-type="float" office:value="1935" calcext:value-type="float">
            <text:p><text:s text:c="3"/>1,935</text:p>
          </table:table-cell>
          <table:table-cell table:style-name="ce18" office:value-type="float" office:value="965" calcext:value-type="float">
            <text:p><text:s text:c="3"/>965</text:p>
          </table:table-cell>
          <table:table-cell table:style-name="ce24" office:value-type="float" office:value="970" calcext:value-type="float">
            <text:p><text:s text:c="3"/>970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※桃源區</text:p>
          </table:table-cell>
          <table:table-cell table:style-name="ce18" office:value-type="float" office:value="1353" calcext:value-type="float">
            <text:p><text:s text:c="3"/>1,353</text:p>
          </table:table-cell>
          <table:table-cell table:style-name="ce18" office:value-type="float" office:value="4283" calcext:value-type="float">
            <text:p><text:s text:c="3"/>4,283</text:p>
          </table:table-cell>
          <table:table-cell table:style-name="ce18" office:value-type="float" office:value="2252" calcext:value-type="float">
            <text:p><text:s text:c="3"/>2,252</text:p>
          </table:table-cell>
          <table:table-cell table:style-name="ce24" office:value-type="float" office:value="2031" calcext:value-type="float">
            <text:p><text:s text:c="3"/>2,031</text:p>
          </table:table-cell>
          <table:table-cell table:number-columns-repeated="1019"/>
        </table:table-row>
        <table:table-row table:style-name="ro7">
          <table:table-cell table:style-name="ce29" office:value-type="string" calcext:value-type="string">
            <text:p>※那瑪夏區</text:p>
          </table:table-cell>
          <table:table-cell table:style-name="ce19" office:value-type="float" office:value="845" calcext:value-type="float">
            <text:p><text:s text:c="3"/>845</text:p>
          </table:table-cell>
          <table:table-cell table:style-name="ce19" office:value-type="float" office:value="3136" calcext:value-type="float">
            <text:p><text:s text:c="3"/>3,136</text:p>
          </table:table-cell>
          <table:table-cell table:style-name="ce19" office:value-type="float" office:value="1604" calcext:value-type="float">
            <text:p><text:s text:c="3"/>1,604</text:p>
          </table:table-cell>
          <table:table-cell table:style-name="ce25" office:value-type="float" office:value="1532" calcext:value-type="float">
            <text:p><text:s text:c="3"/>1,532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style-name="ce38" table:number-columns-repeated="1019"/>
        </table:table-row>
        <table:table-row table:style-name="ro4">
          <table:table-cell table:style-name="ce27" office:value-type="string" calcext:value-type="string">
            <text:p>宜蘭縣</text:p>
          </table:table-cell>
          <table:table-cell table:style-name="ce17" office:value-type="float" office:value="168592" calcext:value-type="float">
            <text:p><text:s text:c="3"/>168,592</text:p>
          </table:table-cell>
          <table:table-cell table:style-name="ce17" office:value-type="float" office:value="456259" calcext:value-type="float">
            <text:p><text:s text:c="3"/>456,259</text:p>
          </table:table-cell>
          <table:table-cell table:style-name="ce17" office:value-type="float" office:value="230773" calcext:value-type="float">
            <text:p><text:s text:c="3"/>230,773</text:p>
          </table:table-cell>
          <table:table-cell table:style-name="ce23" office:value-type="float" office:value="225486" calcext:value-type="float">
            <text:p><text:s text:c="3"/>225,48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宜蘭市</text:p>
          </table:table-cell>
          <table:table-cell table:style-name="ce18" office:value-type="float" office:value="36330" calcext:value-type="float">
            <text:p><text:s text:c="3"/>36,330</text:p>
          </table:table-cell>
          <table:table-cell table:style-name="ce18" office:value-type="float" office:value="95891" calcext:value-type="float">
            <text:p><text:s text:c="3"/>95,891</text:p>
          </table:table-cell>
          <table:table-cell table:style-name="ce18" office:value-type="float" office:value="46776" calcext:value-type="float">
            <text:p><text:s text:c="3"/>46,776</text:p>
          </table:table-cell>
          <table:table-cell table:style-name="ce24" office:value-type="float" office:value="49115" calcext:value-type="float">
            <text:p><text:s text:c="3"/>49,11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羅東鎮</text:p>
          </table:table-cell>
          <table:table-cell table:style-name="ce18" office:value-type="float" office:value="26411" calcext:value-type="float">
            <text:p><text:s text:c="3"/>26,411</text:p>
          </table:table-cell>
          <table:table-cell table:style-name="ce18" office:value-type="float" office:value="72485" calcext:value-type="float">
            <text:p><text:s text:c="3"/>72,485</text:p>
          </table:table-cell>
          <table:table-cell table:style-name="ce18" office:value-type="float" office:value="34339" calcext:value-type="float">
            <text:p><text:s text:c="3"/>34,339</text:p>
          </table:table-cell>
          <table:table-cell table:style-name="ce24" office:value-type="float" office:value="38146" calcext:value-type="float">
            <text:p><text:s text:c="3"/>38,14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蘇澳鎮</text:p>
          </table:table-cell>
          <table:table-cell table:style-name="ce18" office:value-type="float" office:value="14165" calcext:value-type="float">
            <text:p><text:s text:c="3"/>14,165</text:p>
          </table:table-cell>
          <table:table-cell table:style-name="ce18" office:value-type="float" office:value="39989" calcext:value-type="float">
            <text:p><text:s text:c="3"/>39,989</text:p>
          </table:table-cell>
          <table:table-cell table:style-name="ce18" office:value-type="float" office:value="20344" calcext:value-type="float">
            <text:p><text:s text:c="3"/>20,344</text:p>
          </table:table-cell>
          <table:table-cell table:style-name="ce24" office:value-type="float" office:value="19645" calcext:value-type="float">
            <text:p><text:s text:c="3"/>19,64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頭城鎮</text:p>
          </table:table-cell>
          <table:table-cell table:style-name="ce18" office:value-type="float" office:value="10257" calcext:value-type="float">
            <text:p><text:s text:c="3"/>10,257</text:p>
          </table:table-cell>
          <table:table-cell table:style-name="ce18" office:value-type="float" office:value="29320" calcext:value-type="float">
            <text:p><text:s text:c="3"/>29,320</text:p>
          </table:table-cell>
          <table:table-cell table:style-name="ce18" office:value-type="float" office:value="15103" calcext:value-type="float">
            <text:p><text:s text:c="3"/>15,103</text:p>
          </table:table-cell>
          <table:table-cell table:style-name="ce24" office:value-type="float" office:value="14217" calcext:value-type="float">
            <text:p><text:s text:c="3"/>14,21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礁溪鄉</text:p>
          </table:table-cell>
          <table:table-cell table:style-name="ce18" office:value-type="float" office:value="14083" calcext:value-type="float">
            <text:p><text:s text:c="3"/>14,083</text:p>
          </table:table-cell>
          <table:table-cell table:style-name="ce18" office:value-type="float" office:value="35738" calcext:value-type="float">
            <text:p><text:s text:c="3"/>35,738</text:p>
          </table:table-cell>
          <table:table-cell table:style-name="ce18" office:value-type="float" office:value="18592" calcext:value-type="float">
            <text:p><text:s text:c="3"/>18,592</text:p>
          </table:table-cell>
          <table:table-cell table:style-name="ce24" office:value-type="float" office:value="17146" calcext:value-type="float">
            <text:p><text:s text:c="3"/>17,14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壯圍鄉</text:p>
          </table:table-cell>
          <table:table-cell table:style-name="ce18" office:value-type="float" office:value="8847" calcext:value-type="float">
            <text:p><text:s text:c="3"/>8,847</text:p>
          </table:table-cell>
          <table:table-cell table:style-name="ce18" office:value-type="float" office:value="24194" calcext:value-type="float">
            <text:p><text:s text:c="3"/>24,194</text:p>
          </table:table-cell>
          <table:table-cell table:style-name="ce18" office:value-type="float" office:value="12783" calcext:value-type="float">
            <text:p><text:s text:c="3"/>12,783</text:p>
          </table:table-cell>
          <table:table-cell table:style-name="ce24" office:value-type="float" office:value="11411" calcext:value-type="float">
            <text:p><text:s text:c="3"/>11,41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員山鄉</text:p>
          </table:table-cell>
          <table:table-cell table:style-name="ce18" office:value-type="float" office:value="11731" calcext:value-type="float">
            <text:p><text:s text:c="3"/>11,731</text:p>
          </table:table-cell>
          <table:table-cell table:style-name="ce18" office:value-type="float" office:value="32393" calcext:value-type="float">
            <text:p><text:s text:c="3"/>32,393</text:p>
          </table:table-cell>
          <table:table-cell table:style-name="ce18" office:value-type="float" office:value="17179" calcext:value-type="float">
            <text:p><text:s text:c="3"/>17,179</text:p>
          </table:table-cell>
          <table:table-cell table:style-name="ce24" office:value-type="float" office:value="15214" calcext:value-type="float">
            <text:p><text:s text:c="3"/>15,21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冬山鄉</text:p>
          </table:table-cell>
          <table:table-cell table:style-name="ce18" office:value-type="float" office:value="19329" calcext:value-type="float">
            <text:p><text:s text:c="3"/>19,329</text:p>
          </table:table-cell>
          <table:table-cell table:style-name="ce18" office:value-type="float" office:value="53171" calcext:value-type="float">
            <text:p><text:s text:c="3"/>53,171</text:p>
          </table:table-cell>
          <table:table-cell table:style-name="ce18" office:value-type="float" office:value="27248" calcext:value-type="float">
            <text:p><text:s text:c="3"/>27,248</text:p>
          </table:table-cell>
          <table:table-cell table:style-name="ce24" office:value-type="float" office:value="25923" calcext:value-type="float">
            <text:p><text:s text:c="3"/>25,9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五結鄉</text:p>
          </table:table-cell>
          <table:table-cell table:style-name="ce18" office:value-type="float" office:value="14987" calcext:value-type="float">
            <text:p><text:s text:c="3"/>14,987</text:p>
          </table:table-cell>
          <table:table-cell table:style-name="ce18" office:value-type="float" office:value="39601" calcext:value-type="float">
            <text:p><text:s text:c="3"/>39,601</text:p>
          </table:table-cell>
          <table:table-cell table:style-name="ce18" office:value-type="float" office:value="20460" calcext:value-type="float">
            <text:p><text:s text:c="3"/>20,460</text:p>
          </table:table-cell>
          <table:table-cell table:style-name="ce24" office:value-type="float" office:value="19141" calcext:value-type="float">
            <text:p><text:s text:c="3"/>19,14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星鄉</text:p>
          </table:table-cell>
          <table:table-cell table:style-name="ce18" office:value-type="float" office:value="8589" calcext:value-type="float">
            <text:p><text:s text:c="3"/>8,589</text:p>
          </table:table-cell>
          <table:table-cell table:style-name="ce18" office:value-type="float" office:value="21412" calcext:value-type="float">
            <text:p><text:s text:c="3"/>21,412</text:p>
          </table:table-cell>
          <table:table-cell table:style-name="ce18" office:value-type="float" office:value="11551" calcext:value-type="float">
            <text:p><text:s text:c="3"/>11,551</text:p>
          </table:table-cell>
          <table:table-cell table:style-name="ce24" office:value-type="float" office:value="9861" calcext:value-type="float">
            <text:p><text:s text:c="3"/>9,86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大同鄉</text:p>
          </table:table-cell>
          <table:table-cell table:style-name="ce18" office:value-type="float" office:value="1906" calcext:value-type="float">
            <text:p><text:s text:c="3"/>1,906</text:p>
          </table:table-cell>
          <table:table-cell table:style-name="ce18" office:value-type="float" office:value="6144" calcext:value-type="float">
            <text:p><text:s text:c="3"/>6,144</text:p>
          </table:table-cell>
          <table:table-cell table:style-name="ce18" office:value-type="float" office:value="3306" calcext:value-type="float">
            <text:p><text:s text:c="3"/>3,306</text:p>
          </table:table-cell>
          <table:table-cell table:style-name="ce24" office:value-type="float" office:value="2838" calcext:value-type="float">
            <text:p><text:s text:c="3"/>2,83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南澳鄉</text:p>
          </table:table-cell>
          <table:table-cell table:style-name="ce19" office:value-type="float" office:value="1957" calcext:value-type="float">
            <text:p><text:s text:c="3"/>1,957</text:p>
          </table:table-cell>
          <table:table-cell table:style-name="ce19" office:value-type="float" office:value="5921" calcext:value-type="float">
            <text:p><text:s text:c="3"/>5,921</text:p>
          </table:table-cell>
          <table:table-cell table:style-name="ce19" office:value-type="float" office:value="3092" calcext:value-type="float">
            <text:p><text:s text:c="3"/>3,092</text:p>
          </table:table-cell>
          <table:table-cell table:style-name="ce25" office:value-type="float" office:value="2829" calcext:value-type="float">
            <text:p><text:s text:c="3"/>2,829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2月底</text:p>
          </table:table-cell>
          <table:table-cell table:style-name="ce39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新竹縣</text:p>
          </table:table-cell>
          <table:table-cell table:style-name="ce17" office:value-type="float" office:value="191590" calcext:value-type="float">
            <text:p><text:s text:c="3"/>191,590</text:p>
          </table:table-cell>
          <table:table-cell table:style-name="ce17" office:value-type="float" office:value="552488" calcext:value-type="float">
            <text:p><text:s text:c="3"/>552,488</text:p>
          </table:table-cell>
          <table:table-cell table:style-name="ce17" office:value-type="float" office:value="282278" calcext:value-type="float">
            <text:p><text:s text:c="3"/>282,278</text:p>
          </table:table-cell>
          <table:table-cell table:style-name="ce23" office:value-type="float" office:value="270210" calcext:value-type="float">
            <text:p><text:s text:c="3"/>270,21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北市</text:p>
          </table:table-cell>
          <table:table-cell table:style-name="ce18" office:value-type="float" office:value="65939" calcext:value-type="float">
            <text:p><text:s text:c="3"/>65,939</text:p>
          </table:table-cell>
          <table:table-cell table:style-name="ce18" office:value-type="float" office:value="182538" calcext:value-type="float">
            <text:p><text:s text:c="3"/>182,538</text:p>
          </table:table-cell>
          <table:table-cell table:style-name="ce18" office:value-type="float" office:value="90878" calcext:value-type="float">
            <text:p><text:s text:c="3"/>90,878</text:p>
          </table:table-cell>
          <table:table-cell table:style-name="ce24" office:value-type="float" office:value="91660" calcext:value-type="float">
            <text:p><text:s text:c="3"/>91,66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關西鎮</text:p>
          </table:table-cell>
          <table:table-cell table:style-name="ce18" office:value-type="float" office:value="9419" calcext:value-type="float">
            <text:p><text:s text:c="3"/>9,419</text:p>
          </table:table-cell>
          <table:table-cell table:style-name="ce18" office:value-type="float" office:value="28827" calcext:value-type="float">
            <text:p><text:s text:c="3"/>28,827</text:p>
          </table:table-cell>
          <table:table-cell table:style-name="ce18" office:value-type="float" office:value="15419" calcext:value-type="float">
            <text:p><text:s text:c="3"/>15,419</text:p>
          </table:table-cell>
          <table:table-cell table:style-name="ce24" office:value-type="float" office:value="13408" calcext:value-type="float">
            <text:p><text:s text:c="3"/>13,40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埔鎮</text:p>
          </table:table-cell>
          <table:table-cell table:style-name="ce18" office:value-type="float" office:value="10729" calcext:value-type="float">
            <text:p><text:s text:c="3"/>10,729</text:p>
          </table:table-cell>
          <table:table-cell table:style-name="ce18" office:value-type="float" office:value="33351" calcext:value-type="float">
            <text:p><text:s text:c="3"/>33,351</text:p>
          </table:table-cell>
          <table:table-cell table:style-name="ce18" office:value-type="float" office:value="17795" calcext:value-type="float">
            <text:p><text:s text:c="3"/>17,795</text:p>
          </table:table-cell>
          <table:table-cell table:style-name="ce24" office:value-type="float" office:value="15556" calcext:value-type="float">
            <text:p><text:s text:c="3"/>15,55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東鎮</text:p>
          </table:table-cell>
          <table:table-cell table:style-name="ce18" office:value-type="float" office:value="33990" calcext:value-type="float">
            <text:p><text:s text:c="3"/>33,990</text:p>
          </table:table-cell>
          <table:table-cell table:style-name="ce18" office:value-type="float" office:value="96843" calcext:value-type="float">
            <text:p><text:s text:c="3"/>96,843</text:p>
          </table:table-cell>
          <table:table-cell table:style-name="ce18" office:value-type="float" office:value="48633" calcext:value-type="float">
            <text:p><text:s text:c="3"/>48,633</text:p>
          </table:table-cell>
          <table:table-cell table:style-name="ce24" office:value-type="float" office:value="48210" calcext:value-type="float">
            <text:p><text:s text:c="3"/>48,21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湖口鄉</text:p>
          </table:table-cell>
          <table:table-cell table:style-name="ce18" office:value-type="float" office:value="26629" calcext:value-type="float">
            <text:p><text:s text:c="3"/>26,629</text:p>
          </table:table-cell>
          <table:table-cell table:style-name="ce18" office:value-type="float" office:value="77477" calcext:value-type="float">
            <text:p><text:s text:c="3"/>77,477</text:p>
          </table:table-cell>
          <table:table-cell table:style-name="ce18" office:value-type="float" office:value="39241" calcext:value-type="float">
            <text:p><text:s text:c="3"/>39,241</text:p>
          </table:table-cell>
          <table:table-cell table:style-name="ce24" office:value-type="float" office:value="38236" calcext:value-type="float">
            <text:p><text:s text:c="3"/>38,23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橫山鄉</text:p>
          </table:table-cell>
          <table:table-cell table:style-name="ce18" office:value-type="float" office:value="4438" calcext:value-type="float">
            <text:p><text:s text:c="3"/>4,438</text:p>
          </table:table-cell>
          <table:table-cell table:style-name="ce18" office:value-type="float" office:value="13008" calcext:value-type="float">
            <text:p><text:s text:c="3"/>13,008</text:p>
          </table:table-cell>
          <table:table-cell table:style-name="ce18" office:value-type="float" office:value="7052" calcext:value-type="float">
            <text:p><text:s text:c="3"/>7,052</text:p>
          </table:table-cell>
          <table:table-cell table:style-name="ce24" office:value-type="float" office:value="5956" calcext:value-type="float">
            <text:p><text:s text:c="3"/>5,95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豐鄉</text:p>
          </table:table-cell>
          <table:table-cell table:style-name="ce18" office:value-type="float" office:value="18552" calcext:value-type="float">
            <text:p><text:s text:c="3"/>18,552</text:p>
          </table:table-cell>
          <table:table-cell table:style-name="ce18" office:value-type="float" office:value="56793" calcext:value-type="float">
            <text:p><text:s text:c="3"/>56,793</text:p>
          </table:table-cell>
          <table:table-cell table:style-name="ce18" office:value-type="float" office:value="29142" calcext:value-type="float">
            <text:p><text:s text:c="3"/>29,142</text:p>
          </table:table-cell>
          <table:table-cell table:style-name="ce24" office:value-type="float" office:value="27651" calcext:value-type="float">
            <text:p><text:s text:c="3"/>27,65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芎林鄉</text:p>
          </table:table-cell>
          <table:table-cell table:style-name="ce18" office:value-type="float" office:value="6512" calcext:value-type="float">
            <text:p><text:s text:c="3"/>6,512</text:p>
          </table:table-cell>
          <table:table-cell table:style-name="ce18" office:value-type="float" office:value="20080" calcext:value-type="float">
            <text:p><text:s text:c="3"/>20,080</text:p>
          </table:table-cell>
          <table:table-cell table:style-name="ce18" office:value-type="float" office:value="10635" calcext:value-type="float">
            <text:p><text:s text:c="3"/>10,635</text:p>
          </table:table-cell>
          <table:table-cell table:style-name="ce24" office:value-type="float" office:value="9445" calcext:value-type="float">
            <text:p><text:s text:c="3"/>9,44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寶山鄉</text:p>
          </table:table-cell>
          <table:table-cell table:style-name="ce18" office:value-type="float" office:value="5562" calcext:value-type="float">
            <text:p><text:s text:c="3"/>5,562</text:p>
          </table:table-cell>
          <table:table-cell table:style-name="ce18" office:value-type="float" office:value="14560" calcext:value-type="float">
            <text:p><text:s text:c="3"/>14,560</text:p>
          </table:table-cell>
          <table:table-cell table:style-name="ce18" office:value-type="float" office:value="7842" calcext:value-type="float">
            <text:p><text:s text:c="3"/>7,842</text:p>
          </table:table-cell>
          <table:table-cell table:style-name="ce24" office:value-type="float" office:value="6718" calcext:value-type="float">
            <text:p><text:s text:c="3"/>6,71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埔鄉</text:p>
          </table:table-cell>
          <table:table-cell table:style-name="ce18" office:value-type="float" office:value="3106" calcext:value-type="float">
            <text:p><text:s text:c="3"/>3,106</text:p>
          </table:table-cell>
          <table:table-cell table:style-name="ce18" office:value-type="float" office:value="9355" calcext:value-type="float">
            <text:p><text:s text:c="3"/>9,355</text:p>
          </table:table-cell>
          <table:table-cell table:style-name="ce18" office:value-type="float" office:value="5096" calcext:value-type="float">
            <text:p><text:s text:c="3"/>5,096</text:p>
          </table:table-cell>
          <table:table-cell table:style-name="ce24" office:value-type="float" office:value="4259" calcext:value-type="float">
            <text:p><text:s text:c="3"/>4,25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峨眉鄉</text:p>
          </table:table-cell>
          <table:table-cell table:style-name="ce18" office:value-type="float" office:value="2073" calcext:value-type="float">
            <text:p><text:s text:c="3"/>2,073</text:p>
          </table:table-cell>
          <table:table-cell table:style-name="ce18" office:value-type="float" office:value="5530" calcext:value-type="float">
            <text:p><text:s text:c="3"/>5,530</text:p>
          </table:table-cell>
          <table:table-cell table:style-name="ce18" office:value-type="float" office:value="3037" calcext:value-type="float">
            <text:p><text:s text:c="3"/>3,037</text:p>
          </table:table-cell>
          <table:table-cell table:style-name="ce24" office:value-type="float" office:value="2493" calcext:value-type="float">
            <text:p><text:s text:c="3"/>2,49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尖石鄉</text:p>
          </table:table-cell>
          <table:table-cell table:style-name="ce18" office:value-type="float" office:value="2884" calcext:value-type="float">
            <text:p><text:s text:c="3"/>2,884</text:p>
          </table:table-cell>
          <table:table-cell table:style-name="ce18" office:value-type="float" office:value="9540" calcext:value-type="float">
            <text:p><text:s text:c="3"/>9,540</text:p>
          </table:table-cell>
          <table:table-cell table:style-name="ce18" office:value-type="float" office:value="5032" calcext:value-type="float">
            <text:p><text:s text:c="3"/>5,032</text:p>
          </table:table-cell>
          <table:table-cell table:style-name="ce24" office:value-type="float" office:value="4508" calcext:value-type="float">
            <text:p><text:s text:c="3"/>4,50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五峰鄉</text:p>
          </table:table-cell>
          <table:table-cell table:style-name="ce19" office:value-type="float" office:value="1757" calcext:value-type="float">
            <text:p><text:s text:c="3"/>1,757</text:p>
          </table:table-cell>
          <table:table-cell table:style-name="ce19" office:value-type="float" office:value="4586" calcext:value-type="float">
            <text:p><text:s text:c="3"/>4,586</text:p>
          </table:table-cell>
          <table:table-cell table:style-name="ce19" office:value-type="float" office:value="2476" calcext:value-type="float">
            <text:p><text:s text:c="3"/>2,476</text:p>
          </table:table-cell>
          <table:table-cell table:style-name="ce25" office:value-type="float" office:value="2110" calcext:value-type="float">
            <text:p><text:s text:c="3"/>2,110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苗栗縣</text:p>
          </table:table-cell>
          <table:table-cell table:style-name="ce17" office:value-type="float" office:value="187946" calcext:value-type="float">
            <text:p><text:s text:c="3"/>187,946</text:p>
          </table:table-cell>
          <table:table-cell table:style-name="ce17" office:value-type="float" office:value="552807" calcext:value-type="float">
            <text:p><text:s text:c="3"/>552,807</text:p>
          </table:table-cell>
          <table:table-cell table:style-name="ce17" office:value-type="float" office:value="285324" calcext:value-type="float">
            <text:p><text:s text:c="3"/>285,324</text:p>
          </table:table-cell>
          <table:table-cell table:style-name="ce23" office:value-type="float" office:value="267483" calcext:value-type="float">
            <text:p><text:s text:c="3"/>267,48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苗栗市</text:p>
          </table:table-cell>
          <table:table-cell table:style-name="ce18" office:value-type="float" office:value="31358" calcext:value-type="float">
            <text:p><text:s text:c="3"/>31,358</text:p>
          </table:table-cell>
          <table:table-cell table:style-name="ce18" office:value-type="float" office:value="88907" calcext:value-type="float">
            <text:p><text:s text:c="3"/>88,907</text:p>
          </table:table-cell>
          <table:table-cell table:style-name="ce18" office:value-type="float" office:value="44408" calcext:value-type="float">
            <text:p><text:s text:c="3"/>44,408</text:p>
          </table:table-cell>
          <table:table-cell table:style-name="ce24" office:value-type="float" office:value="44499" calcext:value-type="float">
            <text:p><text:s text:c="3"/>44,49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頭份市</text:p>
          </table:table-cell>
          <table:table-cell table:style-name="ce18" office:value-type="float" office:value="34809" calcext:value-type="float">
            <text:p><text:s text:c="3"/>34,809</text:p>
          </table:table-cell>
          <table:table-cell table:style-name="ce18" office:value-type="float" office:value="103127" calcext:value-type="float">
            <text:p><text:s text:c="3"/>103,127</text:p>
          </table:table-cell>
          <table:table-cell table:style-name="ce18" office:value-type="float" office:value="52079" calcext:value-type="float">
            <text:p><text:s text:c="3"/>52,079</text:p>
          </table:table-cell>
          <table:table-cell table:style-name="ce24" office:value-type="float" office:value="51048" calcext:value-type="float">
            <text:p><text:s text:c="3"/>51,04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苑裡鎮</text:p>
          </table:table-cell>
          <table:table-cell table:style-name="ce18" office:value-type="float" office:value="14665" calcext:value-type="float">
            <text:p><text:s text:c="3"/>14,665</text:p>
          </table:table-cell>
          <table:table-cell table:style-name="ce18" office:value-type="float" office:value="45870" calcext:value-type="float">
            <text:p><text:s text:c="3"/>45,870</text:p>
          </table:table-cell>
          <table:table-cell table:style-name="ce18" office:value-type="float" office:value="23889" calcext:value-type="float">
            <text:p><text:s text:c="3"/>23,889</text:p>
          </table:table-cell>
          <table:table-cell table:style-name="ce24" office:value-type="float" office:value="21981" calcext:value-type="float">
            <text:p><text:s text:c="3"/>21,9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通霄鎮</text:p>
          </table:table-cell>
          <table:table-cell table:style-name="ce18" office:value-type="float" office:value="11590" calcext:value-type="float">
            <text:p><text:s text:c="3"/>11,590</text:p>
          </table:table-cell>
          <table:table-cell table:style-name="ce18" office:value-type="float" office:value="34558" calcext:value-type="float">
            <text:p><text:s text:c="3"/>34,558</text:p>
          </table:table-cell>
          <table:table-cell table:style-name="ce18" office:value-type="float" office:value="18258" calcext:value-type="float">
            <text:p><text:s text:c="3"/>18,258</text:p>
          </table:table-cell>
          <table:table-cell table:style-name="ce24" office:value-type="float" office:value="16300" calcext:value-type="float">
            <text:p><text:s text:c="3"/>16,30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南鎮</text:p>
          </table:table-cell>
          <table:table-cell table:style-name="ce18" office:value-type="float" office:value="29304" calcext:value-type="float">
            <text:p><text:s text:c="3"/>29,304</text:p>
          </table:table-cell>
          <table:table-cell table:style-name="ce18" office:value-type="float" office:value="85640" calcext:value-type="float">
            <text:p><text:s text:c="3"/>85,640</text:p>
          </table:table-cell>
          <table:table-cell table:style-name="ce18" office:value-type="float" office:value="43247" calcext:value-type="float">
            <text:p><text:s text:c="3"/>43,247</text:p>
          </table:table-cell>
          <table:table-cell table:style-name="ce24" office:value-type="float" office:value="42393" calcext:value-type="float">
            <text:p><text:s text:c="3"/>42,39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後龍鎮</text:p>
          </table:table-cell>
          <table:table-cell table:style-name="ce18" office:value-type="float" office:value="11919" calcext:value-type="float">
            <text:p><text:s text:c="3"/>11,919</text:p>
          </table:table-cell>
          <table:table-cell table:style-name="ce18" office:value-type="float" office:value="36661" calcext:value-type="float">
            <text:p><text:s text:c="3"/>36,661</text:p>
          </table:table-cell>
          <table:table-cell table:style-name="ce18" office:value-type="float" office:value="19384" calcext:value-type="float">
            <text:p><text:s text:c="3"/>19,384</text:p>
          </table:table-cell>
          <table:table-cell table:style-name="ce24" office:value-type="float" office:value="17277" calcext:value-type="float">
            <text:p><text:s text:c="3"/>17,27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卓蘭鎮</text:p>
          </table:table-cell>
          <table:table-cell table:style-name="ce18" office:value-type="float" office:value="6032" calcext:value-type="float">
            <text:p><text:s text:c="3"/>6,032</text:p>
          </table:table-cell>
          <table:table-cell table:style-name="ce18" office:value-type="float" office:value="17030" calcext:value-type="float">
            <text:p><text:s text:c="3"/>17,030</text:p>
          </table:table-cell>
          <table:table-cell table:style-name="ce18" office:value-type="float" office:value="8934" calcext:value-type="float">
            <text:p><text:s text:c="3"/>8,934</text:p>
          </table:table-cell>
          <table:table-cell table:style-name="ce24" office:value-type="float" office:value="8096" calcext:value-type="float">
            <text:p><text:s text:c="3"/>8,09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湖鄉</text:p>
          </table:table-cell>
          <table:table-cell table:style-name="ce18" office:value-type="float" office:value="5410" calcext:value-type="float">
            <text:p><text:s text:c="3"/>5,410</text:p>
          </table:table-cell>
          <table:table-cell table:style-name="ce18" office:value-type="float" office:value="14697" calcext:value-type="float">
            <text:p><text:s text:c="3"/>14,697</text:p>
          </table:table-cell>
          <table:table-cell table:style-name="ce18" office:value-type="float" office:value="7790" calcext:value-type="float">
            <text:p><text:s text:c="3"/>7,790</text:p>
          </table:table-cell>
          <table:table-cell table:style-name="ce24" office:value-type="float" office:value="6907" calcext:value-type="float">
            <text:p><text:s text:c="3"/>6,90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公館鄉</text:p>
          </table:table-cell>
          <table:table-cell table:style-name="ce18" office:value-type="float" office:value="10728" calcext:value-type="float">
            <text:p><text:s text:c="3"/>10,728</text:p>
          </table:table-cell>
          <table:table-cell table:style-name="ce18" office:value-type="float" office:value="33659" calcext:value-type="float">
            <text:p><text:s text:c="3"/>33,659</text:p>
          </table:table-cell>
          <table:table-cell table:style-name="ce18" office:value-type="float" office:value="17567" calcext:value-type="float">
            <text:p><text:s text:c="3"/>17,567</text:p>
          </table:table-cell>
          <table:table-cell table:style-name="ce24" office:value-type="float" office:value="16092" calcext:value-type="float">
            <text:p><text:s text:c="3"/>16,09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銅鑼鄉</text:p>
          </table:table-cell>
          <table:table-cell table:style-name="ce18" office:value-type="float" office:value="6134" calcext:value-type="float">
            <text:p><text:s text:c="3"/>6,134</text:p>
          </table:table-cell>
          <table:table-cell table:style-name="ce18" office:value-type="float" office:value="18097" calcext:value-type="float">
            <text:p><text:s text:c="3"/>18,097</text:p>
          </table:table-cell>
          <table:table-cell table:style-name="ce18" office:value-type="float" office:value="9637" calcext:value-type="float">
            <text:p><text:s text:c="3"/>9,637</text:p>
          </table:table-cell>
          <table:table-cell table:style-name="ce24" office:value-type="float" office:value="8460" calcext:value-type="float">
            <text:p><text:s text:c="3"/>8,46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庄鄉</text:p>
          </table:table-cell>
          <table:table-cell table:style-name="ce18" office:value-type="float" office:value="3935" calcext:value-type="float">
            <text:p><text:s text:c="3"/>3,935</text:p>
          </table:table-cell>
          <table:table-cell table:style-name="ce18" office:value-type="float" office:value="10158" calcext:value-type="float">
            <text:p><text:s text:c="3"/>10,158</text:p>
          </table:table-cell>
          <table:table-cell table:style-name="ce18" office:value-type="float" office:value="5574" calcext:value-type="float">
            <text:p><text:s text:c="3"/>5,574</text:p>
          </table:table-cell>
          <table:table-cell table:style-name="ce24" office:value-type="float" office:value="4584" calcext:value-type="float">
            <text:p><text:s text:c="3"/>4,58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頭屋鄉</text:p>
          </table:table-cell>
          <table:table-cell table:style-name="ce18" office:value-type="float" office:value="3646" calcext:value-type="float">
            <text:p><text:s text:c="3"/>3,646</text:p>
          </table:table-cell>
          <table:table-cell table:style-name="ce18" office:value-type="float" office:value="10847" calcext:value-type="float">
            <text:p><text:s text:c="3"/>10,847</text:p>
          </table:table-cell>
          <table:table-cell table:style-name="ce18" office:value-type="float" office:value="5755" calcext:value-type="float">
            <text:p><text:s text:c="3"/>5,755</text:p>
          </table:table-cell>
          <table:table-cell table:style-name="ce24" office:value-type="float" office:value="5092" calcext:value-type="float">
            <text:p><text:s text:c="3"/>5,09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義鄉</text:p>
          </table:table-cell>
          <table:table-cell table:style-name="ce18" office:value-type="float" office:value="5565" calcext:value-type="float">
            <text:p><text:s text:c="3"/>5,565</text:p>
          </table:table-cell>
          <table:table-cell table:style-name="ce18" office:value-type="float" office:value="16458" calcext:value-type="float">
            <text:p><text:s text:c="3"/>16,458</text:p>
          </table:table-cell>
          <table:table-cell table:style-name="ce18" office:value-type="float" office:value="8697" calcext:value-type="float">
            <text:p><text:s text:c="3"/>8,697</text:p>
          </table:table-cell>
          <table:table-cell table:style-name="ce24" office:value-type="float" office:value="7761" calcext:value-type="float">
            <text:p><text:s text:c="3"/>7,76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湖鄉</text:p>
          </table:table-cell>
          <table:table-cell table:style-name="ce18" office:value-type="float" office:value="2642" calcext:value-type="float">
            <text:p><text:s text:c="3"/>2,642</text:p>
          </table:table-cell>
          <table:table-cell table:style-name="ce18" office:value-type="float" office:value="7112" calcext:value-type="float">
            <text:p><text:s text:c="3"/>7,112</text:p>
          </table:table-cell>
          <table:table-cell table:style-name="ce18" office:value-type="float" office:value="3969" calcext:value-type="float">
            <text:p><text:s text:c="3"/>3,969</text:p>
          </table:table-cell>
          <table:table-cell table:style-name="ce24" office:value-type="float" office:value="3143" calcext:value-type="float">
            <text:p><text:s text:c="3"/>3,14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造橋鄉</text:p>
          </table:table-cell>
          <table:table-cell table:style-name="ce18" office:value-type="float" office:value="4123" calcext:value-type="float">
            <text:p><text:s text:c="3"/>4,123</text:p>
          </table:table-cell>
          <table:table-cell table:style-name="ce18" office:value-type="float" office:value="12934" calcext:value-type="float">
            <text:p><text:s text:c="3"/>12,934</text:p>
          </table:table-cell>
          <table:table-cell table:style-name="ce18" office:value-type="float" office:value="6822" calcext:value-type="float">
            <text:p><text:s text:c="3"/>6,822</text:p>
          </table:table-cell>
          <table:table-cell table:style-name="ce24" office:value-type="float" office:value="6112" calcext:value-type="float">
            <text:p><text:s text:c="3"/>6,1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灣鄉</text:p>
          </table:table-cell>
          <table:table-cell table:style-name="ce18" office:value-type="float" office:value="2400" calcext:value-type="float">
            <text:p><text:s text:c="3"/>2,400</text:p>
          </table:table-cell>
          <table:table-cell table:style-name="ce18" office:value-type="float" office:value="6741" calcext:value-type="float">
            <text:p><text:s text:c="3"/>6,741</text:p>
          </table:table-cell>
          <table:table-cell table:style-name="ce18" office:value-type="float" office:value="3680" calcext:value-type="float">
            <text:p><text:s text:c="3"/>3,680</text:p>
          </table:table-cell>
          <table:table-cell table:style-name="ce24" office:value-type="float" office:value="3061" calcext:value-type="float">
            <text:p><text:s text:c="3"/>3,06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獅潭鄉</text:p>
          </table:table-cell>
          <table:table-cell table:style-name="ce18" office:value-type="float" office:value="1717" calcext:value-type="float">
            <text:p><text:s text:c="3"/>1,717</text:p>
          </table:table-cell>
          <table:table-cell table:style-name="ce18" office:value-type="float" office:value="4414" calcext:value-type="float">
            <text:p><text:s text:c="3"/>4,414</text:p>
          </table:table-cell>
          <table:table-cell table:style-name="ce18" office:value-type="float" office:value="2475" calcext:value-type="float">
            <text:p><text:s text:c="3"/>2,475</text:p>
          </table:table-cell>
          <table:table-cell table:style-name="ce24" office:value-type="float" office:value="1939" calcext:value-type="float">
            <text:p><text:s text:c="3"/>1,93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泰安鄉</text:p>
          </table:table-cell>
          <table:table-cell table:style-name="ce19" office:value-type="float" office:value="1969" calcext:value-type="float">
            <text:p><text:s text:c="3"/>1,969</text:p>
          </table:table-cell>
          <table:table-cell table:style-name="ce19" office:value-type="float" office:value="5897" calcext:value-type="float">
            <text:p><text:s text:c="3"/>5,897</text:p>
          </table:table-cell>
          <table:table-cell table:style-name="ce19" office:value-type="float" office:value="3159" calcext:value-type="float">
            <text:p><text:s text:c="3"/>3,159</text:p>
          </table:table-cell>
          <table:table-cell table:style-name="ce25" office:value-type="float" office:value="2738" calcext:value-type="float">
            <text:p><text:s text:c="3"/>2,738</text:p>
          </table:table-cell>
          <table:table-cell table:number-columns-repeated="1019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彰化縣</text:p>
          </table:table-cell>
          <table:table-cell table:style-name="ce17" office:value-type="float" office:value="387326" calcext:value-type="float">
            <text:p><text:s text:c="3"/>387,326</text:p>
          </table:table-cell>
          <table:table-cell table:style-name="ce17" office:value-type="float" office:value="1281304" calcext:value-type="float">
            <text:p><text:s text:c="3"/>1,281,304</text:p>
          </table:table-cell>
          <table:table-cell table:style-name="ce17" office:value-type="float" office:value="652884" calcext:value-type="float">
            <text:p><text:s text:c="3"/>652,884</text:p>
          </table:table-cell>
          <table:table-cell table:style-name="ce23" office:value-type="float" office:value="628420" calcext:value-type="float">
            <text:p><text:s text:c="3"/>628,42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彰化市</text:p>
          </table:table-cell>
          <table:table-cell table:style-name="ce18" office:value-type="float" office:value="76457" calcext:value-type="float">
            <text:p><text:s text:c="3"/>76,457</text:p>
          </table:table-cell>
          <table:table-cell table:style-name="ce18" office:value-type="float" office:value="233341" calcext:value-type="float">
            <text:p><text:s text:c="3"/>233,341</text:p>
          </table:table-cell>
          <table:table-cell table:style-name="ce18" office:value-type="float" office:value="115262" calcext:value-type="float">
            <text:p><text:s text:c="3"/>115,262</text:p>
          </table:table-cell>
          <table:table-cell table:style-name="ce24" office:value-type="float" office:value="118079" calcext:value-type="float">
            <text:p><text:s text:c="3"/>118,07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員林市</text:p>
          </table:table-cell>
          <table:table-cell table:style-name="ce18" office:value-type="float" office:value="39301" calcext:value-type="float">
            <text:p><text:s text:c="3"/>39,301</text:p>
          </table:table-cell>
          <table:table-cell table:style-name="ce18" office:value-type="float" office:value="124562" calcext:value-type="float">
            <text:p><text:s text:c="3"/>124,562</text:p>
          </table:table-cell>
          <table:table-cell table:style-name="ce18" office:value-type="float" office:value="61924" calcext:value-type="float">
            <text:p><text:s text:c="3"/>61,924</text:p>
          </table:table-cell>
          <table:table-cell table:style-name="ce24" office:value-type="float" office:value="62638" calcext:value-type="float">
            <text:p><text:s text:c="3"/>62,63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鹿港鎮</text:p>
          </table:table-cell>
          <table:table-cell table:style-name="ce18" office:value-type="float" office:value="24519" calcext:value-type="float">
            <text:p><text:s text:c="3"/>24,519</text:p>
          </table:table-cell>
          <table:table-cell table:style-name="ce18" office:value-type="float" office:value="86812" calcext:value-type="float">
            <text:p><text:s text:c="3"/>86,812</text:p>
          </table:table-cell>
          <table:table-cell table:style-name="ce18" office:value-type="float" office:value="44132" calcext:value-type="float">
            <text:p><text:s text:c="3"/>44,132</text:p>
          </table:table-cell>
          <table:table-cell table:style-name="ce24" office:value-type="float" office:value="42680" calcext:value-type="float">
            <text:p><text:s text:c="3"/>42,68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和美鎮</text:p>
          </table:table-cell>
          <table:table-cell table:style-name="ce18" office:value-type="float" office:value="26770" calcext:value-type="float">
            <text:p><text:s text:c="3"/>26,770</text:p>
          </table:table-cell>
          <table:table-cell table:style-name="ce18" office:value-type="float" office:value="90946" calcext:value-type="float">
            <text:p><text:s text:c="3"/>90,946</text:p>
          </table:table-cell>
          <table:table-cell table:style-name="ce18" office:value-type="float" office:value="46282" calcext:value-type="float">
            <text:p><text:s text:c="3"/>46,282</text:p>
          </table:table-cell>
          <table:table-cell table:style-name="ce24" office:value-type="float" office:value="44664" calcext:value-type="float">
            <text:p><text:s text:c="3"/>44,6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斗鎮</text:p>
          </table:table-cell>
          <table:table-cell table:style-name="ce18" office:value-type="float" office:value="10708" calcext:value-type="float">
            <text:p><text:s text:c="3"/>10,708</text:p>
          </table:table-cell>
          <table:table-cell table:style-name="ce18" office:value-type="float" office:value="33335" calcext:value-type="float">
            <text:p><text:s text:c="3"/>33,335</text:p>
          </table:table-cell>
          <table:table-cell table:style-name="ce18" office:value-type="float" office:value="16791" calcext:value-type="float">
            <text:p><text:s text:c="3"/>16,791</text:p>
          </table:table-cell>
          <table:table-cell table:style-name="ce24" office:value-type="float" office:value="16544" calcext:value-type="float">
            <text:p><text:s text:c="3"/>16,54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溪湖鎮</text:p>
          </table:table-cell>
          <table:table-cell table:style-name="ce18" office:value-type="float" office:value="16358" calcext:value-type="float">
            <text:p><text:s text:c="3"/>16,358</text:p>
          </table:table-cell>
          <table:table-cell table:style-name="ce18" office:value-type="float" office:value="55660" calcext:value-type="float">
            <text:p><text:s text:c="3"/>55,660</text:p>
          </table:table-cell>
          <table:table-cell table:style-name="ce18" office:value-type="float" office:value="28208" calcext:value-type="float">
            <text:p><text:s text:c="3"/>28,208</text:p>
          </table:table-cell>
          <table:table-cell table:style-name="ce24" office:value-type="float" office:value="27452" calcext:value-type="float">
            <text:p><text:s text:c="3"/>27,45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田中鎮</text:p>
          </table:table-cell>
          <table:table-cell table:style-name="ce18" office:value-type="float" office:value="13177" calcext:value-type="float">
            <text:p><text:s text:c="3"/>13,177</text:p>
          </table:table-cell>
          <table:table-cell table:style-name="ce18" office:value-type="float" office:value="41867" calcext:value-type="float">
            <text:p><text:s text:c="3"/>41,867</text:p>
          </table:table-cell>
          <table:table-cell table:style-name="ce18" office:value-type="float" office:value="21595" calcext:value-type="float">
            <text:p><text:s text:c="3"/>21,595</text:p>
          </table:table-cell>
          <table:table-cell table:style-name="ce24" office:value-type="float" office:value="20272" calcext:value-type="float">
            <text:p><text:s text:c="3"/>20,27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二林鎮</text:p>
          </table:table-cell>
          <table:table-cell table:style-name="ce18" office:value-type="float" office:value="15069" calcext:value-type="float">
            <text:p><text:s text:c="3"/>15,069</text:p>
          </table:table-cell>
          <table:table-cell table:style-name="ce18" office:value-type="float" office:value="50941" calcext:value-type="float">
            <text:p><text:s text:c="3"/>50,941</text:p>
          </table:table-cell>
          <table:table-cell table:style-name="ce18" office:value-type="float" office:value="26195" calcext:value-type="float">
            <text:p><text:s text:c="3"/>26,195</text:p>
          </table:table-cell>
          <table:table-cell table:style-name="ce24" office:value-type="float" office:value="24746" calcext:value-type="float">
            <text:p><text:s text:c="3"/>24,74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線西鄉</text:p>
          </table:table-cell>
          <table:table-cell table:style-name="ce18" office:value-type="float" office:value="4410" calcext:value-type="float">
            <text:p><text:s text:c="3"/>4,410</text:p>
          </table:table-cell>
          <table:table-cell table:style-name="ce18" office:value-type="float" office:value="16925" calcext:value-type="float">
            <text:p><text:s text:c="3"/>16,925</text:p>
          </table:table-cell>
          <table:table-cell table:style-name="ce18" office:value-type="float" office:value="8675" calcext:value-type="float">
            <text:p><text:s text:c="3"/>8,675</text:p>
          </table:table-cell>
          <table:table-cell table:style-name="ce24" office:value-type="float" office:value="8250" calcext:value-type="float">
            <text:p><text:s text:c="3"/>8,25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伸港鄉</text:p>
          </table:table-cell>
          <table:table-cell table:style-name="ce18" office:value-type="float" office:value="9990" calcext:value-type="float">
            <text:p><text:s text:c="3"/>9,990</text:p>
          </table:table-cell>
          <table:table-cell table:style-name="ce18" office:value-type="float" office:value="36964" calcext:value-type="float">
            <text:p><text:s text:c="3"/>36,964</text:p>
          </table:table-cell>
          <table:table-cell table:style-name="ce18" office:value-type="float" office:value="18853" calcext:value-type="float">
            <text:p><text:s text:c="3"/>18,853</text:p>
          </table:table-cell>
          <table:table-cell table:style-name="ce24" office:value-type="float" office:value="18111" calcext:value-type="float">
            <text:p><text:s text:c="3"/>18,11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福興鄉</text:p>
          </table:table-cell>
          <table:table-cell table:style-name="ce18" office:value-type="float" office:value="12828" calcext:value-type="float">
            <text:p><text:s text:c="3"/>12,828</text:p>
          </table:table-cell>
          <table:table-cell table:style-name="ce18" office:value-type="float" office:value="47253" calcext:value-type="float">
            <text:p><text:s text:c="3"/>47,253</text:p>
          </table:table-cell>
          <table:table-cell table:style-name="ce18" office:value-type="float" office:value="24602" calcext:value-type="float">
            <text:p><text:s text:c="3"/>24,602</text:p>
          </table:table-cell>
          <table:table-cell table:style-name="ce24" office:value-type="float" office:value="22651" calcext:value-type="float">
            <text:p><text:s text:c="3"/>22,65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秀水鄉</text:p>
          </table:table-cell>
          <table:table-cell table:style-name="ce18" office:value-type="float" office:value="10789" calcext:value-type="float">
            <text:p><text:s text:c="3"/>10,789</text:p>
          </table:table-cell>
          <table:table-cell table:style-name="ce18" office:value-type="float" office:value="39354" calcext:value-type="float">
            <text:p><text:s text:c="3"/>39,354</text:p>
          </table:table-cell>
          <table:table-cell table:style-name="ce18" office:value-type="float" office:value="20314" calcext:value-type="float">
            <text:p><text:s text:c="3"/>20,314</text:p>
          </table:table-cell>
          <table:table-cell table:style-name="ce24" office:value-type="float" office:value="19040" calcext:value-type="float">
            <text:p><text:s text:c="3"/>19,04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花壇鄉</text:p>
          </table:table-cell>
          <table:table-cell table:style-name="ce18" office:value-type="float" office:value="14087" calcext:value-type="float">
            <text:p><text:s text:c="3"/>14,087</text:p>
          </table:table-cell>
          <table:table-cell table:style-name="ce18" office:value-type="float" office:value="45882" calcext:value-type="float">
            <text:p><text:s text:c="3"/>45,882</text:p>
          </table:table-cell>
          <table:table-cell table:style-name="ce18" office:value-type="float" office:value="23531" calcext:value-type="float">
            <text:p><text:s text:c="3"/>23,531</text:p>
          </table:table-cell>
          <table:table-cell table:style-name="ce24" office:value-type="float" office:value="22351" calcext:value-type="float">
            <text:p><text:s text:c="3"/>22,35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芬園鄉</text:p>
          </table:table-cell>
          <table:table-cell table:style-name="ce18" office:value-type="float" office:value="6837" calcext:value-type="float">
            <text:p><text:s text:c="3"/>6,837</text:p>
          </table:table-cell>
          <table:table-cell table:style-name="ce18" office:value-type="float" office:value="23735" calcext:value-type="float">
            <text:p><text:s text:c="3"/>23,735</text:p>
          </table:table-cell>
          <table:table-cell table:style-name="ce18" office:value-type="float" office:value="12470" calcext:value-type="float">
            <text:p><text:s text:c="3"/>12,470</text:p>
          </table:table-cell>
          <table:table-cell table:style-name="ce24" office:value-type="float" office:value="11265" calcext:value-type="float">
            <text:p><text:s text:c="3"/>11,26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村鄉</text:p>
          </table:table-cell>
          <table:table-cell table:style-name="ce18" office:value-type="float" office:value="11146" calcext:value-type="float">
            <text:p><text:s text:c="3"/>11,146</text:p>
          </table:table-cell>
          <table:table-cell table:style-name="ce18" office:value-type="float" office:value="36857" calcext:value-type="float">
            <text:p><text:s text:c="3"/>36,857</text:p>
          </table:table-cell>
          <table:table-cell table:style-name="ce18" office:value-type="float" office:value="19019" calcext:value-type="float">
            <text:p><text:s text:c="3"/>19,019</text:p>
          </table:table-cell>
          <table:table-cell table:style-name="ce24" office:value-type="float" office:value="17838" calcext:value-type="float">
            <text:p><text:s text:c="3"/>17,83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埔鹽鄉</text:p>
          </table:table-cell>
          <table:table-cell table:style-name="ce18" office:value-type="float" office:value="9084" calcext:value-type="float">
            <text:p><text:s text:c="3"/>9,084</text:p>
          </table:table-cell>
          <table:table-cell table:style-name="ce18" office:value-type="float" office:value="32543" calcext:value-type="float">
            <text:p><text:s text:c="3"/>32,543</text:p>
          </table:table-cell>
          <table:table-cell table:style-name="ce18" office:value-type="float" office:value="17103" calcext:value-type="float">
            <text:p><text:s text:c="3"/>17,103</text:p>
          </table:table-cell>
          <table:table-cell table:style-name="ce24" office:value-type="float" office:value="15440" calcext:value-type="float">
            <text:p><text:s text:c="3"/>15,44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埔心鄉</text:p>
          </table:table-cell>
          <table:table-cell table:style-name="ce18" office:value-type="float" office:value="10604" calcext:value-type="float">
            <text:p><text:s text:c="3"/>10,604</text:p>
          </table:table-cell>
          <table:table-cell table:style-name="ce18" office:value-type="float" office:value="34787" calcext:value-type="float">
            <text:p><text:s text:c="3"/>34,787</text:p>
          </table:table-cell>
          <table:table-cell table:style-name="ce18" office:value-type="float" office:value="17918" calcext:value-type="float">
            <text:p><text:s text:c="3"/>17,918</text:p>
          </table:table-cell>
          <table:table-cell table:style-name="ce24" office:value-type="float" office:value="16869" calcext:value-type="float">
            <text:p><text:s text:c="3"/>16,86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靖鄉</text:p>
          </table:table-cell>
          <table:table-cell table:style-name="ce18" office:value-type="float" office:value="10924" calcext:value-type="float">
            <text:p><text:s text:c="3"/>10,924</text:p>
          </table:table-cell>
          <table:table-cell table:style-name="ce18" office:value-type="float" office:value="37255" calcext:value-type="float">
            <text:p><text:s text:c="3"/>37,255</text:p>
          </table:table-cell>
          <table:table-cell table:style-name="ce18" office:value-type="float" office:value="19283" calcext:value-type="float">
            <text:p><text:s text:c="3"/>19,283</text:p>
          </table:table-cell>
          <table:table-cell table:style-name="ce24" office:value-type="float" office:value="17972" calcext:value-type="float">
            <text:p><text:s text:c="3"/>17,97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社頭鄉</text:p>
          </table:table-cell>
          <table:table-cell table:style-name="ce18" office:value-type="float" office:value="12932" calcext:value-type="float">
            <text:p><text:s text:c="3"/>12,932</text:p>
          </table:table-cell>
          <table:table-cell table:style-name="ce18" office:value-type="float" office:value="43112" calcext:value-type="float">
            <text:p><text:s text:c="3"/>43,112</text:p>
          </table:table-cell>
          <table:table-cell table:style-name="ce18" office:value-type="float" office:value="22161" calcext:value-type="float">
            <text:p><text:s text:c="3"/>22,161</text:p>
          </table:table-cell>
          <table:table-cell table:style-name="ce24" office:value-type="float" office:value="20951" calcext:value-type="float">
            <text:p><text:s text:c="3"/>20,95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二水鄉</text:p>
          </table:table-cell>
          <table:table-cell table:style-name="ce18" office:value-type="float" office:value="5286" calcext:value-type="float">
            <text:p><text:s text:c="3"/>5,286</text:p>
          </table:table-cell>
          <table:table-cell table:style-name="ce18" office:value-type="float" office:value="15277" calcext:value-type="float">
            <text:p><text:s text:c="3"/>15,277</text:p>
          </table:table-cell>
          <table:table-cell table:style-name="ce18" office:value-type="float" office:value="7999" calcext:value-type="float">
            <text:p><text:s text:c="3"/>7,999</text:p>
          </table:table-cell>
          <table:table-cell table:style-name="ce24" office:value-type="float" office:value="7278" calcext:value-type="float">
            <text:p><text:s text:c="3"/>7,27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田尾鄉</text:p>
          </table:table-cell>
          <table:table-cell table:style-name="ce18" office:value-type="float" office:value="7992" calcext:value-type="float">
            <text:p><text:s text:c="3"/>7,992</text:p>
          </table:table-cell>
          <table:table-cell table:style-name="ce18" office:value-type="float" office:value="27456" calcext:value-type="float">
            <text:p><text:s text:c="3"/>27,456</text:p>
          </table:table-cell>
          <table:table-cell table:style-name="ce18" office:value-type="float" office:value="14139" calcext:value-type="float">
            <text:p><text:s text:c="3"/>14,139</text:p>
          </table:table-cell>
          <table:table-cell table:style-name="ce24" office:value-type="float" office:value="13317" calcext:value-type="float">
            <text:p><text:s text:c="3"/>13,31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埤頭鄉</text:p>
          </table:table-cell>
          <table:table-cell table:style-name="ce18" office:value-type="float" office:value="9075" calcext:value-type="float">
            <text:p><text:s text:c="3"/>9,075</text:p>
          </table:table-cell>
          <table:table-cell table:style-name="ce18" office:value-type="float" office:value="30669" calcext:value-type="float">
            <text:p><text:s text:c="3"/>30,669</text:p>
          </table:table-cell>
          <table:table-cell table:style-name="ce18" office:value-type="float" office:value="15861" calcext:value-type="float">
            <text:p><text:s text:c="3"/>15,861</text:p>
          </table:table-cell>
          <table:table-cell table:style-name="ce24" office:value-type="float" office:value="14808" calcext:value-type="float">
            <text:p><text:s text:c="3"/>14,80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芳苑鄉</text:p>
          </table:table-cell>
          <table:table-cell table:style-name="ce18" office:value-type="float" office:value="10133" calcext:value-type="float">
            <text:p><text:s text:c="3"/>10,133</text:p>
          </table:table-cell>
          <table:table-cell table:style-name="ce18" office:value-type="float" office:value="33656" calcext:value-type="float">
            <text:p><text:s text:c="3"/>33,656</text:p>
          </table:table-cell>
          <table:table-cell table:style-name="ce18" office:value-type="float" office:value="17785" calcext:value-type="float">
            <text:p><text:s text:c="3"/>17,785</text:p>
          </table:table-cell>
          <table:table-cell table:style-name="ce24" office:value-type="float" office:value="15871" calcext:value-type="float">
            <text:p><text:s text:c="3"/>15,87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城鄉</text:p>
          </table:table-cell>
          <table:table-cell table:style-name="ce18" office:value-type="float" office:value="5248" calcext:value-type="float">
            <text:p><text:s text:c="3"/>5,248</text:p>
          </table:table-cell>
          <table:table-cell table:style-name="ce18" office:value-type="float" office:value="16936" calcext:value-type="float">
            <text:p><text:s text:c="3"/>16,936</text:p>
          </table:table-cell>
          <table:table-cell table:style-name="ce18" office:value-type="float" office:value="9132" calcext:value-type="float">
            <text:p><text:s text:c="3"/>9,132</text:p>
          </table:table-cell>
          <table:table-cell table:style-name="ce24" office:value-type="float" office:value="7804" calcext:value-type="float">
            <text:p><text:s text:c="3"/>7,80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塘鄉</text:p>
          </table:table-cell>
          <table:table-cell table:style-name="ce18" office:value-type="float" office:value="4613" calcext:value-type="float">
            <text:p><text:s text:c="3"/>4,613</text:p>
          </table:table-cell>
          <table:table-cell table:style-name="ce18" office:value-type="float" office:value="15233" calcext:value-type="float">
            <text:p><text:s text:c="3"/>15,233</text:p>
          </table:table-cell>
          <table:table-cell table:style-name="ce18" office:value-type="float" office:value="8010" calcext:value-type="float">
            <text:p><text:s text:c="3"/>8,010</text:p>
          </table:table-cell>
          <table:table-cell table:style-name="ce24" office:value-type="float" office:value="7223" calcext:value-type="float">
            <text:p><text:s text:c="3"/>7,22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溪州鄉</text:p>
          </table:table-cell>
          <table:table-cell table:style-name="ce19" office:value-type="float" office:value="8989" calcext:value-type="float">
            <text:p><text:s text:c="3"/>8,989</text:p>
          </table:table-cell>
          <table:table-cell table:style-name="ce19" office:value-type="float" office:value="29946" calcext:value-type="float">
            <text:p><text:s text:c="3"/>29,946</text:p>
          </table:table-cell>
          <table:table-cell table:style-name="ce19" office:value-type="float" office:value="15640" calcext:value-type="float">
            <text:p><text:s text:c="3"/>15,640</text:p>
          </table:table-cell>
          <table:table-cell table:style-name="ce25" office:value-type="float" office:value="14306" calcext:value-type="float">
            <text:p><text:s text:c="3"/>14,306</text:p>
          </table:table-cell>
          <table:table-cell table:number-columns-repeated="1019"/>
        </table:table-row>
        <table:table-row table:style-name="ro7" table:number-rows-repeated="104854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南投縣</text:p>
          </table:table-cell>
          <table:table-cell table:style-name="ce17" office:value-type="float" office:value="178027" calcext:value-type="float">
            <text:p><text:s text:c="3"/>178,027</text:p>
          </table:table-cell>
          <table:table-cell table:style-name="ce17" office:value-type="float" office:value="500449" calcext:value-type="float">
            <text:p><text:s text:c="3"/>500,449</text:p>
          </table:table-cell>
          <table:table-cell table:style-name="ce17" office:value-type="float" office:value="256407" calcext:value-type="float">
            <text:p><text:s text:c="3"/>256,407</text:p>
          </table:table-cell>
          <table:table-cell table:style-name="ce23" office:value-type="float" office:value="244042" calcext:value-type="float">
            <text:p><text:s text:c="3"/>244,04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投市</text:p>
          </table:table-cell>
          <table:table-cell table:style-name="ce18" office:value-type="float" office:value="34751" calcext:value-type="float">
            <text:p><text:s text:c="3"/>34,751</text:p>
          </table:table-cell>
          <table:table-cell table:style-name="ce18" office:value-type="float" office:value="100154" calcext:value-type="float">
            <text:p><text:s text:c="3"/>100,154</text:p>
          </table:table-cell>
          <table:table-cell table:style-name="ce18" office:value-type="float" office:value="50112" calcext:value-type="float">
            <text:p><text:s text:c="3"/>50,112</text:p>
          </table:table-cell>
          <table:table-cell table:style-name="ce24" office:value-type="float" office:value="50042" calcext:value-type="float">
            <text:p><text:s text:c="3"/>50,04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埔里鎮</text:p>
          </table:table-cell>
          <table:table-cell table:style-name="ce18" office:value-type="float" office:value="29013" calcext:value-type="float">
            <text:p><text:s text:c="3"/>29,013</text:p>
          </table:table-cell>
          <table:table-cell table:style-name="ce18" office:value-type="float" office:value="80859" calcext:value-type="float">
            <text:p><text:s text:c="3"/>80,859</text:p>
          </table:table-cell>
          <table:table-cell table:style-name="ce18" office:value-type="float" office:value="40298" calcext:value-type="float">
            <text:p><text:s text:c="3"/>40,298</text:p>
          </table:table-cell>
          <table:table-cell table:style-name="ce24" office:value-type="float" office:value="40561" calcext:value-type="float">
            <text:p><text:s text:c="3"/>40,56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草屯鎮</text:p>
          </table:table-cell>
          <table:table-cell table:style-name="ce18" office:value-type="float" office:value="33262" calcext:value-type="float">
            <text:p><text:s text:c="3"/>33,262</text:p>
          </table:table-cell>
          <table:table-cell table:style-name="ce18" office:value-type="float" office:value="97742" calcext:value-type="float">
            <text:p><text:s text:c="3"/>97,742</text:p>
          </table:table-cell>
          <table:table-cell table:style-name="ce18" office:value-type="float" office:value="49430" calcext:value-type="float">
            <text:p><text:s text:c="3"/>49,430</text:p>
          </table:table-cell>
          <table:table-cell table:style-name="ce24" office:value-type="float" office:value="48312" calcext:value-type="float">
            <text:p><text:s text:c="3"/>48,3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山鎮</text:p>
          </table:table-cell>
          <table:table-cell table:style-name="ce18" office:value-type="float" office:value="20132" calcext:value-type="float">
            <text:p><text:s text:c="3"/>20,132</text:p>
          </table:table-cell>
          <table:table-cell table:style-name="ce18" office:value-type="float" office:value="55032" calcext:value-type="float">
            <text:p><text:s text:c="3"/>55,032</text:p>
          </table:table-cell>
          <table:table-cell table:style-name="ce18" office:value-type="float" office:value="28198" calcext:value-type="float">
            <text:p><text:s text:c="3"/>28,198</text:p>
          </table:table-cell>
          <table:table-cell table:style-name="ce24" office:value-type="float" office:value="26834" calcext:value-type="float">
            <text:p><text:s text:c="3"/>26,83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集集鎮</text:p>
          </table:table-cell>
          <table:table-cell table:style-name="ce18" office:value-type="float" office:value="4303" calcext:value-type="float">
            <text:p><text:s text:c="3"/>4,303</text:p>
          </table:table-cell>
          <table:table-cell table:style-name="ce18" office:value-type="float" office:value="10890" calcext:value-type="float">
            <text:p><text:s text:c="3"/>10,890</text:p>
          </table:table-cell>
          <table:table-cell table:style-name="ce18" office:value-type="float" office:value="5671" calcext:value-type="float">
            <text:p><text:s text:c="3"/>5,671</text:p>
          </table:table-cell>
          <table:table-cell table:style-name="ce24" office:value-type="float" office:value="5219" calcext:value-type="float">
            <text:p><text:s text:c="3"/>5,21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名間鄉</text:p>
          </table:table-cell>
          <table:table-cell table:style-name="ce18" office:value-type="float" office:value="12624" calcext:value-type="float">
            <text:p><text:s text:c="3"/>12,624</text:p>
          </table:table-cell>
          <table:table-cell table:style-name="ce18" office:value-type="float" office:value="38684" calcext:value-type="float">
            <text:p><text:s text:c="3"/>38,684</text:p>
          </table:table-cell>
          <table:table-cell table:style-name="ce18" office:value-type="float" office:value="20378" calcext:value-type="float">
            <text:p><text:s text:c="3"/>20,378</text:p>
          </table:table-cell>
          <table:table-cell table:style-name="ce24" office:value-type="float" office:value="18306" calcext:value-type="float">
            <text:p><text:s text:c="3"/>18,30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鹿谷鄉</text:p>
          </table:table-cell>
          <table:table-cell table:style-name="ce18" office:value-type="float" office:value="7974" calcext:value-type="float">
            <text:p><text:s text:c="3"/>7,974</text:p>
          </table:table-cell>
          <table:table-cell table:style-name="ce18" office:value-type="float" office:value="17812" calcext:value-type="float">
            <text:p><text:s text:c="3"/>17,812</text:p>
          </table:table-cell>
          <table:table-cell table:style-name="ce18" office:value-type="float" office:value="9518" calcext:value-type="float">
            <text:p><text:s text:c="3"/>9,518</text:p>
          </table:table-cell>
          <table:table-cell table:style-name="ce24" office:value-type="float" office:value="8294" calcext:value-type="float">
            <text:p><text:s text:c="3"/>8,29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寮鄉</text:p>
          </table:table-cell>
          <table:table-cell table:style-name="ce18" office:value-type="float" office:value="5632" calcext:value-type="float">
            <text:p><text:s text:c="3"/>5,632</text:p>
          </table:table-cell>
          <table:table-cell table:style-name="ce18" office:value-type="float" office:value="14816" calcext:value-type="float">
            <text:p><text:s text:c="3"/>14,816</text:p>
          </table:table-cell>
          <table:table-cell table:style-name="ce18" office:value-type="float" office:value="8051" calcext:value-type="float">
            <text:p><text:s text:c="3"/>8,051</text:p>
          </table:table-cell>
          <table:table-cell table:style-name="ce24" office:value-type="float" office:value="6765" calcext:value-type="float">
            <text:p><text:s text:c="3"/>6,76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魚池鄉</text:p>
          </table:table-cell>
          <table:table-cell table:style-name="ce18" office:value-type="float" office:value="5773" calcext:value-type="float">
            <text:p><text:s text:c="3"/>5,773</text:p>
          </table:table-cell>
          <table:table-cell table:style-name="ce18" office:value-type="float" office:value="15912" calcext:value-type="float">
            <text:p><text:s text:c="3"/>15,912</text:p>
          </table:table-cell>
          <table:table-cell table:style-name="ce18" office:value-type="float" office:value="8411" calcext:value-type="float">
            <text:p><text:s text:c="3"/>8,411</text:p>
          </table:table-cell>
          <table:table-cell table:style-name="ce24" office:value-type="float" office:value="7501" calcext:value-type="float">
            <text:p><text:s text:c="3"/>7,50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國姓鄉</text:p>
          </table:table-cell>
          <table:table-cell table:style-name="ce18" office:value-type="float" office:value="7254" calcext:value-type="float">
            <text:p><text:s text:c="3"/>7,254</text:p>
          </table:table-cell>
          <table:table-cell table:style-name="ce18" office:value-type="float" office:value="18769" calcext:value-type="float">
            <text:p><text:s text:c="3"/>18,769</text:p>
          </table:table-cell>
          <table:table-cell table:style-name="ce18" office:value-type="float" office:value="10139" calcext:value-type="float">
            <text:p><text:s text:c="3"/>10,139</text:p>
          </table:table-cell>
          <table:table-cell table:style-name="ce24" office:value-type="float" office:value="8630" calcext:value-type="float">
            <text:p><text:s text:c="3"/>8,63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水里鄉</text:p>
          </table:table-cell>
          <table:table-cell table:style-name="ce18" office:value-type="float" office:value="7135" calcext:value-type="float">
            <text:p><text:s text:c="3"/>7,135</text:p>
          </table:table-cell>
          <table:table-cell table:style-name="ce18" office:value-type="float" office:value="17755" calcext:value-type="float">
            <text:p><text:s text:c="3"/>17,755</text:p>
          </table:table-cell>
          <table:table-cell table:style-name="ce18" office:value-type="float" office:value="9319" calcext:value-type="float">
            <text:p><text:s text:c="3"/>9,319</text:p>
          </table:table-cell>
          <table:table-cell table:style-name="ce24" office:value-type="float" office:value="8436" calcext:value-type="float">
            <text:p><text:s text:c="3"/>8,43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信義鄉</text:p>
          </table:table-cell>
          <table:table-cell table:style-name="ce18" office:value-type="float" office:value="5278" calcext:value-type="float">
            <text:p><text:s text:c="3"/>5,278</text:p>
          </table:table-cell>
          <table:table-cell table:style-name="ce18" office:value-type="float" office:value="16238" calcext:value-type="float">
            <text:p><text:s text:c="3"/>16,238</text:p>
          </table:table-cell>
          <table:table-cell table:style-name="ce18" office:value-type="float" office:value="8718" calcext:value-type="float">
            <text:p><text:s text:c="3"/>8,718</text:p>
          </table:table-cell>
          <table:table-cell table:style-name="ce24" office:value-type="float" office:value="7520" calcext:value-type="float">
            <text:p><text:s text:c="3"/>7,52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仁愛鄉</text:p>
          </table:table-cell>
          <table:table-cell table:style-name="ce19" office:value-type="float" office:value="4896" calcext:value-type="float">
            <text:p><text:s text:c="3"/>4,896</text:p>
          </table:table-cell>
          <table:table-cell table:style-name="ce19" office:value-type="float" office:value="15786" calcext:value-type="float">
            <text:p><text:s text:c="3"/>15,786</text:p>
          </table:table-cell>
          <table:table-cell table:style-name="ce19" office:value-type="float" office:value="8164" calcext:value-type="float">
            <text:p><text:s text:c="3"/>8,164</text:p>
          </table:table-cell>
          <table:table-cell table:style-name="ce25" office:value-type="float" office:value="7622" calcext:value-type="float">
            <text:p><text:s text:c="3"/>7,622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雲林縣</text:p>
          </table:table-cell>
          <table:table-cell table:style-name="ce17" office:value-type="float" office:value="240269" calcext:value-type="float">
            <text:p><text:s text:c="3"/>240,269</text:p>
          </table:table-cell>
          <table:table-cell table:style-name="ce17" office:value-type="float" office:value="689463" calcext:value-type="float">
            <text:p><text:s text:c="3"/>689,463</text:p>
          </table:table-cell>
          <table:table-cell table:style-name="ce17" office:value-type="float" office:value="357579" calcext:value-type="float">
            <text:p><text:s text:c="3"/>357,579</text:p>
          </table:table-cell>
          <table:table-cell table:style-name="ce23" office:value-type="float" office:value="331884" calcext:value-type="float">
            <text:p><text:s text:c="3"/>331,88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斗六市</text:p>
          </table:table-cell>
          <table:table-cell table:style-name="ce18" office:value-type="float" office:value="38306" calcext:value-type="float">
            <text:p><text:s text:c="3"/>38,306</text:p>
          </table:table-cell>
          <table:table-cell table:style-name="ce18" office:value-type="float" office:value="108644" calcext:value-type="float">
            <text:p><text:s text:c="3"/>108,644</text:p>
          </table:table-cell>
          <table:table-cell table:style-name="ce18" office:value-type="float" office:value="53994" calcext:value-type="float">
            <text:p><text:s text:c="3"/>53,994</text:p>
          </table:table-cell>
          <table:table-cell table:style-name="ce24" office:value-type="float" office:value="54650" calcext:value-type="float">
            <text:p><text:s text:c="3"/>54,65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斗南鎮</text:p>
          </table:table-cell>
          <table:table-cell table:style-name="ce18" office:value-type="float" office:value="15879" calcext:value-type="float">
            <text:p><text:s text:c="3"/>15,879</text:p>
          </table:table-cell>
          <table:table-cell table:style-name="ce18" office:value-type="float" office:value="44886" calcext:value-type="float">
            <text:p><text:s text:c="3"/>44,886</text:p>
          </table:table-cell>
          <table:table-cell table:style-name="ce18" office:value-type="float" office:value="22790" calcext:value-type="float">
            <text:p><text:s text:c="3"/>22,790</text:p>
          </table:table-cell>
          <table:table-cell table:style-name="ce24" office:value-type="float" office:value="22096" calcext:value-type="float">
            <text:p><text:s text:c="3"/>22,09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虎尾鎮</text:p>
          </table:table-cell>
          <table:table-cell table:style-name="ce18" office:value-type="float" office:value="25041" calcext:value-type="float">
            <text:p><text:s text:c="3"/>25,041</text:p>
          </table:table-cell>
          <table:table-cell table:style-name="ce18" office:value-type="float" office:value="70873" calcext:value-type="float">
            <text:p><text:s text:c="3"/>70,873</text:p>
          </table:table-cell>
          <table:table-cell table:style-name="ce18" office:value-type="float" office:value="35905" calcext:value-type="float">
            <text:p><text:s text:c="3"/>35,905</text:p>
          </table:table-cell>
          <table:table-cell table:style-name="ce24" office:value-type="float" office:value="34968" calcext:value-type="float">
            <text:p><text:s text:c="3"/>34,96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螺鎮</text:p>
          </table:table-cell>
          <table:table-cell table:style-name="ce18" office:value-type="float" office:value="14684" calcext:value-type="float">
            <text:p><text:s text:c="3"/>14,684</text:p>
          </table:table-cell>
          <table:table-cell table:style-name="ce18" office:value-type="float" office:value="46218" calcext:value-type="float">
            <text:p><text:s text:c="3"/>46,218</text:p>
          </table:table-cell>
          <table:table-cell table:style-name="ce18" office:value-type="float" office:value="23371" calcext:value-type="float">
            <text:p><text:s text:c="3"/>23,371</text:p>
          </table:table-cell>
          <table:table-cell table:style-name="ce24" office:value-type="float" office:value="22847" calcext:value-type="float">
            <text:p><text:s text:c="3"/>22,84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土庫鎮</text:p>
          </table:table-cell>
          <table:table-cell table:style-name="ce18" office:value-type="float" office:value="9380" calcext:value-type="float">
            <text:p><text:s text:c="3"/>9,380</text:p>
          </table:table-cell>
          <table:table-cell table:style-name="ce18" office:value-type="float" office:value="28892" calcext:value-type="float">
            <text:p><text:s text:c="3"/>28,892</text:p>
          </table:table-cell>
          <table:table-cell table:style-name="ce18" office:value-type="float" office:value="15088" calcext:value-type="float">
            <text:p><text:s text:c="3"/>15,088</text:p>
          </table:table-cell>
          <table:table-cell table:style-name="ce24" office:value-type="float" office:value="13804" calcext:value-type="float">
            <text:p><text:s text:c="3"/>13,80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港鎮</text:p>
          </table:table-cell>
          <table:table-cell table:style-name="ce18" office:value-type="float" office:value="15964" calcext:value-type="float">
            <text:p><text:s text:c="3"/>15,964</text:p>
          </table:table-cell>
          <table:table-cell table:style-name="ce18" office:value-type="float" office:value="40182" calcext:value-type="float">
            <text:p><text:s text:c="3"/>40,182</text:p>
          </table:table-cell>
          <table:table-cell table:style-name="ce18" office:value-type="float" office:value="20757" calcext:value-type="float">
            <text:p><text:s text:c="3"/>20,757</text:p>
          </table:table-cell>
          <table:table-cell table:style-name="ce24" office:value-type="float" office:value="19425" calcext:value-type="float">
            <text:p><text:s text:c="3"/>19,42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古坑鄉</text:p>
          </table:table-cell>
          <table:table-cell table:style-name="ce18" office:value-type="float" office:value="10966" calcext:value-type="float">
            <text:p><text:s text:c="3"/>10,966</text:p>
          </table:table-cell>
          <table:table-cell table:style-name="ce18" office:value-type="float" office:value="31647" calcext:value-type="float">
            <text:p><text:s text:c="3"/>31,647</text:p>
          </table:table-cell>
          <table:table-cell table:style-name="ce18" office:value-type="float" office:value="16668" calcext:value-type="float">
            <text:p><text:s text:c="3"/>16,668</text:p>
          </table:table-cell>
          <table:table-cell table:style-name="ce24" office:value-type="float" office:value="14979" calcext:value-type="float">
            <text:p><text:s text:c="3"/>14,97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埤鄉</text:p>
          </table:table-cell>
          <table:table-cell table:style-name="ce18" office:value-type="float" office:value="6654" calcext:value-type="float">
            <text:p><text:s text:c="3"/>6,654</text:p>
          </table:table-cell>
          <table:table-cell table:style-name="ce18" office:value-type="float" office:value="19195" calcext:value-type="float">
            <text:p><text:s text:c="3"/>19,195</text:p>
          </table:table-cell>
          <table:table-cell table:style-name="ce18" office:value-type="float" office:value="10304" calcext:value-type="float">
            <text:p><text:s text:c="3"/>10,304</text:p>
          </table:table-cell>
          <table:table-cell table:style-name="ce24" office:value-type="float" office:value="8891" calcext:value-type="float">
            <text:p><text:s text:c="3"/>8,89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莿桐鄉</text:p>
          </table:table-cell>
          <table:table-cell table:style-name="ce18" office:value-type="float" office:value="9340" calcext:value-type="float">
            <text:p><text:s text:c="3"/>9,340</text:p>
          </table:table-cell>
          <table:table-cell table:style-name="ce18" office:value-type="float" office:value="28861" calcext:value-type="float">
            <text:p><text:s text:c="3"/>28,861</text:p>
          </table:table-cell>
          <table:table-cell table:style-name="ce18" office:value-type="float" office:value="15146" calcext:value-type="float">
            <text:p><text:s text:c="3"/>15,146</text:p>
          </table:table-cell>
          <table:table-cell table:style-name="ce24" office:value-type="float" office:value="13715" calcext:value-type="float">
            <text:p><text:s text:c="3"/>13,71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林內鄉</text:p>
          </table:table-cell>
          <table:table-cell table:style-name="ce18" office:value-type="float" office:value="6028" calcext:value-type="float">
            <text:p><text:s text:c="3"/>6,028</text:p>
          </table:table-cell>
          <table:table-cell table:style-name="ce18" office:value-type="float" office:value="18176" calcext:value-type="float">
            <text:p><text:s text:c="3"/>18,176</text:p>
          </table:table-cell>
          <table:table-cell table:style-name="ce18" office:value-type="float" office:value="9500" calcext:value-type="float">
            <text:p><text:s text:c="3"/>9,500</text:p>
          </table:table-cell>
          <table:table-cell table:style-name="ce24" office:value-type="float" office:value="8676" calcext:value-type="float">
            <text:p><text:s text:c="3"/>8,67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二崙鄉</text:p>
          </table:table-cell>
          <table:table-cell table:style-name="ce18" office:value-type="float" office:value="8951" calcext:value-type="float">
            <text:p><text:s text:c="3"/>8,951</text:p>
          </table:table-cell>
          <table:table-cell table:style-name="ce18" office:value-type="float" office:value="27193" calcext:value-type="float">
            <text:p><text:s text:c="3"/>27,193</text:p>
          </table:table-cell>
          <table:table-cell table:style-name="ce18" office:value-type="float" office:value="14540" calcext:value-type="float">
            <text:p><text:s text:c="3"/>14,540</text:p>
          </table:table-cell>
          <table:table-cell table:style-name="ce24" office:value-type="float" office:value="12653" calcext:value-type="float">
            <text:p><text:s text:c="3"/>12,65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崙背鄉</text:p>
          </table:table-cell>
          <table:table-cell table:style-name="ce18" office:value-type="float" office:value="8506" calcext:value-type="float">
            <text:p><text:s text:c="3"/>8,506</text:p>
          </table:table-cell>
          <table:table-cell table:style-name="ce18" office:value-type="float" office:value="24632" calcext:value-type="float">
            <text:p><text:s text:c="3"/>24,632</text:p>
          </table:table-cell>
          <table:table-cell table:style-name="ce18" office:value-type="float" office:value="13004" calcext:value-type="float">
            <text:p><text:s text:c="3"/>13,004</text:p>
          </table:table-cell>
          <table:table-cell table:style-name="ce24" office:value-type="float" office:value="11628" calcext:value-type="float">
            <text:p><text:s text:c="3"/>11,62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麥寮鄉</text:p>
          </table:table-cell>
          <table:table-cell table:style-name="ce18" office:value-type="float" office:value="14362" calcext:value-type="float">
            <text:p><text:s text:c="3"/>14,362</text:p>
          </table:table-cell>
          <table:table-cell table:style-name="ce18" office:value-type="float" office:value="45652" calcext:value-type="float">
            <text:p><text:s text:c="3"/>45,652</text:p>
          </table:table-cell>
          <table:table-cell table:style-name="ce18" office:value-type="float" office:value="22913" calcext:value-type="float">
            <text:p><text:s text:c="3"/>22,913</text:p>
          </table:table-cell>
          <table:table-cell table:style-name="ce24" office:value-type="float" office:value="22739" calcext:value-type="float">
            <text:p><text:s text:c="3"/>22,7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勢鄉</text:p>
          </table:table-cell>
          <table:table-cell table:style-name="ce18" office:value-type="float" office:value="5721" calcext:value-type="float">
            <text:p><text:s text:c="3"/>5,721</text:p>
          </table:table-cell>
          <table:table-cell table:style-name="ce18" office:value-type="float" office:value="14860" calcext:value-type="float">
            <text:p><text:s text:c="3"/>14,860</text:p>
          </table:table-cell>
          <table:table-cell table:style-name="ce18" office:value-type="float" office:value="8221" calcext:value-type="float">
            <text:p><text:s text:c="3"/>8,221</text:p>
          </table:table-cell>
          <table:table-cell table:style-name="ce24" office:value-type="float" office:value="6639" calcext:value-type="float">
            <text:p><text:s text:c="3"/>6,6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褒忠鄉</text:p>
          </table:table-cell>
          <table:table-cell table:style-name="ce18" office:value-type="float" office:value="4433" calcext:value-type="float">
            <text:p><text:s text:c="3"/>4,433</text:p>
          </table:table-cell>
          <table:table-cell table:style-name="ce18" office:value-type="float" office:value="12975" calcext:value-type="float">
            <text:p><text:s text:c="3"/>12,975</text:p>
          </table:table-cell>
          <table:table-cell table:style-name="ce18" office:value-type="float" office:value="6972" calcext:value-type="float">
            <text:p><text:s text:c="3"/>6,972</text:p>
          </table:table-cell>
          <table:table-cell table:style-name="ce24" office:value-type="float" office:value="6003" calcext:value-type="float">
            <text:p><text:s text:c="3"/>6,00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臺西鄉</text:p>
          </table:table-cell>
          <table:table-cell table:style-name="ce18" office:value-type="float" office:value="8667" calcext:value-type="float">
            <text:p><text:s text:c="3"/>8,667</text:p>
          </table:table-cell>
          <table:table-cell table:style-name="ce18" office:value-type="float" office:value="23916" calcext:value-type="float">
            <text:p><text:s text:c="3"/>23,916</text:p>
          </table:table-cell>
          <table:table-cell table:style-name="ce18" office:value-type="float" office:value="12808" calcext:value-type="float">
            <text:p><text:s text:c="3"/>12,808</text:p>
          </table:table-cell>
          <table:table-cell table:style-name="ce24" office:value-type="float" office:value="11108" calcext:value-type="float">
            <text:p><text:s text:c="3"/>11,10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元長鄉</text:p>
          </table:table-cell>
          <table:table-cell table:style-name="ce18" office:value-type="float" office:value="9271" calcext:value-type="float">
            <text:p><text:s text:c="3"/>9,271</text:p>
          </table:table-cell>
          <table:table-cell table:style-name="ce18" office:value-type="float" office:value="25928" calcext:value-type="float">
            <text:p><text:s text:c="3"/>25,928</text:p>
          </table:table-cell>
          <table:table-cell table:style-name="ce18" office:value-type="float" office:value="14164" calcext:value-type="float">
            <text:p><text:s text:c="3"/>14,164</text:p>
          </table:table-cell>
          <table:table-cell table:style-name="ce24" office:value-type="float" office:value="11764" calcext:value-type="float">
            <text:p><text:s text:c="3"/>11,7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四湖鄉</text:p>
          </table:table-cell>
          <table:table-cell table:style-name="ce18" office:value-type="float" office:value="8770" calcext:value-type="float">
            <text:p><text:s text:c="3"/>8,770</text:p>
          </table:table-cell>
          <table:table-cell table:style-name="ce18" office:value-type="float" office:value="23610" calcext:value-type="float">
            <text:p><text:s text:c="3"/>23,610</text:p>
          </table:table-cell>
          <table:table-cell table:style-name="ce18" office:value-type="float" office:value="12792" calcext:value-type="float">
            <text:p><text:s text:c="3"/>12,792</text:p>
          </table:table-cell>
          <table:table-cell table:style-name="ce24" office:value-type="float" office:value="10818" calcext:value-type="float">
            <text:p><text:s text:c="3"/>10,81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口湖鄉</text:p>
          </table:table-cell>
          <table:table-cell table:style-name="ce18" office:value-type="float" office:value="9455" calcext:value-type="float">
            <text:p><text:s text:c="3"/>9,455</text:p>
          </table:table-cell>
          <table:table-cell table:style-name="ce18" office:value-type="float" office:value="27568" calcext:value-type="float">
            <text:p><text:s text:c="3"/>27,568</text:p>
          </table:table-cell>
          <table:table-cell table:style-name="ce18" office:value-type="float" office:value="14681" calcext:value-type="float">
            <text:p><text:s text:c="3"/>14,681</text:p>
          </table:table-cell>
          <table:table-cell table:style-name="ce24" office:value-type="float" office:value="12887" calcext:value-type="float">
            <text:p><text:s text:c="3"/>12,88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水林鄉</text:p>
          </table:table-cell>
          <table:table-cell table:style-name="ce19" office:value-type="float" office:value="9891" calcext:value-type="float">
            <text:p><text:s text:c="3"/>9,891</text:p>
          </table:table-cell>
          <table:table-cell table:style-name="ce19" office:value-type="float" office:value="25555" calcext:value-type="float">
            <text:p><text:s text:c="3"/>25,555</text:p>
          </table:table-cell>
          <table:table-cell table:style-name="ce19" office:value-type="float" office:value="13961" calcext:value-type="float">
            <text:p><text:s text:c="3"/>13,961</text:p>
          </table:table-cell>
          <table:table-cell table:style-name="ce25" office:value-type="float" office:value="11594" calcext:value-type="float">
            <text:p><text:s text:c="3"/>11,594</text:p>
          </table:table-cell>
          <table:table-cell table:number-columns-repeated="1019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嘉義縣</text:p>
          </table:table-cell>
          <table:table-cell table:style-name="ce17" office:value-type="float" office:value="182842" calcext:value-type="float">
            <text:p><text:s text:c="3"/>182,842</text:p>
          </table:table-cell>
          <table:table-cell table:style-name="ce17" office:value-type="float" office:value="510498" calcext:value-type="float">
            <text:p><text:s text:c="3"/>510,498</text:p>
          </table:table-cell>
          <table:table-cell table:style-name="ce17" office:value-type="float" office:value="265431" calcext:value-type="float">
            <text:p><text:s text:c="3"/>265,431</text:p>
          </table:table-cell>
          <table:table-cell table:style-name="ce23" office:value-type="float" office:value="245067" calcext:value-type="float">
            <text:p><text:s text:c="3"/>245,06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太保市</text:p>
          </table:table-cell>
          <table:table-cell table:style-name="ce18" office:value-type="float" office:value="13039" calcext:value-type="float">
            <text:p><text:s text:c="3"/>13,039</text:p>
          </table:table-cell>
          <table:table-cell table:style-name="ce18" office:value-type="float" office:value="37907" calcext:value-type="float">
            <text:p><text:s text:c="3"/>37,907</text:p>
          </table:table-cell>
          <table:table-cell table:style-name="ce18" office:value-type="float" office:value="19468" calcext:value-type="float">
            <text:p><text:s text:c="3"/>19,468</text:p>
          </table:table-cell>
          <table:table-cell table:style-name="ce24" office:value-type="float" office:value="18439" calcext:value-type="float">
            <text:p><text:s text:c="3"/>18,4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朴子市</text:p>
          </table:table-cell>
          <table:table-cell table:style-name="ce18" office:value-type="float" office:value="15704" calcext:value-type="float">
            <text:p><text:s text:c="3"/>15,704</text:p>
          </table:table-cell>
          <table:table-cell table:style-name="ce18" office:value-type="float" office:value="42333" calcext:value-type="float">
            <text:p><text:s text:c="3"/>42,333</text:p>
          </table:table-cell>
          <table:table-cell table:style-name="ce18" office:value-type="float" office:value="21386" calcext:value-type="float">
            <text:p><text:s text:c="3"/>21,386</text:p>
          </table:table-cell>
          <table:table-cell table:style-name="ce24" office:value-type="float" office:value="20947" calcext:value-type="float">
            <text:p><text:s text:c="3"/>20,94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布袋鎮</text:p>
          </table:table-cell>
          <table:table-cell table:style-name="ce18" office:value-type="float" office:value="9934" calcext:value-type="float">
            <text:p><text:s text:c="3"/>9,934</text:p>
          </table:table-cell>
          <table:table-cell table:style-name="ce18" office:value-type="float" office:value="27068" calcext:value-type="float">
            <text:p><text:s text:c="3"/>27,068</text:p>
          </table:table-cell>
          <table:table-cell table:style-name="ce18" office:value-type="float" office:value="13813" calcext:value-type="float">
            <text:p><text:s text:c="3"/>13,813</text:p>
          </table:table-cell>
          <table:table-cell table:style-name="ce24" office:value-type="float" office:value="13255" calcext:value-type="float">
            <text:p><text:s text:c="3"/>13,25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林鎮</text:p>
          </table:table-cell>
          <table:table-cell table:style-name="ce18" office:value-type="float" office:value="11396" calcext:value-type="float">
            <text:p><text:s text:c="3"/>11,396</text:p>
          </table:table-cell>
          <table:table-cell table:style-name="ce18" office:value-type="float" office:value="31153" calcext:value-type="float">
            <text:p><text:s text:c="3"/>31,153</text:p>
          </table:table-cell>
          <table:table-cell table:style-name="ce18" office:value-type="float" office:value="15950" calcext:value-type="float">
            <text:p><text:s text:c="3"/>15,950</text:p>
          </table:table-cell>
          <table:table-cell table:style-name="ce24" office:value-type="float" office:value="15203" calcext:value-type="float">
            <text:p><text:s text:c="3"/>15,20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民雄鄉</text:p>
          </table:table-cell>
          <table:table-cell table:style-name="ce18" office:value-type="float" office:value="24940" calcext:value-type="float">
            <text:p><text:s text:c="3"/>24,940</text:p>
          </table:table-cell>
          <table:table-cell table:style-name="ce18" office:value-type="float" office:value="71674" calcext:value-type="float">
            <text:p><text:s text:c="3"/>71,674</text:p>
          </table:table-cell>
          <table:table-cell table:style-name="ce18" office:value-type="float" office:value="36676" calcext:value-type="float">
            <text:p><text:s text:c="3"/>36,676</text:p>
          </table:table-cell>
          <table:table-cell table:style-name="ce24" office:value-type="float" office:value="34998" calcext:value-type="float">
            <text:p><text:s text:c="3"/>34,99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溪口鄉</text:p>
          </table:table-cell>
          <table:table-cell table:style-name="ce18" office:value-type="float" office:value="5337" calcext:value-type="float">
            <text:p><text:s text:c="3"/>5,337</text:p>
          </table:table-cell>
          <table:table-cell table:style-name="ce18" office:value-type="float" office:value="14702" calcext:value-type="float">
            <text:p><text:s text:c="3"/>14,702</text:p>
          </table:table-cell>
          <table:table-cell table:style-name="ce18" office:value-type="float" office:value="7876" calcext:value-type="float">
            <text:p><text:s text:c="3"/>7,876</text:p>
          </table:table-cell>
          <table:table-cell table:style-name="ce24" office:value-type="float" office:value="6826" calcext:value-type="float">
            <text:p><text:s text:c="3"/>6,82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港鄉</text:p>
          </table:table-cell>
          <table:table-cell table:style-name="ce18" office:value-type="float" office:value="10653" calcext:value-type="float">
            <text:p><text:s text:c="3"/>10,653</text:p>
          </table:table-cell>
          <table:table-cell table:style-name="ce18" office:value-type="float" office:value="31900" calcext:value-type="float">
            <text:p><text:s text:c="3"/>31,900</text:p>
          </table:table-cell>
          <table:table-cell table:style-name="ce18" office:value-type="float" office:value="16777" calcext:value-type="float">
            <text:p><text:s text:c="3"/>16,777</text:p>
          </table:table-cell>
          <table:table-cell table:style-name="ce24" office:value-type="float" office:value="15123" calcext:value-type="float">
            <text:p><text:s text:c="3"/>15,1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六腳鄉</text:p>
          </table:table-cell>
          <table:table-cell table:style-name="ce18" office:value-type="float" office:value="8841" calcext:value-type="float">
            <text:p><text:s text:c="3"/>8,841</text:p>
          </table:table-cell>
          <table:table-cell table:style-name="ce18" office:value-type="float" office:value="23250" calcext:value-type="float">
            <text:p><text:s text:c="3"/>23,250</text:p>
          </table:table-cell>
          <table:table-cell table:style-name="ce18" office:value-type="float" office:value="12355" calcext:value-type="float">
            <text:p><text:s text:c="3"/>12,355</text:p>
          </table:table-cell>
          <table:table-cell table:style-name="ce24" office:value-type="float" office:value="10895" calcext:value-type="float">
            <text:p><text:s text:c="3"/>10,89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石鄉</text:p>
          </table:table-cell>
          <table:table-cell table:style-name="ce18" office:value-type="float" office:value="9218" calcext:value-type="float">
            <text:p><text:s text:c="3"/>9,218</text:p>
          </table:table-cell>
          <table:table-cell table:style-name="ce18" office:value-type="float" office:value="24877" calcext:value-type="float">
            <text:p><text:s text:c="3"/>24,877</text:p>
          </table:table-cell>
          <table:table-cell table:style-name="ce18" office:value-type="float" office:value="13170" calcext:value-type="float">
            <text:p><text:s text:c="3"/>13,170</text:p>
          </table:table-cell>
          <table:table-cell table:style-name="ce24" office:value-type="float" office:value="11707" calcext:value-type="float">
            <text:p><text:s text:c="3"/>11,70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義竹鄉</text:p>
          </table:table-cell>
          <table:table-cell table:style-name="ce18" office:value-type="float" office:value="7391" calcext:value-type="float">
            <text:p><text:s text:c="3"/>7,391</text:p>
          </table:table-cell>
          <table:table-cell table:style-name="ce18" office:value-type="float" office:value="18443" calcext:value-type="float">
            <text:p><text:s text:c="3"/>18,443</text:p>
          </table:table-cell>
          <table:table-cell table:style-name="ce18" office:value-type="float" office:value="9586" calcext:value-type="float">
            <text:p><text:s text:c="3"/>9,586</text:p>
          </table:table-cell>
          <table:table-cell table:style-name="ce24" office:value-type="float" office:value="8857" calcext:value-type="float">
            <text:p><text:s text:c="3"/>8,85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鹿草鄉</text:p>
          </table:table-cell>
          <table:table-cell table:style-name="ce18" office:value-type="float" office:value="5758" calcext:value-type="float">
            <text:p><text:s text:c="3"/>5,758</text:p>
          </table:table-cell>
          <table:table-cell table:style-name="ce18" office:value-type="float" office:value="15520" calcext:value-type="float">
            <text:p><text:s text:c="3"/>15,520</text:p>
          </table:table-cell>
          <table:table-cell table:style-name="ce18" office:value-type="float" office:value="8328" calcext:value-type="float">
            <text:p><text:s text:c="3"/>8,328</text:p>
          </table:table-cell>
          <table:table-cell table:style-name="ce24" office:value-type="float" office:value="7192" calcext:value-type="float">
            <text:p><text:s text:c="3"/>7,19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水上鄉</text:p>
          </table:table-cell>
          <table:table-cell table:style-name="ce18" office:value-type="float" office:value="18104" calcext:value-type="float">
            <text:p><text:s text:c="3"/>18,104</text:p>
          </table:table-cell>
          <table:table-cell table:style-name="ce18" office:value-type="float" office:value="49676" calcext:value-type="float">
            <text:p><text:s text:c="3"/>49,676</text:p>
          </table:table-cell>
          <table:table-cell table:style-name="ce18" office:value-type="float" office:value="25649" calcext:value-type="float">
            <text:p><text:s text:c="3"/>25,649</text:p>
          </table:table-cell>
          <table:table-cell table:style-name="ce24" office:value-type="float" office:value="24027" calcext:value-type="float">
            <text:p><text:s text:c="3"/>24,02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埔鄉</text:p>
          </table:table-cell>
          <table:table-cell table:style-name="ce18" office:value-type="float" office:value="15986" calcext:value-type="float">
            <text:p><text:s text:c="3"/>15,986</text:p>
          </table:table-cell>
          <table:table-cell table:style-name="ce18" office:value-type="float" office:value="44916" calcext:value-type="float">
            <text:p><text:s text:c="3"/>44,916</text:p>
          </table:table-cell>
          <table:table-cell table:style-name="ce18" office:value-type="float" office:value="23370" calcext:value-type="float">
            <text:p><text:s text:c="3"/>23,370</text:p>
          </table:table-cell>
          <table:table-cell table:style-name="ce24" office:value-type="float" office:value="21546" calcext:value-type="float">
            <text:p><text:s text:c="3"/>21,54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崎鄉</text:p>
          </table:table-cell>
          <table:table-cell table:style-name="ce18" office:value-type="float" office:value="11688" calcext:value-type="float">
            <text:p><text:s text:c="3"/>11,688</text:p>
          </table:table-cell>
          <table:table-cell table:style-name="ce18" office:value-type="float" office:value="35914" calcext:value-type="float">
            <text:p><text:s text:c="3"/>35,914</text:p>
          </table:table-cell>
          <table:table-cell table:style-name="ce18" office:value-type="float" office:value="19135" calcext:value-type="float">
            <text:p><text:s text:c="3"/>19,135</text:p>
          </table:table-cell>
          <table:table-cell table:style-name="ce24" office:value-type="float" office:value="16779" calcext:value-type="float">
            <text:p><text:s text:c="3"/>16,77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梅山鄉</text:p>
          </table:table-cell>
          <table:table-cell table:style-name="ce18" office:value-type="float" office:value="6759" calcext:value-type="float">
            <text:p><text:s text:c="3"/>6,759</text:p>
          </table:table-cell>
          <table:table-cell table:style-name="ce18" office:value-type="float" office:value="19434" calcext:value-type="float">
            <text:p><text:s text:c="3"/>19,434</text:p>
          </table:table-cell>
          <table:table-cell table:style-name="ce18" office:value-type="float" office:value="10330" calcext:value-type="float">
            <text:p><text:s text:c="3"/>10,330</text:p>
          </table:table-cell>
          <table:table-cell table:style-name="ce24" office:value-type="float" office:value="9104" calcext:value-type="float">
            <text:p><text:s text:c="3"/>9,10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番路鄉</text:p>
          </table:table-cell>
          <table:table-cell table:style-name="ce18" office:value-type="float" office:value="4251" calcext:value-type="float">
            <text:p><text:s text:c="3"/>4,251</text:p>
          </table:table-cell>
          <table:table-cell table:style-name="ce18" office:value-type="float" office:value="11560" calcext:value-type="float">
            <text:p><text:s text:c="3"/>11,560</text:p>
          </table:table-cell>
          <table:table-cell table:style-name="ce18" office:value-type="float" office:value="6254" calcext:value-type="float">
            <text:p><text:s text:c="3"/>6,254</text:p>
          </table:table-cell>
          <table:table-cell table:style-name="ce24" office:value-type="float" office:value="5306" calcext:value-type="float">
            <text:p><text:s text:c="3"/>5,30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埔鄉</text:p>
          </table:table-cell>
          <table:table-cell table:style-name="ce18" office:value-type="float" office:value="1928" calcext:value-type="float">
            <text:p><text:s text:c="3"/>1,928</text:p>
          </table:table-cell>
          <table:table-cell table:style-name="ce18" office:value-type="float" office:value="4569" calcext:value-type="float">
            <text:p><text:s text:c="3"/>4,569</text:p>
          </table:table-cell>
          <table:table-cell table:style-name="ce18" office:value-type="float" office:value="2362" calcext:value-type="float">
            <text:p><text:s text:c="3"/>2,362</text:p>
          </table:table-cell>
          <table:table-cell table:style-name="ce24" office:value-type="float" office:value="2207" calcext:value-type="float">
            <text:p><text:s text:c="3"/>2,20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阿里山鄉</text:p>
          </table:table-cell>
          <table:table-cell table:style-name="ce19" office:value-type="float" office:value="1915" calcext:value-type="float">
            <text:p><text:s text:c="3"/>1,915</text:p>
          </table:table-cell>
          <table:table-cell table:style-name="ce19" office:value-type="float" office:value="5602" calcext:value-type="float">
            <text:p><text:s text:c="3"/>5,602</text:p>
          </table:table-cell>
          <table:table-cell table:style-name="ce19" office:value-type="float" office:value="2946" calcext:value-type="float">
            <text:p><text:s text:c="3"/>2,946</text:p>
          </table:table-cell>
          <table:table-cell table:style-name="ce25" office:value-type="float" office:value="2656" calcext:value-type="float">
            <text:p><text:s text:c="3"/>2,656</text:p>
          </table:table-cell>
          <table:table-cell table:number-columns-repeated="1019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屏東縣</text:p>
          </table:table-cell>
          <table:table-cell table:style-name="ce17" office:value-type="float" office:value="286913" calcext:value-type="float">
            <text:p><text:s text:c="3"/>286,913</text:p>
          </table:table-cell>
          <table:table-cell table:style-name="ce17" office:value-type="float" office:value="829094" calcext:value-type="float">
            <text:p><text:s text:c="3"/>829,094</text:p>
          </table:table-cell>
          <table:table-cell table:style-name="ce17" office:value-type="float" office:value="423989" calcext:value-type="float">
            <text:p><text:s text:c="3"/>423,989</text:p>
          </table:table-cell>
          <table:table-cell table:style-name="ce23" office:value-type="float" office:value="405105" calcext:value-type="float">
            <text:p><text:s text:c="3"/>405,10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屏東市</text:p>
          </table:table-cell>
          <table:table-cell table:style-name="ce18" office:value-type="float" office:value="74310" calcext:value-type="float">
            <text:p><text:s text:c="3"/>74,310</text:p>
          </table:table-cell>
          <table:table-cell table:style-name="ce18" office:value-type="float" office:value="200227" calcext:value-type="float">
            <text:p><text:s text:c="3"/>200,227</text:p>
          </table:table-cell>
          <table:table-cell table:style-name="ce18" office:value-type="float" office:value="98991" calcext:value-type="float">
            <text:p><text:s text:c="3"/>98,991</text:p>
          </table:table-cell>
          <table:table-cell table:style-name="ce24" office:value-type="float" office:value="101236" calcext:value-type="float">
            <text:p><text:s text:c="3"/>101,23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潮州鎮</text:p>
          </table:table-cell>
          <table:table-cell table:style-name="ce18" office:value-type="float" office:value="19464" calcext:value-type="float">
            <text:p><text:s text:c="3"/>19,464</text:p>
          </table:table-cell>
          <table:table-cell table:style-name="ce18" office:value-type="float" office:value="54303" calcext:value-type="float">
            <text:p><text:s text:c="3"/>54,303</text:p>
          </table:table-cell>
          <table:table-cell table:style-name="ce18" office:value-type="float" office:value="27104" calcext:value-type="float">
            <text:p><text:s text:c="3"/>27,104</text:p>
          </table:table-cell>
          <table:table-cell table:style-name="ce24" office:value-type="float" office:value="27199" calcext:value-type="float">
            <text:p><text:s text:c="3"/>27,19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港鎮</text:p>
          </table:table-cell>
          <table:table-cell table:style-name="ce18" office:value-type="float" office:value="16731" calcext:value-type="float">
            <text:p><text:s text:c="3"/>16,731</text:p>
          </table:table-cell>
          <table:table-cell table:style-name="ce18" office:value-type="float" office:value="47844" calcext:value-type="float">
            <text:p><text:s text:c="3"/>47,844</text:p>
          </table:table-cell>
          <table:table-cell table:style-name="ce18" office:value-type="float" office:value="24191" calcext:value-type="float">
            <text:p><text:s text:c="3"/>24,191</text:p>
          </table:table-cell>
          <table:table-cell table:style-name="ce24" office:value-type="float" office:value="23653" calcext:value-type="float">
            <text:p><text:s text:c="3"/>23,65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恆春鎮</text:p>
          </table:table-cell>
          <table:table-cell table:style-name="ce18" office:value-type="float" office:value="11591" calcext:value-type="float">
            <text:p><text:s text:c="3"/>11,591</text:p>
          </table:table-cell>
          <table:table-cell table:style-name="ce18" office:value-type="float" office:value="30741" calcext:value-type="float">
            <text:p><text:s text:c="3"/>30,741</text:p>
          </table:table-cell>
          <table:table-cell table:style-name="ce18" office:value-type="float" office:value="15745" calcext:value-type="float">
            <text:p><text:s text:c="3"/>15,745</text:p>
          </table:table-cell>
          <table:table-cell table:style-name="ce24" office:value-type="float" office:value="14996" calcext:value-type="float">
            <text:p><text:s text:c="3"/>14,99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萬丹鄉</text:p>
          </table:table-cell>
          <table:table-cell table:style-name="ce18" office:value-type="float" office:value="14977" calcext:value-type="float">
            <text:p><text:s text:c="3"/>14,977</text:p>
          </table:table-cell>
          <table:table-cell table:style-name="ce18" office:value-type="float" office:value="50897" calcext:value-type="float">
            <text:p><text:s text:c="3"/>50,897</text:p>
          </table:table-cell>
          <table:table-cell table:style-name="ce18" office:value-type="float" office:value="26393" calcext:value-type="float">
            <text:p><text:s text:c="3"/>26,393</text:p>
          </table:table-cell>
          <table:table-cell table:style-name="ce24" office:value-type="float" office:value="24504" calcext:value-type="float">
            <text:p><text:s text:c="3"/>24,50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長治鄉</text:p>
          </table:table-cell>
          <table:table-cell table:style-name="ce18" office:value-type="float" office:value="10160" calcext:value-type="float">
            <text:p><text:s text:c="3"/>10,160</text:p>
          </table:table-cell>
          <table:table-cell table:style-name="ce18" office:value-type="float" office:value="29972" calcext:value-type="float">
            <text:p><text:s text:c="3"/>29,972</text:p>
          </table:table-cell>
          <table:table-cell table:style-name="ce18" office:value-type="float" office:value="15631" calcext:value-type="float">
            <text:p><text:s text:c="3"/>15,631</text:p>
          </table:table-cell>
          <table:table-cell table:style-name="ce24" office:value-type="float" office:value="14341" calcext:value-type="float">
            <text:p><text:s text:c="3"/>14,34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麟洛鄉</text:p>
          </table:table-cell>
          <table:table-cell table:style-name="ce18" office:value-type="float" office:value="3813" calcext:value-type="float">
            <text:p><text:s text:c="3"/>3,813</text:p>
          </table:table-cell>
          <table:table-cell table:style-name="ce18" office:value-type="float" office:value="11075" calcext:value-type="float">
            <text:p><text:s text:c="3"/>11,075</text:p>
          </table:table-cell>
          <table:table-cell table:style-name="ce18" office:value-type="float" office:value="5746" calcext:value-type="float">
            <text:p><text:s text:c="3"/>5,746</text:p>
          </table:table-cell>
          <table:table-cell table:style-name="ce24" office:value-type="float" office:value="5329" calcext:value-type="float">
            <text:p><text:s text:c="3"/>5,32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九如鄉</text:p>
          </table:table-cell>
          <table:table-cell table:style-name="ce18" office:value-type="float" office:value="7014" calcext:value-type="float">
            <text:p><text:s text:c="3"/>7,014</text:p>
          </table:table-cell>
          <table:table-cell table:style-name="ce18" office:value-type="float" office:value="22096" calcext:value-type="float">
            <text:p><text:s text:c="3"/>22,096</text:p>
          </table:table-cell>
          <table:table-cell table:style-name="ce18" office:value-type="float" office:value="11426" calcext:value-type="float">
            <text:p><text:s text:c="3"/>11,426</text:p>
          </table:table-cell>
          <table:table-cell table:style-name="ce24" office:value-type="float" office:value="10670" calcext:value-type="float">
            <text:p><text:s text:c="3"/>10,67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里港鄉</text:p>
          </table:table-cell>
          <table:table-cell table:style-name="ce18" office:value-type="float" office:value="8212" calcext:value-type="float">
            <text:p><text:s text:c="3"/>8,212</text:p>
          </table:table-cell>
          <table:table-cell table:style-name="ce18" office:value-type="float" office:value="26432" calcext:value-type="float">
            <text:p><text:s text:c="3"/>26,432</text:p>
          </table:table-cell>
          <table:table-cell table:style-name="ce18" office:value-type="float" office:value="13453" calcext:value-type="float">
            <text:p><text:s text:c="3"/>13,453</text:p>
          </table:table-cell>
          <table:table-cell table:style-name="ce24" office:value-type="float" office:value="12979" calcext:value-type="float">
            <text:p><text:s text:c="3"/>12,97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鹽埔鄉</text:p>
          </table:table-cell>
          <table:table-cell table:style-name="ce18" office:value-type="float" office:value="7856" calcext:value-type="float">
            <text:p><text:s text:c="3"/>7,856</text:p>
          </table:table-cell>
          <table:table-cell table:style-name="ce18" office:value-type="float" office:value="25916" calcext:value-type="float">
            <text:p><text:s text:c="3"/>25,916</text:p>
          </table:table-cell>
          <table:table-cell table:style-name="ce18" office:value-type="float" office:value="13484" calcext:value-type="float">
            <text:p><text:s text:c="3"/>13,484</text:p>
          </table:table-cell>
          <table:table-cell table:style-name="ce24" office:value-type="float" office:value="12432" calcext:value-type="float">
            <text:p><text:s text:c="3"/>12,43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高樹鄉</text:p>
          </table:table-cell>
          <table:table-cell table:style-name="ce18" office:value-type="float" office:value="9286" calcext:value-type="float">
            <text:p><text:s text:c="3"/>9,286</text:p>
          </table:table-cell>
          <table:table-cell table:style-name="ce18" office:value-type="float" office:value="24584" calcext:value-type="float">
            <text:p><text:s text:c="3"/>24,584</text:p>
          </table:table-cell>
          <table:table-cell table:style-name="ce18" office:value-type="float" office:value="13106" calcext:value-type="float">
            <text:p><text:s text:c="3"/>13,106</text:p>
          </table:table-cell>
          <table:table-cell table:style-name="ce24" office:value-type="float" office:value="11478" calcext:value-type="float">
            <text:p><text:s text:c="3"/>11,47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萬巒鄉</text:p>
          </table:table-cell>
          <table:table-cell table:style-name="ce18" office:value-type="float" office:value="6522" calcext:value-type="float">
            <text:p><text:s text:c="3"/>6,522</text:p>
          </table:table-cell>
          <table:table-cell table:style-name="ce18" office:value-type="float" office:value="20523" calcext:value-type="float">
            <text:p><text:s text:c="3"/>20,523</text:p>
          </table:table-cell>
          <table:table-cell table:style-name="ce18" office:value-type="float" office:value="10731" calcext:value-type="float">
            <text:p><text:s text:c="3"/>10,731</text:p>
          </table:table-cell>
          <table:table-cell table:style-name="ce24" office:value-type="float" office:value="9792" calcext:value-type="float">
            <text:p><text:s text:c="3"/>9,79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內埔鄉</text:p>
          </table:table-cell>
          <table:table-cell table:style-name="ce18" office:value-type="float" office:value="18660" calcext:value-type="float">
            <text:p><text:s text:c="3"/>18,660</text:p>
          </table:table-cell>
          <table:table-cell table:style-name="ce18" office:value-type="float" office:value="54620" calcext:value-type="float">
            <text:p><text:s text:c="3"/>54,620</text:p>
          </table:table-cell>
          <table:table-cell table:style-name="ce18" office:value-type="float" office:value="28212" calcext:value-type="float">
            <text:p><text:s text:c="3"/>28,212</text:p>
          </table:table-cell>
          <table:table-cell table:style-name="ce24" office:value-type="float" office:value="26408" calcext:value-type="float">
            <text:p><text:s text:c="3"/>26,40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田鄉</text:p>
          </table:table-cell>
          <table:table-cell table:style-name="ce18" office:value-type="float" office:value="5645" calcext:value-type="float">
            <text:p><text:s text:c="3"/>5,645</text:p>
          </table:table-cell>
          <table:table-cell table:style-name="ce18" office:value-type="float" office:value="17157" calcext:value-type="float">
            <text:p><text:s text:c="3"/>17,157</text:p>
          </table:table-cell>
          <table:table-cell table:style-name="ce18" office:value-type="float" office:value="9119" calcext:value-type="float">
            <text:p><text:s text:c="3"/>9,119</text:p>
          </table:table-cell>
          <table:table-cell table:style-name="ce24" office:value-type="float" office:value="8038" calcext:value-type="float">
            <text:p><text:s text:c="3"/>8,03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埤鄉</text:p>
          </table:table-cell>
          <table:table-cell table:style-name="ce18" office:value-type="float" office:value="3437" calcext:value-type="float">
            <text:p><text:s text:c="3"/>3,437</text:p>
          </table:table-cell>
          <table:table-cell table:style-name="ce18" office:value-type="float" office:value="9939" calcext:value-type="float">
            <text:p><text:s text:c="3"/>9,939</text:p>
          </table:table-cell>
          <table:table-cell table:style-name="ce18" office:value-type="float" office:value="5276" calcext:value-type="float">
            <text:p><text:s text:c="3"/>5,276</text:p>
          </table:table-cell>
          <table:table-cell table:style-name="ce24" office:value-type="float" office:value="4663" calcext:value-type="float">
            <text:p><text:s text:c="3"/>4,66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枋寮鄉</text:p>
          </table:table-cell>
          <table:table-cell table:style-name="ce18" office:value-type="float" office:value="8546" calcext:value-type="float">
            <text:p><text:s text:c="3"/>8,546</text:p>
          </table:table-cell>
          <table:table-cell table:style-name="ce18" office:value-type="float" office:value="24554" calcext:value-type="float">
            <text:p><text:s text:c="3"/>24,554</text:p>
          </table:table-cell>
          <table:table-cell table:style-name="ce18" office:value-type="float" office:value="12854" calcext:value-type="float">
            <text:p><text:s text:c="3"/>12,854</text:p>
          </table:table-cell>
          <table:table-cell table:style-name="ce24" office:value-type="float" office:value="11700" calcext:value-type="float">
            <text:p><text:s text:c="3"/>11,70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園鄉</text:p>
          </table:table-cell>
          <table:table-cell table:style-name="ce18" office:value-type="float" office:value="11804" calcext:value-type="float">
            <text:p><text:s text:c="3"/>11,804</text:p>
          </table:table-cell>
          <table:table-cell table:style-name="ce18" office:value-type="float" office:value="35230" calcext:value-type="float">
            <text:p><text:s text:c="3"/>35,230</text:p>
          </table:table-cell>
          <table:table-cell table:style-name="ce18" office:value-type="float" office:value="18254" calcext:value-type="float">
            <text:p><text:s text:c="3"/>18,254</text:p>
          </table:table-cell>
          <table:table-cell table:style-name="ce24" office:value-type="float" office:value="16976" calcext:value-type="float">
            <text:p><text:s text:c="3"/>16,97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崁頂鄉</text:p>
          </table:table-cell>
          <table:table-cell table:style-name="ce18" office:value-type="float" office:value="4486" calcext:value-type="float">
            <text:p><text:s text:c="3"/>4,486</text:p>
          </table:table-cell>
          <table:table-cell table:style-name="ce18" office:value-type="float" office:value="15655" calcext:value-type="float">
            <text:p><text:s text:c="3"/>15,655</text:p>
          </table:table-cell>
          <table:table-cell table:style-name="ce18" office:value-type="float" office:value="7952" calcext:value-type="float">
            <text:p><text:s text:c="3"/>7,952</text:p>
          </table:table-cell>
          <table:table-cell table:style-name="ce24" office:value-type="float" office:value="7703" calcext:value-type="float">
            <text:p><text:s text:c="3"/>7,70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林邊鄉</text:p>
          </table:table-cell>
          <table:table-cell table:style-name="ce18" office:value-type="float" office:value="6725" calcext:value-type="float">
            <text:p><text:s text:c="3"/>6,725</text:p>
          </table:table-cell>
          <table:table-cell table:style-name="ce18" office:value-type="float" office:value="18014" calcext:value-type="float">
            <text:p><text:s text:c="3"/>18,014</text:p>
          </table:table-cell>
          <table:table-cell table:style-name="ce18" office:value-type="float" office:value="9234" calcext:value-type="float">
            <text:p><text:s text:c="3"/>9,234</text:p>
          </table:table-cell>
          <table:table-cell table:style-name="ce24" office:value-type="float" office:value="8780" calcext:value-type="float">
            <text:p><text:s text:c="3"/>8,78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州鄉</text:p>
          </table:table-cell>
          <table:table-cell table:style-name="ce18" office:value-type="float" office:value="3709" calcext:value-type="float">
            <text:p><text:s text:c="3"/>3,709</text:p>
          </table:table-cell>
          <table:table-cell table:style-name="ce18" office:value-type="float" office:value="10680" calcext:value-type="float">
            <text:p><text:s text:c="3"/>10,680</text:p>
          </table:table-cell>
          <table:table-cell table:style-name="ce18" office:value-type="float" office:value="5483" calcext:value-type="float">
            <text:p><text:s text:c="3"/>5,483</text:p>
          </table:table-cell>
          <table:table-cell table:style-name="ce24" office:value-type="float" office:value="5197" calcext:value-type="float">
            <text:p><text:s text:c="3"/>5,19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佳冬鄉</text:p>
          </table:table-cell>
          <table:table-cell table:style-name="ce18" office:value-type="float" office:value="6961" calcext:value-type="float">
            <text:p><text:s text:c="3"/>6,961</text:p>
          </table:table-cell>
          <table:table-cell table:style-name="ce18" office:value-type="float" office:value="19310" calcext:value-type="float">
            <text:p><text:s text:c="3"/>19,310</text:p>
          </table:table-cell>
          <table:table-cell table:style-name="ce18" office:value-type="float" office:value="10032" calcext:value-type="float">
            <text:p><text:s text:c="3"/>10,032</text:p>
          </table:table-cell>
          <table:table-cell table:style-name="ce24" office:value-type="float" office:value="9278" calcext:value-type="float">
            <text:p><text:s text:c="3"/>9,27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琉球鄉</text:p>
          </table:table-cell>
          <table:table-cell table:style-name="ce18" office:value-type="float" office:value="4488" calcext:value-type="float">
            <text:p><text:s text:c="3"/>4,488</text:p>
          </table:table-cell>
          <table:table-cell table:style-name="ce18" office:value-type="float" office:value="12318" calcext:value-type="float">
            <text:p><text:s text:c="3"/>12,318</text:p>
          </table:table-cell>
          <table:table-cell table:style-name="ce18" office:value-type="float" office:value="6757" calcext:value-type="float">
            <text:p><text:s text:c="3"/>6,757</text:p>
          </table:table-cell>
          <table:table-cell table:style-name="ce24" office:value-type="float" office:value="5561" calcext:value-type="float">
            <text:p><text:s text:c="3"/>5,56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車城鄉</text:p>
          </table:table-cell>
          <table:table-cell table:style-name="ce18" office:value-type="float" office:value="3469" calcext:value-type="float">
            <text:p><text:s text:c="3"/>3,469</text:p>
          </table:table-cell>
          <table:table-cell table:style-name="ce18" office:value-type="float" office:value="8586" calcext:value-type="float">
            <text:p><text:s text:c="3"/>8,586</text:p>
          </table:table-cell>
          <table:table-cell table:style-name="ce18" office:value-type="float" office:value="4602" calcext:value-type="float">
            <text:p><text:s text:c="3"/>4,602</text:p>
          </table:table-cell>
          <table:table-cell table:style-name="ce24" office:value-type="float" office:value="3984" calcext:value-type="float">
            <text:p><text:s text:c="3"/>3,98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滿州鄉</text:p>
          </table:table-cell>
          <table:table-cell table:style-name="ce18" office:value-type="float" office:value="3033" calcext:value-type="float">
            <text:p><text:s text:c="3"/>3,033</text:p>
          </table:table-cell>
          <table:table-cell table:style-name="ce18" office:value-type="float" office:value="7871" calcext:value-type="float">
            <text:p><text:s text:c="3"/>7,871</text:p>
          </table:table-cell>
          <table:table-cell table:style-name="ce18" office:value-type="float" office:value="4278" calcext:value-type="float">
            <text:p><text:s text:c="3"/>4,278</text:p>
          </table:table-cell>
          <table:table-cell table:style-name="ce24" office:value-type="float" office:value="3593" calcext:value-type="float">
            <text:p><text:s text:c="3"/>3,59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枋山鄉</text:p>
          </table:table-cell>
          <table:table-cell table:style-name="ce18" office:value-type="float" office:value="2097" calcext:value-type="float">
            <text:p><text:s text:c="3"/>2,097</text:p>
          </table:table-cell>
          <table:table-cell table:style-name="ce18" office:value-type="float" office:value="5466" calcext:value-type="float">
            <text:p><text:s text:c="3"/>5,466</text:p>
          </table:table-cell>
          <table:table-cell table:style-name="ce18" office:value-type="float" office:value="2919" calcext:value-type="float">
            <text:p><text:s text:c="3"/>2,919</text:p>
          </table:table-cell>
          <table:table-cell table:style-name="ce24" office:value-type="float" office:value="2547" calcext:value-type="float">
            <text:p><text:s text:c="3"/>2,54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三地門鄉</text:p>
          </table:table-cell>
          <table:table-cell table:style-name="ce18" office:value-type="float" office:value="2327" calcext:value-type="float">
            <text:p><text:s text:c="3"/>2,327</text:p>
          </table:table-cell>
          <table:table-cell table:style-name="ce18" office:value-type="float" office:value="7661" calcext:value-type="float">
            <text:p><text:s text:c="3"/>7,661</text:p>
          </table:table-cell>
          <table:table-cell table:style-name="ce18" office:value-type="float" office:value="3849" calcext:value-type="float">
            <text:p><text:s text:c="3"/>3,849</text:p>
          </table:table-cell>
          <table:table-cell table:style-name="ce24" office:value-type="float" office:value="3812" calcext:value-type="float">
            <text:p><text:s text:c="3"/>3,8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霧臺鄉</text:p>
          </table:table-cell>
          <table:table-cell table:style-name="ce18" office:value-type="float" office:value="1061" calcext:value-type="float">
            <text:p><text:s text:c="3"/>1,061</text:p>
          </table:table-cell>
          <table:table-cell table:style-name="ce18" office:value-type="float" office:value="3271" calcext:value-type="float">
            <text:p><text:s text:c="3"/>3,271</text:p>
          </table:table-cell>
          <table:table-cell table:style-name="ce18" office:value-type="float" office:value="1677" calcext:value-type="float">
            <text:p><text:s text:c="3"/>1,677</text:p>
          </table:table-cell>
          <table:table-cell table:style-name="ce24" office:value-type="float" office:value="1594" calcext:value-type="float">
            <text:p><text:s text:c="3"/>1,59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瑪家鄉</text:p>
          </table:table-cell>
          <table:table-cell table:style-name="ce18" office:value-type="float" office:value="2056" calcext:value-type="float">
            <text:p><text:s text:c="3"/>2,056</text:p>
          </table:table-cell>
          <table:table-cell table:style-name="ce18" office:value-type="float" office:value="6761" calcext:value-type="float">
            <text:p><text:s text:c="3"/>6,761</text:p>
          </table:table-cell>
          <table:table-cell table:style-name="ce18" office:value-type="float" office:value="3433" calcext:value-type="float">
            <text:p><text:s text:c="3"/>3,433</text:p>
          </table:table-cell>
          <table:table-cell table:style-name="ce24" office:value-type="float" office:value="3328" calcext:value-type="float">
            <text:p><text:s text:c="3"/>3,32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泰武鄉</text:p>
          </table:table-cell>
          <table:table-cell table:style-name="ce18" office:value-type="float" office:value="1349" calcext:value-type="float">
            <text:p><text:s text:c="3"/>1,349</text:p>
          </table:table-cell>
          <table:table-cell table:style-name="ce18" office:value-type="float" office:value="5292" calcext:value-type="float">
            <text:p><text:s text:c="3"/>5,292</text:p>
          </table:table-cell>
          <table:table-cell table:style-name="ce18" office:value-type="float" office:value="2784" calcext:value-type="float">
            <text:p><text:s text:c="3"/>2,784</text:p>
          </table:table-cell>
          <table:table-cell table:style-name="ce24" office:value-type="float" office:value="2508" calcext:value-type="float">
            <text:p><text:s text:c="3"/>2,50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來義鄉</text:p>
          </table:table-cell>
          <table:table-cell table:style-name="ce18" office:value-type="float" office:value="2228" calcext:value-type="float">
            <text:p><text:s text:c="3"/>2,228</text:p>
          </table:table-cell>
          <table:table-cell table:style-name="ce18" office:value-type="float" office:value="7433" calcext:value-type="float">
            <text:p><text:s text:c="3"/>7,433</text:p>
          </table:table-cell>
          <table:table-cell table:style-name="ce18" office:value-type="float" office:value="3753" calcext:value-type="float">
            <text:p><text:s text:c="3"/>3,753</text:p>
          </table:table-cell>
          <table:table-cell table:style-name="ce24" office:value-type="float" office:value="3680" calcext:value-type="float">
            <text:p><text:s text:c="3"/>3,68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春日鄉</text:p>
          </table:table-cell>
          <table:table-cell table:style-name="ce18" office:value-type="float" office:value="1398" calcext:value-type="float">
            <text:p><text:s text:c="3"/>1,398</text:p>
          </table:table-cell>
          <table:table-cell table:style-name="ce18" office:value-type="float" office:value="4877" calcext:value-type="float">
            <text:p><text:s text:c="3"/>4,877</text:p>
          </table:table-cell>
          <table:table-cell table:style-name="ce18" office:value-type="float" office:value="2499" calcext:value-type="float">
            <text:p><text:s text:c="3"/>2,499</text:p>
          </table:table-cell>
          <table:table-cell table:style-name="ce24" office:value-type="float" office:value="2378" calcext:value-type="float">
            <text:p><text:s text:c="3"/>2,37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獅子鄉</text:p>
          </table:table-cell>
          <table:table-cell table:style-name="ce18" office:value-type="float" office:value="1563" calcext:value-type="float">
            <text:p><text:s text:c="3"/>1,563</text:p>
          </table:table-cell>
          <table:table-cell table:style-name="ce18" office:value-type="float" office:value="4850" calcext:value-type="float">
            <text:p><text:s text:c="3"/>4,850</text:p>
          </table:table-cell>
          <table:table-cell table:style-name="ce18" office:value-type="float" office:value="2501" calcext:value-type="float">
            <text:p><text:s text:c="3"/>2,501</text:p>
          </table:table-cell>
          <table:table-cell table:style-name="ce24" office:value-type="float" office:value="2349" calcext:value-type="float">
            <text:p><text:s text:c="3"/>2,34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牡丹鄉</text:p>
          </table:table-cell>
          <table:table-cell table:style-name="ce19" office:value-type="float" office:value="1935" calcext:value-type="float">
            <text:p><text:s text:c="3"/>1,935</text:p>
          </table:table-cell>
          <table:table-cell table:style-name="ce19" office:value-type="float" office:value="4939" calcext:value-type="float">
            <text:p><text:s text:c="3"/>4,939</text:p>
          </table:table-cell>
          <table:table-cell table:style-name="ce19" office:value-type="float" office:value="2520" calcext:value-type="float">
            <text:p><text:s text:c="3"/>2,520</text:p>
          </table:table-cell>
          <table:table-cell table:style-name="ce25" office:value-type="float" office:value="2419" calcext:value-type="float">
            <text:p><text:s text:c="3"/>2,419</text:p>
          </table:table-cell>
          <table:table-cell table:number-columns-repeated="1019"/>
        </table:table-row>
        <table:table-row table:style-name="ro7">
          <table:table-cell table:style-name="ce40"/>
          <table:table-cell table:style-name="ce41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臺東縣</text:p>
          </table:table-cell>
          <table:table-cell table:style-name="ce17" office:value-type="float" office:value="82893" calcext:value-type="float">
            <text:p><text:s text:c="3"/>82,893</text:p>
          </table:table-cell>
          <table:table-cell table:style-name="ce17" office:value-type="float" office:value="219436" calcext:value-type="float">
            <text:p><text:s text:c="3"/>219,436</text:p>
          </table:table-cell>
          <table:table-cell table:style-name="ce17" office:value-type="float" office:value="113292" calcext:value-type="float">
            <text:p><text:s text:c="3"/>113,292</text:p>
          </table:table-cell>
          <table:table-cell table:style-name="ce23" office:value-type="float" office:value="106144" calcext:value-type="float">
            <text:p><text:s text:c="3"/>106,14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臺東市</text:p>
          </table:table-cell>
          <table:table-cell table:style-name="ce18" office:value-type="float" office:value="39746" calcext:value-type="float">
            <text:p><text:s text:c="3"/>39,746</text:p>
          </table:table-cell>
          <table:table-cell table:style-name="ce18" office:value-type="float" office:value="105916" calcext:value-type="float">
            <text:p><text:s text:c="3"/>105,916</text:p>
          </table:table-cell>
          <table:table-cell table:style-name="ce18" office:value-type="float" office:value="53017" calcext:value-type="float">
            <text:p><text:s text:c="3"/>53,017</text:p>
          </table:table-cell>
          <table:table-cell table:style-name="ce24" office:value-type="float" office:value="52899" calcext:value-type="float">
            <text:p><text:s text:c="3"/>52,89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成功鎮</text:p>
          </table:table-cell>
          <table:table-cell table:style-name="ce18" office:value-type="float" office:value="5382" calcext:value-type="float">
            <text:p><text:s text:c="3"/>5,382</text:p>
          </table:table-cell>
          <table:table-cell table:style-name="ce18" office:value-type="float" office:value="14197" calcext:value-type="float">
            <text:p><text:s text:c="3"/>14,197</text:p>
          </table:table-cell>
          <table:table-cell table:style-name="ce18" office:value-type="float" office:value="7475" calcext:value-type="float">
            <text:p><text:s text:c="3"/>7,475</text:p>
          </table:table-cell>
          <table:table-cell table:style-name="ce24" office:value-type="float" office:value="6722" calcext:value-type="float">
            <text:p><text:s text:c="3"/>6,72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關山鎮</text:p>
          </table:table-cell>
          <table:table-cell table:style-name="ce18" office:value-type="float" office:value="3174" calcext:value-type="float">
            <text:p><text:s text:c="3"/>3,174</text:p>
          </table:table-cell>
          <table:table-cell table:style-name="ce18" office:value-type="float" office:value="8743" calcext:value-type="float">
            <text:p><text:s text:c="3"/>8,743</text:p>
          </table:table-cell>
          <table:table-cell table:style-name="ce18" office:value-type="float" office:value="4543" calcext:value-type="float">
            <text:p><text:s text:c="3"/>4,543</text:p>
          </table:table-cell>
          <table:table-cell table:style-name="ce24" office:value-type="float" office:value="4200" calcext:value-type="float">
            <text:p><text:s text:c="3"/>4,20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卑南鄉</text:p>
          </table:table-cell>
          <table:table-cell table:style-name="ce18" office:value-type="float" office:value="6709" calcext:value-type="float">
            <text:p><text:s text:c="3"/>6,709</text:p>
          </table:table-cell>
          <table:table-cell table:style-name="ce18" office:value-type="float" office:value="17377" calcext:value-type="float">
            <text:p><text:s text:c="3"/>17,377</text:p>
          </table:table-cell>
          <table:table-cell table:style-name="ce18" office:value-type="float" office:value="9167" calcext:value-type="float">
            <text:p><text:s text:c="3"/>9,167</text:p>
          </table:table-cell>
          <table:table-cell table:style-name="ce24" office:value-type="float" office:value="8210" calcext:value-type="float">
            <text:p><text:s text:c="3"/>8,21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武鄉</text:p>
          </table:table-cell>
          <table:table-cell table:style-name="ce18" office:value-type="float" office:value="2492" calcext:value-type="float">
            <text:p><text:s text:c="3"/>2,492</text:p>
          </table:table-cell>
          <table:table-cell table:style-name="ce18" office:value-type="float" office:value="6093" calcext:value-type="float">
            <text:p><text:s text:c="3"/>6,093</text:p>
          </table:table-cell>
          <table:table-cell table:style-name="ce18" office:value-type="float" office:value="3186" calcext:value-type="float">
            <text:p><text:s text:c="3"/>3,186</text:p>
          </table:table-cell>
          <table:table-cell table:style-name="ce24" office:value-type="float" office:value="2907" calcext:value-type="float">
            <text:p><text:s text:c="3"/>2,90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太麻里鄉</text:p>
          </table:table-cell>
          <table:table-cell table:style-name="ce18" office:value-type="float" office:value="4700" calcext:value-type="float">
            <text:p><text:s text:c="3"/>4,700</text:p>
          </table:table-cell>
          <table:table-cell table:style-name="ce18" office:value-type="float" office:value="11172" calcext:value-type="float">
            <text:p><text:s text:c="3"/>11,172</text:p>
          </table:table-cell>
          <table:table-cell table:style-name="ce18" office:value-type="float" office:value="5965" calcext:value-type="float">
            <text:p><text:s text:c="3"/>5,965</text:p>
          </table:table-cell>
          <table:table-cell table:style-name="ce24" office:value-type="float" office:value="5207" calcext:value-type="float">
            <text:p><text:s text:c="3"/>5,20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河鄉</text:p>
          </table:table-cell>
          <table:table-cell table:style-name="ce18" office:value-type="float" office:value="3772" calcext:value-type="float">
            <text:p><text:s text:c="3"/>3,772</text:p>
          </table:table-cell>
          <table:table-cell table:style-name="ce18" office:value-type="float" office:value="8501" calcext:value-type="float">
            <text:p><text:s text:c="3"/>8,501</text:p>
          </table:table-cell>
          <table:table-cell table:style-name="ce18" office:value-type="float" office:value="4723" calcext:value-type="float">
            <text:p><text:s text:c="3"/>4,723</text:p>
          </table:table-cell>
          <table:table-cell table:style-name="ce24" office:value-type="float" office:value="3778" calcext:value-type="float">
            <text:p><text:s text:c="3"/>3,77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長濱鄉</text:p>
          </table:table-cell>
          <table:table-cell table:style-name="ce18" office:value-type="float" office:value="2922" calcext:value-type="float">
            <text:p><text:s text:c="3"/>2,922</text:p>
          </table:table-cell>
          <table:table-cell table:style-name="ce18" office:value-type="float" office:value="7235" calcext:value-type="float">
            <text:p><text:s text:c="3"/>7,235</text:p>
          </table:table-cell>
          <table:table-cell table:style-name="ce18" office:value-type="float" office:value="4099" calcext:value-type="float">
            <text:p><text:s text:c="3"/>4,099</text:p>
          </table:table-cell>
          <table:table-cell table:style-name="ce24" office:value-type="float" office:value="3136" calcext:value-type="float">
            <text:p><text:s text:c="3"/>3,13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鹿野鄉</text:p>
          </table:table-cell>
          <table:table-cell table:style-name="ce18" office:value-type="float" office:value="3047" calcext:value-type="float">
            <text:p><text:s text:c="3"/>3,047</text:p>
          </table:table-cell>
          <table:table-cell table:style-name="ce18" office:value-type="float" office:value="7932" calcext:value-type="float">
            <text:p><text:s text:c="3"/>7,932</text:p>
          </table:table-cell>
          <table:table-cell table:style-name="ce18" office:value-type="float" office:value="4223" calcext:value-type="float">
            <text:p><text:s text:c="3"/>4,223</text:p>
          </table:table-cell>
          <table:table-cell table:style-name="ce24" office:value-type="float" office:value="3709" calcext:value-type="float">
            <text:p><text:s text:c="3"/>3,70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池上鄉</text:p>
          </table:table-cell>
          <table:table-cell table:style-name="ce18" office:value-type="float" office:value="3209" calcext:value-type="float">
            <text:p><text:s text:c="3"/>3,209</text:p>
          </table:table-cell>
          <table:table-cell table:style-name="ce18" office:value-type="float" office:value="8228" calcext:value-type="float">
            <text:p><text:s text:c="3"/>8,228</text:p>
          </table:table-cell>
          <table:table-cell table:style-name="ce18" office:value-type="float" office:value="4298" calcext:value-type="float">
            <text:p><text:s text:c="3"/>4,298</text:p>
          </table:table-cell>
          <table:table-cell table:style-name="ce24" office:value-type="float" office:value="3930" calcext:value-type="float">
            <text:p><text:s text:c="3"/>3,93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綠島鄉</text:p>
          </table:table-cell>
          <table:table-cell table:style-name="ce18" office:value-type="float" office:value="1159" calcext:value-type="float">
            <text:p><text:s text:c="3"/>1,159</text:p>
          </table:table-cell>
          <table:table-cell table:style-name="ce18" office:value-type="float" office:value="3991" calcext:value-type="float">
            <text:p><text:s text:c="3"/>3,991</text:p>
          </table:table-cell>
          <table:table-cell table:style-name="ce18" office:value-type="float" office:value="2109" calcext:value-type="float">
            <text:p><text:s text:c="3"/>2,109</text:p>
          </table:table-cell>
          <table:table-cell table:style-name="ce24" office:value-type="float" office:value="1882" calcext:value-type="float">
            <text:p><text:s text:c="3"/>1,88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延平鄉</text:p>
          </table:table-cell>
          <table:table-cell table:style-name="ce18" office:value-type="float" office:value="1069" calcext:value-type="float">
            <text:p><text:s text:c="3"/>1,069</text:p>
          </table:table-cell>
          <table:table-cell table:style-name="ce18" office:value-type="float" office:value="3564" calcext:value-type="float">
            <text:p><text:s text:c="3"/>3,564</text:p>
          </table:table-cell>
          <table:table-cell table:style-name="ce18" office:value-type="float" office:value="1904" calcext:value-type="float">
            <text:p><text:s text:c="3"/>1,904</text:p>
          </table:table-cell>
          <table:table-cell table:style-name="ce24" office:value-type="float" office:value="1660" calcext:value-type="float">
            <text:p><text:s text:c="3"/>1,66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海端鄉</text:p>
          </table:table-cell>
          <table:table-cell table:style-name="ce18" office:value-type="float" office:value="1090" calcext:value-type="float">
            <text:p><text:s text:c="3"/>1,090</text:p>
          </table:table-cell>
          <table:table-cell table:style-name="ce18" office:value-type="float" office:value="4220" calcext:value-type="float">
            <text:p><text:s text:c="3"/>4,220</text:p>
          </table:table-cell>
          <table:table-cell table:style-name="ce18" office:value-type="float" office:value="2241" calcext:value-type="float">
            <text:p><text:s text:c="3"/>2,241</text:p>
          </table:table-cell>
          <table:table-cell table:style-name="ce24" office:value-type="float" office:value="1979" calcext:value-type="float">
            <text:p><text:s text:c="3"/>1,97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達仁鄉</text:p>
          </table:table-cell>
          <table:table-cell table:style-name="ce18" office:value-type="float" office:value="1455" calcext:value-type="float">
            <text:p><text:s text:c="3"/>1,455</text:p>
          </table:table-cell>
          <table:table-cell table:style-name="ce18" office:value-type="float" office:value="3521" calcext:value-type="float">
            <text:p><text:s text:c="3"/>3,521</text:p>
          </table:table-cell>
          <table:table-cell table:style-name="ce18" office:value-type="float" office:value="1914" calcext:value-type="float">
            <text:p><text:s text:c="3"/>1,914</text:p>
          </table:table-cell>
          <table:table-cell table:style-name="ce24" office:value-type="float" office:value="1607" calcext:value-type="float">
            <text:p><text:s text:c="3"/>1,60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金峰鄉</text:p>
          </table:table-cell>
          <table:table-cell table:style-name="ce18" office:value-type="float" office:value="1126" calcext:value-type="float">
            <text:p><text:s text:c="3"/>1,126</text:p>
          </table:table-cell>
          <table:table-cell table:style-name="ce18" office:value-type="float" office:value="3676" calcext:value-type="float">
            <text:p><text:s text:c="3"/>3,676</text:p>
          </table:table-cell>
          <table:table-cell table:style-name="ce18" office:value-type="float" office:value="1871" calcext:value-type="float">
            <text:p><text:s text:c="3"/>1,871</text:p>
          </table:table-cell>
          <table:table-cell table:style-name="ce24" office:value-type="float" office:value="1805" calcext:value-type="float">
            <text:p><text:s text:c="3"/>1,80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蘭嶼鄉</text:p>
          </table:table-cell>
          <table:table-cell table:style-name="ce19" office:value-type="float" office:value="1841" calcext:value-type="float">
            <text:p><text:s text:c="3"/>1,841</text:p>
          </table:table-cell>
          <table:table-cell table:style-name="ce19" office:value-type="float" office:value="5070" calcext:value-type="float">
            <text:p><text:s text:c="3"/>5,070</text:p>
          </table:table-cell>
          <table:table-cell table:style-name="ce19" office:value-type="float" office:value="2557" calcext:value-type="float">
            <text:p><text:s text:c="3"/>2,557</text:p>
          </table:table-cell>
          <table:table-cell table:style-name="ce25" office:value-type="float" office:value="2513" calcext:value-type="float">
            <text:p><text:s text:c="3"/>2,513</text:p>
          </table:table-cell>
          <table:table-cell table:number-columns-repeated="1019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花蓮縣</text:p>
          </table:table-cell>
          <table:table-cell table:style-name="ce17" office:value-type="float" office:value="125871" calcext:value-type="float">
            <text:p><text:s text:c="3"/>125,871</text:p>
          </table:table-cell>
          <table:table-cell table:style-name="ce17" office:value-type="float" office:value="328853" calcext:value-type="float">
            <text:p><text:s text:c="3"/>328,853</text:p>
          </table:table-cell>
          <table:table-cell table:style-name="ce17" office:value-type="float" office:value="166956" calcext:value-type="float">
            <text:p><text:s text:c="3"/>166,956</text:p>
          </table:table-cell>
          <table:table-cell table:style-name="ce23" office:value-type="float" office:value="161897" calcext:value-type="float">
            <text:p><text:s text:c="3"/>161,89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花蓮市</text:p>
          </table:table-cell>
          <table:table-cell table:style-name="ce18" office:value-type="float" office:value="41474" calcext:value-type="float">
            <text:p><text:s text:c="3"/>41,474</text:p>
          </table:table-cell>
          <table:table-cell table:style-name="ce18" office:value-type="float" office:value="104099" calcext:value-type="float">
            <text:p><text:s text:c="3"/>104,099</text:p>
          </table:table-cell>
          <table:table-cell table:style-name="ce18" office:value-type="float" office:value="50216" calcext:value-type="float">
            <text:p><text:s text:c="3"/>50,216</text:p>
          </table:table-cell>
          <table:table-cell table:style-name="ce24" office:value-type="float" office:value="53883" calcext:value-type="float">
            <text:p><text:s text:c="3"/>53,88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鳳林鎮</text:p>
          </table:table-cell>
          <table:table-cell table:style-name="ce18" office:value-type="float" office:value="4413" calcext:value-type="float">
            <text:p><text:s text:c="3"/>4,413</text:p>
          </table:table-cell>
          <table:table-cell table:style-name="ce18" office:value-type="float" office:value="10850" calcext:value-type="float">
            <text:p><text:s text:c="3"/>10,850</text:p>
          </table:table-cell>
          <table:table-cell table:style-name="ce18" office:value-type="float" office:value="5640" calcext:value-type="float">
            <text:p><text:s text:c="3"/>5,640</text:p>
          </table:table-cell>
          <table:table-cell table:style-name="ce24" office:value-type="float" office:value="5210" calcext:value-type="float">
            <text:p><text:s text:c="3"/>5,21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玉里鎮</text:p>
          </table:table-cell>
          <table:table-cell table:style-name="ce18" office:value-type="float" office:value="8884" calcext:value-type="float">
            <text:p><text:s text:c="3"/>8,884</text:p>
          </table:table-cell>
          <table:table-cell table:style-name="ce18" office:value-type="float" office:value="24261" calcext:value-type="float">
            <text:p><text:s text:c="3"/>24,261</text:p>
          </table:table-cell>
          <table:table-cell table:style-name="ce18" office:value-type="float" office:value="12829" calcext:value-type="float">
            <text:p><text:s text:c="3"/>12,829</text:p>
          </table:table-cell>
          <table:table-cell table:style-name="ce24" office:value-type="float" office:value="11432" calcext:value-type="float">
            <text:p><text:s text:c="3"/>11,43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城鄉</text:p>
          </table:table-cell>
          <table:table-cell table:style-name="ce18" office:value-type="float" office:value="7731" calcext:value-type="float">
            <text:p><text:s text:c="3"/>7,731</text:p>
          </table:table-cell>
          <table:table-cell table:style-name="ce18" office:value-type="float" office:value="20161" calcext:value-type="float">
            <text:p><text:s text:c="3"/>20,161</text:p>
          </table:table-cell>
          <table:table-cell table:style-name="ce18" office:value-type="float" office:value="10382" calcext:value-type="float">
            <text:p><text:s text:c="3"/>10,382</text:p>
          </table:table-cell>
          <table:table-cell table:style-name="ce24" office:value-type="float" office:value="9779" calcext:value-type="float">
            <text:p><text:s text:c="3"/>9,77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吉安鄉</text:p>
          </table:table-cell>
          <table:table-cell table:style-name="ce18" office:value-type="float" office:value="32068" calcext:value-type="float">
            <text:p><text:s text:c="3"/>32,068</text:p>
          </table:table-cell>
          <table:table-cell table:style-name="ce18" office:value-type="float" office:value="83792" calcext:value-type="float">
            <text:p><text:s text:c="3"/>83,792</text:p>
          </table:table-cell>
          <table:table-cell table:style-name="ce18" office:value-type="float" office:value="42135" calcext:value-type="float">
            <text:p><text:s text:c="3"/>42,135</text:p>
          </table:table-cell>
          <table:table-cell table:style-name="ce24" office:value-type="float" office:value="41657" calcext:value-type="float">
            <text:p><text:s text:c="3"/>41,65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壽豐鄉</text:p>
          </table:table-cell>
          <table:table-cell table:style-name="ce18" office:value-type="float" office:value="7215" calcext:value-type="float">
            <text:p><text:s text:c="3"/>7,215</text:p>
          </table:table-cell>
          <table:table-cell table:style-name="ce18" office:value-type="float" office:value="18035" calcext:value-type="float">
            <text:p><text:s text:c="3"/>18,035</text:p>
          </table:table-cell>
          <table:table-cell table:style-name="ce18" office:value-type="float" office:value="9609" calcext:value-type="float">
            <text:p><text:s text:c="3"/>9,609</text:p>
          </table:table-cell>
          <table:table-cell table:style-name="ce24" office:value-type="float" office:value="8426" calcext:value-type="float">
            <text:p><text:s text:c="3"/>8,42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光復鄉</text:p>
          </table:table-cell>
          <table:table-cell table:style-name="ce18" office:value-type="float" office:value="4991" calcext:value-type="float">
            <text:p><text:s text:c="3"/>4,991</text:p>
          </table:table-cell>
          <table:table-cell table:style-name="ce18" office:value-type="float" office:value="12862" calcext:value-type="float">
            <text:p><text:s text:c="3"/>12,862</text:p>
          </table:table-cell>
          <table:table-cell table:style-name="ce18" office:value-type="float" office:value="6842" calcext:value-type="float">
            <text:p><text:s text:c="3"/>6,842</text:p>
          </table:table-cell>
          <table:table-cell table:style-name="ce24" office:value-type="float" office:value="6020" calcext:value-type="float">
            <text:p><text:s text:c="3"/>6,02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豐濱鄉</text:p>
          </table:table-cell>
          <table:table-cell table:style-name="ce18" office:value-type="float" office:value="1704" calcext:value-type="float">
            <text:p><text:s text:c="3"/>1,704</text:p>
          </table:table-cell>
          <table:table-cell table:style-name="ce18" office:value-type="float" office:value="4376" calcext:value-type="float">
            <text:p><text:s text:c="3"/>4,376</text:p>
          </table:table-cell>
          <table:table-cell table:style-name="ce18" office:value-type="float" office:value="2429" calcext:value-type="float">
            <text:p><text:s text:c="3"/>2,429</text:p>
          </table:table-cell>
          <table:table-cell table:style-name="ce24" office:value-type="float" office:value="1947" calcext:value-type="float">
            <text:p><text:s text:c="3"/>1,94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瑞穗鄉</text:p>
          </table:table-cell>
          <table:table-cell table:style-name="ce18" office:value-type="float" office:value="4748" calcext:value-type="float">
            <text:p><text:s text:c="3"/>4,748</text:p>
          </table:table-cell>
          <table:table-cell table:style-name="ce18" office:value-type="float" office:value="11675" calcext:value-type="float">
            <text:p><text:s text:c="3"/>11,675</text:p>
          </table:table-cell>
          <table:table-cell table:style-name="ce18" office:value-type="float" office:value="6312" calcext:value-type="float">
            <text:p><text:s text:c="3"/>6,312</text:p>
          </table:table-cell>
          <table:table-cell table:style-name="ce24" office:value-type="float" office:value="5363" calcext:value-type="float">
            <text:p><text:s text:c="3"/>5,36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富里鄉</text:p>
          </table:table-cell>
          <table:table-cell table:style-name="ce18" office:value-type="float" office:value="4035" calcext:value-type="float">
            <text:p><text:s text:c="3"/>4,035</text:p>
          </table:table-cell>
          <table:table-cell table:style-name="ce18" office:value-type="float" office:value="10394" calcext:value-type="float">
            <text:p><text:s text:c="3"/>10,394</text:p>
          </table:table-cell>
          <table:table-cell table:style-name="ce18" office:value-type="float" office:value="5650" calcext:value-type="float">
            <text:p><text:s text:c="3"/>5,650</text:p>
          </table:table-cell>
          <table:table-cell table:style-name="ce24" office:value-type="float" office:value="4744" calcext:value-type="float">
            <text:p><text:s text:c="3"/>4,74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秀林鄉</text:p>
          </table:table-cell>
          <table:table-cell table:style-name="ce18" office:value-type="float" office:value="4813" calcext:value-type="float">
            <text:p><text:s text:c="3"/>4,813</text:p>
          </table:table-cell>
          <table:table-cell table:style-name="ce18" office:value-type="float" office:value="15876" calcext:value-type="float">
            <text:p><text:s text:c="3"/>15,876</text:p>
          </table:table-cell>
          <table:table-cell table:style-name="ce18" office:value-type="float" office:value="8178" calcext:value-type="float">
            <text:p><text:s text:c="3"/>8,178</text:p>
          </table:table-cell>
          <table:table-cell table:style-name="ce24" office:value-type="float" office:value="7698" calcext:value-type="float">
            <text:p><text:s text:c="3"/>7,69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萬榮鄉</text:p>
          </table:table-cell>
          <table:table-cell table:style-name="ce18" office:value-type="float" office:value="2100" calcext:value-type="float">
            <text:p><text:s text:c="3"/>2,100</text:p>
          </table:table-cell>
          <table:table-cell table:style-name="ce18" office:value-type="float" office:value="6407" calcext:value-type="float">
            <text:p><text:s text:c="3"/>6,407</text:p>
          </table:table-cell>
          <table:table-cell table:style-name="ce18" office:value-type="float" office:value="3380" calcext:value-type="float">
            <text:p><text:s text:c="3"/>3,380</text:p>
          </table:table-cell>
          <table:table-cell table:style-name="ce24" office:value-type="float" office:value="3027" calcext:value-type="float">
            <text:p><text:s text:c="3"/>3,02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卓溪鄉</text:p>
          </table:table-cell>
          <table:table-cell table:style-name="ce19" office:value-type="float" office:value="1695" calcext:value-type="float">
            <text:p><text:s text:c="3"/>1,695</text:p>
          </table:table-cell>
          <table:table-cell table:style-name="ce19" office:value-type="float" office:value="6065" calcext:value-type="float">
            <text:p><text:s text:c="3"/>6,065</text:p>
          </table:table-cell>
          <table:table-cell table:style-name="ce19" office:value-type="float" office:value="3354" calcext:value-type="float">
            <text:p><text:s text:c="3"/>3,354</text:p>
          </table:table-cell>
          <table:table-cell table:style-name="ce25" office:value-type="float" office:value="2711" calcext:value-type="float">
            <text:p><text:s text:c="3"/>2,711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澎湖縣</text:p>
          </table:table-cell>
          <table:table-cell table:style-name="ce17" office:value-type="float" office:value="39966" calcext:value-type="float">
            <text:p><text:s text:c="3"/>39,966</text:p>
          </table:table-cell>
          <table:table-cell table:style-name="ce17" office:value-type="float" office:value="104087" calcext:value-type="float">
            <text:p><text:s text:c="3"/>104,087</text:p>
          </table:table-cell>
          <table:table-cell table:style-name="ce17" office:value-type="float" office:value="53641" calcext:value-type="float">
            <text:p><text:s text:c="3"/>53,641</text:p>
          </table:table-cell>
          <table:table-cell table:style-name="ce23" office:value-type="float" office:value="50446" calcext:value-type="float">
            <text:p><text:s text:c="3"/>50,44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馬公市</text:p>
          </table:table-cell>
          <table:table-cell table:style-name="ce18" office:value-type="float" office:value="24597" calcext:value-type="float">
            <text:p><text:s text:c="3"/>24,597</text:p>
          </table:table-cell>
          <table:table-cell table:style-name="ce18" office:value-type="float" office:value="62339" calcext:value-type="float">
            <text:p><text:s text:c="3"/>62,339</text:p>
          </table:table-cell>
          <table:table-cell table:style-name="ce18" office:value-type="float" office:value="31710" calcext:value-type="float">
            <text:p><text:s text:c="3"/>31,710</text:p>
          </table:table-cell>
          <table:table-cell table:style-name="ce24" office:value-type="float" office:value="30629" calcext:value-type="float">
            <text:p><text:s text:c="3"/>30,62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湖西鄉</text:p>
          </table:table-cell>
          <table:table-cell table:style-name="ce18" office:value-type="float" office:value="5560" calcext:value-type="float">
            <text:p><text:s text:c="3"/>5,560</text:p>
          </table:table-cell>
          <table:table-cell table:style-name="ce18" office:value-type="float" office:value="14489" calcext:value-type="float">
            <text:p><text:s text:c="3"/>14,489</text:p>
          </table:table-cell>
          <table:table-cell table:style-name="ce18" office:value-type="float" office:value="7649" calcext:value-type="float">
            <text:p><text:s text:c="3"/>7,649</text:p>
          </table:table-cell>
          <table:table-cell table:style-name="ce24" office:value-type="float" office:value="6840" calcext:value-type="float">
            <text:p><text:s text:c="3"/>6,84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白沙鄉</text:p>
          </table:table-cell>
          <table:table-cell table:style-name="ce18" office:value-type="float" office:value="3402" calcext:value-type="float">
            <text:p><text:s text:c="3"/>3,402</text:p>
          </table:table-cell>
          <table:table-cell table:style-name="ce18" office:value-type="float" office:value="9816" calcext:value-type="float">
            <text:p><text:s text:c="3"/>9,816</text:p>
          </table:table-cell>
          <table:table-cell table:style-name="ce18" office:value-type="float" office:value="5142" calcext:value-type="float">
            <text:p><text:s text:c="3"/>5,142</text:p>
          </table:table-cell>
          <table:table-cell table:style-name="ce24" office:value-type="float" office:value="4674" calcext:value-type="float">
            <text:p><text:s text:c="3"/>4,6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嶼鄉</text:p>
          </table:table-cell>
          <table:table-cell table:style-name="ce18" office:value-type="float" office:value="3018" calcext:value-type="float">
            <text:p><text:s text:c="3"/>3,018</text:p>
          </table:table-cell>
          <table:table-cell table:style-name="ce18" office:value-type="float" office:value="8421" calcext:value-type="float">
            <text:p><text:s text:c="3"/>8,421</text:p>
          </table:table-cell>
          <table:table-cell table:style-name="ce18" office:value-type="float" office:value="4343" calcext:value-type="float">
            <text:p><text:s text:c="3"/>4,343</text:p>
          </table:table-cell>
          <table:table-cell table:style-name="ce24" office:value-type="float" office:value="4078" calcext:value-type="float">
            <text:p><text:s text:c="3"/>4,07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望安鄉</text:p>
          </table:table-cell>
          <table:table-cell table:style-name="ce18" office:value-type="float" office:value="2020" calcext:value-type="float">
            <text:p><text:s text:c="3"/>2,020</text:p>
          </table:table-cell>
          <table:table-cell table:style-name="ce18" office:value-type="float" office:value="5179" calcext:value-type="float">
            <text:p><text:s text:c="3"/>5,179</text:p>
          </table:table-cell>
          <table:table-cell table:style-name="ce18" office:value-type="float" office:value="2797" calcext:value-type="float">
            <text:p><text:s text:c="3"/>2,797</text:p>
          </table:table-cell>
          <table:table-cell table:style-name="ce24" office:value-type="float" office:value="2382" calcext:value-type="float">
            <text:p><text:s text:c="3"/>2,38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七美鄉</text:p>
          </table:table-cell>
          <table:table-cell table:style-name="ce19" office:value-type="float" office:value="1369" calcext:value-type="float">
            <text:p><text:s text:c="3"/>1,369</text:p>
          </table:table-cell>
          <table:table-cell table:style-name="ce19" office:value-type="float" office:value="3843" calcext:value-type="float">
            <text:p><text:s text:c="3"/>3,843</text:p>
          </table:table-cell>
          <table:table-cell table:style-name="ce19" office:value-type="float" office:value="2000" calcext:value-type="float">
            <text:p><text:s text:c="3"/>2,000</text:p>
          </table:table-cell>
          <table:table-cell table:style-name="ce25" office:value-type="float" office:value="1843" calcext:value-type="float">
            <text:p><text:s text:c="3"/>1,843</text:p>
          </table:table-cell>
          <table:table-cell table:number-columns-repeated="1019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2月底</text:p>
          </table:table-cell>
          <table:table-cell table:style-name="ce4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基隆市</text:p>
          </table:table-cell>
          <table:table-cell table:style-name="ce17" office:value-type="float" office:value="152804" calcext:value-type="float">
            <text:p><text:s text:c="3"/>152,804</text:p>
          </table:table-cell>
          <table:table-cell table:style-name="ce17" office:value-type="float" office:value="371204" calcext:value-type="float">
            <text:p><text:s text:c="3"/>371,204</text:p>
          </table:table-cell>
          <table:table-cell table:style-name="ce17" office:value-type="float" office:value="185740" calcext:value-type="float">
            <text:p><text:s text:c="3"/>185,740</text:p>
          </table:table-cell>
          <table:table-cell table:style-name="ce23" office:value-type="float" office:value="185464" calcext:value-type="float">
            <text:p><text:s text:c="3"/>185,4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正區</text:p>
          </table:table-cell>
          <table:table-cell table:style-name="ce18" office:value-type="float" office:value="22625" calcext:value-type="float">
            <text:p><text:s text:c="3"/>22,625</text:p>
          </table:table-cell>
          <table:table-cell table:style-name="ce18" office:value-type="float" office:value="52060" calcext:value-type="float">
            <text:p><text:s text:c="3"/>52,060</text:p>
          </table:table-cell>
          <table:table-cell table:style-name="ce18" office:value-type="float" office:value="26588" calcext:value-type="float">
            <text:p><text:s text:c="3"/>26,588</text:p>
          </table:table-cell>
          <table:table-cell table:style-name="ce24" office:value-type="float" office:value="25472" calcext:value-type="float">
            <text:p><text:s text:c="3"/>25,47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七堵區</text:p>
          </table:table-cell>
          <table:table-cell table:style-name="ce18" office:value-type="float" office:value="21467" calcext:value-type="float">
            <text:p><text:s text:c="3"/>21,467</text:p>
          </table:table-cell>
          <table:table-cell table:style-name="ce18" office:value-type="float" office:value="53951" calcext:value-type="float">
            <text:p><text:s text:c="3"/>53,951</text:p>
          </table:table-cell>
          <table:table-cell table:style-name="ce18" office:value-type="float" office:value="27119" calcext:value-type="float">
            <text:p><text:s text:c="3"/>27,119</text:p>
          </table:table-cell>
          <table:table-cell table:style-name="ce24" office:value-type="float" office:value="26832" calcext:value-type="float">
            <text:p><text:s text:c="3"/>26,83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暖暖區</text:p>
          </table:table-cell>
          <table:table-cell table:style-name="ce18" office:value-type="float" office:value="15660" calcext:value-type="float">
            <text:p><text:s text:c="3"/>15,660</text:p>
          </table:table-cell>
          <table:table-cell table:style-name="ce18" office:value-type="float" office:value="38666" calcext:value-type="float">
            <text:p><text:s text:c="3"/>38,666</text:p>
          </table:table-cell>
          <table:table-cell table:style-name="ce18" office:value-type="float" office:value="19371" calcext:value-type="float">
            <text:p><text:s text:c="3"/>19,371</text:p>
          </table:table-cell>
          <table:table-cell table:style-name="ce24" office:value-type="float" office:value="19295" calcext:value-type="float">
            <text:p><text:s text:c="3"/>19,29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仁愛區</text:p>
          </table:table-cell>
          <table:table-cell table:style-name="ce18" office:value-type="float" office:value="19169" calcext:value-type="float">
            <text:p><text:s text:c="3"/>19,169</text:p>
          </table:table-cell>
          <table:table-cell table:style-name="ce18" office:value-type="float" office:value="44261" calcext:value-type="float">
            <text:p><text:s text:c="3"/>44,261</text:p>
          </table:table-cell>
          <table:table-cell table:style-name="ce18" office:value-type="float" office:value="21928" calcext:value-type="float">
            <text:p><text:s text:c="3"/>21,928</text:p>
          </table:table-cell>
          <table:table-cell table:style-name="ce24" office:value-type="float" office:value="22333" calcext:value-type="float">
            <text:p><text:s text:c="3"/>22,33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山區</text:p>
          </table:table-cell>
          <table:table-cell table:style-name="ce18" office:value-type="float" office:value="19246" calcext:value-type="float">
            <text:p><text:s text:c="3"/>19,246</text:p>
          </table:table-cell>
          <table:table-cell table:style-name="ce18" office:value-type="float" office:value="47841" calcext:value-type="float">
            <text:p><text:s text:c="3"/>47,841</text:p>
          </table:table-cell>
          <table:table-cell table:style-name="ce18" office:value-type="float" office:value="24232" calcext:value-type="float">
            <text:p><text:s text:c="3"/>24,232</text:p>
          </table:table-cell>
          <table:table-cell table:style-name="ce24" office:value-type="float" office:value="23609" calcext:value-type="float">
            <text:p><text:s text:c="3"/>23,60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安樂區</text:p>
          </table:table-cell>
          <table:table-cell table:style-name="ce18" office:value-type="float" office:value="33453" calcext:value-type="float">
            <text:p><text:s text:c="3"/>33,453</text:p>
          </table:table-cell>
          <table:table-cell table:style-name="ce18" office:value-type="float" office:value="82387" calcext:value-type="float">
            <text:p><text:s text:c="3"/>82,387</text:p>
          </table:table-cell>
          <table:table-cell table:style-name="ce18" office:value-type="float" office:value="40766" calcext:value-type="float">
            <text:p><text:s text:c="3"/>40,766</text:p>
          </table:table-cell>
          <table:table-cell table:style-name="ce24" office:value-type="float" office:value="41621" calcext:value-type="float">
            <text:p><text:s text:c="3"/>41,62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信義區</text:p>
          </table:table-cell>
          <table:table-cell table:style-name="ce19" office:value-type="float" office:value="21184" calcext:value-type="float">
            <text:p><text:s text:c="3"/>21,184</text:p>
          </table:table-cell>
          <table:table-cell table:style-name="ce19" office:value-type="float" office:value="52038" calcext:value-type="float">
            <text:p><text:s text:c="3"/>52,038</text:p>
          </table:table-cell>
          <table:table-cell table:style-name="ce19" office:value-type="float" office:value="25736" calcext:value-type="float">
            <text:p><text:s text:c="3"/>25,736</text:p>
          </table:table-cell>
          <table:table-cell table:style-name="ce25" office:value-type="float" office:value="26302" calcext:value-type="float">
            <text:p><text:s text:c="3"/>26,302</text:p>
          </table:table-cell>
          <table:table-cell table:number-columns-repeated="1019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新竹市</text:p>
          </table:table-cell>
          <table:table-cell table:style-name="ce17" office:value-type="float" office:value="163401" calcext:value-type="float">
            <text:p><text:s text:c="3"/>163,401</text:p>
          </table:table-cell>
          <table:table-cell table:style-name="ce17" office:value-type="float" office:value="441817" calcext:value-type="float">
            <text:p><text:s text:c="3"/>441,817</text:p>
          </table:table-cell>
          <table:table-cell table:style-name="ce17" office:value-type="float" office:value="218100" calcext:value-type="float">
            <text:p><text:s text:c="3"/>218,100</text:p>
          </table:table-cell>
          <table:table-cell table:style-name="ce23" office:value-type="float" office:value="223717" calcext:value-type="float">
            <text:p><text:s text:c="3"/>223,71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　區</text:p>
          </table:table-cell>
          <table:table-cell table:style-name="ce18" office:value-type="float" office:value="79494" calcext:value-type="float">
            <text:p><text:s text:c="3"/>79,494</text:p>
          </table:table-cell>
          <table:table-cell table:style-name="ce18" office:value-type="float" office:value="213066" calcext:value-type="float">
            <text:p><text:s text:c="3"/>213,066</text:p>
          </table:table-cell>
          <table:table-cell table:style-name="ce18" office:value-type="float" office:value="104841" calcext:value-type="float">
            <text:p><text:s text:c="3"/>104,841</text:p>
          </table:table-cell>
          <table:table-cell table:style-name="ce24" office:value-type="float" office:value="108225" calcext:value-type="float">
            <text:p><text:s text:c="3"/>108,22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　區</text:p>
          </table:table-cell>
          <table:table-cell table:style-name="ce18" office:value-type="float" office:value="56674" calcext:value-type="float">
            <text:p><text:s text:c="3"/>56,674</text:p>
          </table:table-cell>
          <table:table-cell table:style-name="ce18" office:value-type="float" office:value="150735" calcext:value-type="float">
            <text:p><text:s text:c="3"/>150,735</text:p>
          </table:table-cell>
          <table:table-cell table:style-name="ce18" office:value-type="float" office:value="73638" calcext:value-type="float">
            <text:p><text:s text:c="3"/>73,638</text:p>
          </table:table-cell>
          <table:table-cell table:style-name="ce24" office:value-type="float" office:value="77097" calcext:value-type="float">
            <text:p><text:s text:c="3"/>77,09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香山區</text:p>
          </table:table-cell>
          <table:table-cell table:style-name="ce19" office:value-type="float" office:value="27233" calcext:value-type="float">
            <text:p><text:s text:c="3"/>27,233</text:p>
          </table:table-cell>
          <table:table-cell table:style-name="ce19" office:value-type="float" office:value="78016" calcext:value-type="float">
            <text:p><text:s text:c="3"/>78,016</text:p>
          </table:table-cell>
          <table:table-cell table:style-name="ce19" office:value-type="float" office:value="39621" calcext:value-type="float">
            <text:p><text:s text:c="3"/>39,621</text:p>
          </table:table-cell>
          <table:table-cell table:style-name="ce25" office:value-type="float" office:value="38395" calcext:value-type="float">
            <text:p><text:s text:c="3"/>38,395</text:p>
          </table:table-cell>
          <table:table-cell table:number-columns-repeated="1019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嘉義市</text:p>
          </table:table-cell>
          <table:table-cell table:style-name="ce17" office:value-type="float" office:value="99561" calcext:value-type="float">
            <text:p><text:s text:c="3"/>99,561</text:p>
          </table:table-cell>
          <table:table-cell table:style-name="ce17" office:value-type="float" office:value="269327" calcext:value-type="float">
            <text:p><text:s text:c="3"/>269,327</text:p>
          </table:table-cell>
          <table:table-cell table:style-name="ce17" office:value-type="float" office:value="130982" calcext:value-type="float">
            <text:p><text:s text:c="3"/>130,982</text:p>
          </table:table-cell>
          <table:table-cell table:style-name="ce23" office:value-type="float" office:value="138345" calcext:value-type="float">
            <text:p><text:s text:c="3"/>138,34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　區</text:p>
          </table:table-cell>
          <table:table-cell table:style-name="ce18" office:value-type="float" office:value="45487" calcext:value-type="float">
            <text:p><text:s text:c="3"/>45,487</text:p>
          </table:table-cell>
          <table:table-cell table:style-name="ce18" office:value-type="float" office:value="121978" calcext:value-type="float">
            <text:p><text:s text:c="3"/>121,978</text:p>
          </table:table-cell>
          <table:table-cell table:style-name="ce18" office:value-type="float" office:value="58751" calcext:value-type="float">
            <text:p><text:s text:c="3"/>58,751</text:p>
          </table:table-cell>
          <table:table-cell table:style-name="ce24" office:value-type="float" office:value="63227" calcext:value-type="float">
            <text:p><text:s text:c="3"/>63,22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西　區</text:p>
          </table:table-cell>
          <table:table-cell table:style-name="ce19" office:value-type="float" office:value="54074" calcext:value-type="float">
            <text:p><text:s text:c="3"/>54,074</text:p>
          </table:table-cell>
          <table:table-cell table:style-name="ce19" office:value-type="float" office:value="147349" calcext:value-type="float">
            <text:p><text:s text:c="3"/>147,349</text:p>
          </table:table-cell>
          <table:table-cell table:style-name="ce19" office:value-type="float" office:value="72231" calcext:value-type="float">
            <text:p><text:s text:c="3"/>72,231</text:p>
          </table:table-cell>
          <table:table-cell table:style-name="ce25" office:value-type="float" office:value="75118" calcext:value-type="float">
            <text:p><text:s text:c="3"/>75,118</text:p>
          </table:table-cell>
          <table:table-cell table:number-columns-repeated="1019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9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2" table:default-cell-style-name="ce9"/>
        <table:table-column table:style-name="co3" table:number-columns-repeated="995" table:default-cell-style-name="Default"/>
        <table:table-row table:style-name="ro1">
          <table:table-cell table:style-name="ce1" office:value-type="string" calcext:value-type="string">
            <text:p>107年2月底</text:p>
          </table:table-cell>
          <table:table-cell table:number-columns-repeated="23"/>
          <table:table-cell table:style-name="ce43"/>
          <table:table-cell table:number-columns-repeated="99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9"/>
          <table:table-cell table:style-name="ce44" table:number-columns-spanned="1" table:number-rows-spanned="2"/>
          <table:table-cell table:style-name="ce47" table:number-columns-spanned="1" table:number-rows-spanned="2"/>
          <table:table-cell table:style-name="ce47" table:number-columns-spanned="3" table:number-rows-spanned="1"/>
          <table:covered-table-cell table:number-columns-repeated="2" table:style-name="ce47"/>
          <table:table-cell table:number-columns-repeated="995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9"/>
          <table:covered-table-cell table:number-columns-repeated="2" table:style-name="ce44"/>
          <table:table-cell table:style-name="ce47" table:number-columns-repeated="3"/>
          <table:table-cell table:number-columns-repeated="995"/>
        </table:table-row>
        <table:table-row table:style-name="ro4">
          <table:table-cell table:style-name="ce27" office:value-type="string" calcext:value-type="string">
            <text:p>金門縣</text:p>
          </table:table-cell>
          <table:table-cell table:style-name="ce17" office:value-type="float" office:value="40011" calcext:value-type="float">
            <text:p><text:s text:c="3"/>40,011</text:p>
          </table:table-cell>
          <table:table-cell table:style-name="ce17" office:value-type="float" office:value="137625" calcext:value-type="float">
            <text:p><text:s text:c="3"/>137,625</text:p>
          </table:table-cell>
          <table:table-cell table:style-name="ce17" office:value-type="float" office:value="68814" calcext:value-type="float">
            <text:p><text:s text:c="3"/>68,814</text:p>
          </table:table-cell>
          <table:table-cell table:style-name="ce23" office:value-type="float" office:value="68811" calcext:value-type="float">
            <text:p><text:s text:c="3"/>68,811</text:p>
          </table:table-cell>
          <table:table-cell table:number-columns-repeated="19"/>
          <table:table-cell table:style-name="ce45"/>
          <table:table-cell table:style-name="ce48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金城鎮</text:p>
          </table:table-cell>
          <table:table-cell table:style-name="ce18" office:value-type="float" office:value="12891" calcext:value-type="float">
            <text:p><text:s text:c="3"/>12,891</text:p>
          </table:table-cell>
          <table:table-cell table:style-name="ce18" office:value-type="float" office:value="43330" calcext:value-type="float">
            <text:p><text:s text:c="3"/>43,330</text:p>
          </table:table-cell>
          <table:table-cell table:style-name="ce18" office:value-type="float" office:value="21640" calcext:value-type="float">
            <text:p><text:s text:c="3"/>21,640</text:p>
          </table:table-cell>
          <table:table-cell table:style-name="ce24" office:value-type="float" office:value="21690" calcext:value-type="float">
            <text:p><text:s text:c="3"/>21,690</text:p>
          </table:table-cell>
          <table:table-cell table:number-columns-repeated="19"/>
          <table:table-cell table:style-name="ce35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金湖鎮</text:p>
          </table:table-cell>
          <table:table-cell table:style-name="ce18" office:value-type="float" office:value="8940" calcext:value-type="float">
            <text:p><text:s text:c="3"/>8,940</text:p>
          </table:table-cell>
          <table:table-cell table:style-name="ce18" office:value-type="float" office:value="29483" calcext:value-type="float">
            <text:p><text:s text:c="3"/>29,483</text:p>
          </table:table-cell>
          <table:table-cell table:style-name="ce18" office:value-type="float" office:value="14834" calcext:value-type="float">
            <text:p><text:s text:c="3"/>14,834</text:p>
          </table:table-cell>
          <table:table-cell table:style-name="ce24" office:value-type="float" office:value="14649" calcext:value-type="float">
            <text:p><text:s text:c="3"/>14,649</text:p>
          </table:table-cell>
          <table:table-cell table:number-columns-repeated="19"/>
          <table:table-cell table:style-name="ce35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金沙鎮</text:p>
          </table:table-cell>
          <table:table-cell table:style-name="ce18" office:value-type="float" office:value="6308" calcext:value-type="float">
            <text:p><text:s text:c="3"/>6,308</text:p>
          </table:table-cell>
          <table:table-cell table:style-name="ce18" office:value-type="float" office:value="20532" calcext:value-type="float">
            <text:p><text:s text:c="3"/>20,532</text:p>
          </table:table-cell>
          <table:table-cell table:style-name="ce18" office:value-type="float" office:value="10155" calcext:value-type="float">
            <text:p><text:s text:c="3"/>10,155</text:p>
          </table:table-cell>
          <table:table-cell table:style-name="ce24" office:value-type="float" office:value="10377" calcext:value-type="float">
            <text:p><text:s text:c="3"/>10,377</text:p>
          </table:table-cell>
          <table:table-cell table:number-columns-repeated="19"/>
          <table:table-cell table:style-name="ce35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金寧鄉</text:p>
          </table:table-cell>
          <table:table-cell table:style-name="ce18" office:value-type="float" office:value="8597" calcext:value-type="float">
            <text:p><text:s text:c="3"/>8,597</text:p>
          </table:table-cell>
          <table:table-cell table:style-name="ce18" office:value-type="float" office:value="30873" calcext:value-type="float">
            <text:p><text:s text:c="3"/>30,873</text:p>
          </table:table-cell>
          <table:table-cell table:style-name="ce18" office:value-type="float" office:value="15577" calcext:value-type="float">
            <text:p><text:s text:c="3"/>15,577</text:p>
          </table:table-cell>
          <table:table-cell table:style-name="ce24" office:value-type="float" office:value="15296" calcext:value-type="float">
            <text:p><text:s text:c="3"/>15,296</text:p>
          </table:table-cell>
          <table:table-cell table:number-columns-repeated="19"/>
          <table:table-cell table:style-name="ce35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烈嶼鄉</text:p>
          </table:table-cell>
          <table:table-cell table:style-name="ce18" office:value-type="float" office:value="3141" calcext:value-type="float">
            <text:p><text:s text:c="3"/>3,141</text:p>
          </table:table-cell>
          <table:table-cell table:style-name="ce18" office:value-type="float" office:value="12718" calcext:value-type="float">
            <text:p><text:s text:c="3"/>12,718</text:p>
          </table:table-cell>
          <table:table-cell table:style-name="ce18" office:value-type="float" office:value="6261" calcext:value-type="float">
            <text:p><text:s text:c="3"/>6,261</text:p>
          </table:table-cell>
          <table:table-cell table:style-name="ce24" office:value-type="float" office:value="6457" calcext:value-type="float">
            <text:p><text:s text:c="3"/>6,457</text:p>
          </table:table-cell>
          <table:table-cell table:number-columns-repeated="19"/>
          <table:table-cell table:style-name="ce46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烏坵鄉</text:p>
          </table:table-cell>
          <table:table-cell table:style-name="ce19" office:value-type="float" office:value="134" calcext:value-type="float">
            <text:p><text:s text:c="3"/>134</text:p>
          </table:table-cell>
          <table:table-cell table:style-name="ce19" office:value-type="float" office:value="689" calcext:value-type="float">
            <text:p><text:s text:c="3"/>689</text:p>
          </table:table-cell>
          <table:table-cell table:style-name="ce19" office:value-type="float" office:value="347" calcext:value-type="float">
            <text:p><text:s text:c="3"/>347</text:p>
          </table:table-cell>
          <table:table-cell table:style-name="ce25" office:value-type="float" office:value="342" calcext:value-type="float">
            <text:p><text:s text:c="3"/>342</text:p>
          </table:table-cell>
          <table:table-cell table:number-columns-repeated="1019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連江縣</text:p>
          </table:table-cell>
          <table:table-cell table:style-name="ce17" office:value-type="float" office:value="2897" calcext:value-type="float">
            <text:p><text:s text:c="3"/>2,897</text:p>
          </table:table-cell>
          <table:table-cell table:style-name="ce17" office:value-type="float" office:value="12902" calcext:value-type="float">
            <text:p><text:s text:c="3"/>12,902</text:p>
          </table:table-cell>
          <table:table-cell table:style-name="ce17" office:value-type="float" office:value="7345" calcext:value-type="float">
            <text:p><text:s text:c="3"/>7,345</text:p>
          </table:table-cell>
          <table:table-cell table:style-name="ce23" office:value-type="float" office:value="5557" calcext:value-type="float">
            <text:p><text:s text:c="3"/>5,55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竿鄉</text:p>
          </table:table-cell>
          <table:table-cell table:style-name="ce18" office:value-type="float" office:value="1689" calcext:value-type="float">
            <text:p><text:s text:c="3"/>1,689</text:p>
          </table:table-cell>
          <table:table-cell table:style-name="ce18" office:value-type="float" office:value="7541" calcext:value-type="float">
            <text:p><text:s text:c="3"/>7,541</text:p>
          </table:table-cell>
          <table:table-cell table:style-name="ce18" office:value-type="float" office:value="4218" calcext:value-type="float">
            <text:p><text:s text:c="3"/>4,218</text:p>
          </table:table-cell>
          <table:table-cell table:style-name="ce24" office:value-type="float" office:value="3323" calcext:value-type="float">
            <text:p><text:s text:c="3"/>3,3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竿鄉</text:p>
          </table:table-cell>
          <table:table-cell table:style-name="ce18" office:value-type="float" office:value="583" calcext:value-type="float">
            <text:p><text:s text:c="3"/>583</text:p>
          </table:table-cell>
          <table:table-cell table:style-name="ce18" office:value-type="float" office:value="2378" calcext:value-type="float">
            <text:p><text:s text:c="3"/>2,378</text:p>
          </table:table-cell>
          <table:table-cell table:style-name="ce18" office:value-type="float" office:value="1322" calcext:value-type="float">
            <text:p><text:s text:c="3"/>1,322</text:p>
          </table:table-cell>
          <table:table-cell table:style-name="ce24" office:value-type="float" office:value="1056" calcext:value-type="float">
            <text:p><text:s text:c="3"/>1,05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莒光鄉</text:p>
          </table:table-cell>
          <table:table-cell table:style-name="ce18" office:value-type="float" office:value="293" calcext:value-type="float">
            <text:p><text:s text:c="3"/>293</text:p>
          </table:table-cell>
          <table:table-cell table:style-name="ce18" office:value-type="float" office:value="1624" calcext:value-type="float">
            <text:p><text:s text:c="3"/>1,624</text:p>
          </table:table-cell>
          <table:table-cell table:style-name="ce18" office:value-type="float" office:value="993" calcext:value-type="float">
            <text:p><text:s text:c="3"/>993</text:p>
          </table:table-cell>
          <table:table-cell table:style-name="ce24" office:value-type="float" office:value="631" calcext:value-type="float">
            <text:p><text:s text:c="3"/>63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引鄉</text:p>
          </table:table-cell>
          <table:table-cell table:style-name="ce19" office:value-type="float" office:value="332" calcext:value-type="float">
            <text:p><text:s text:c="3"/>332</text:p>
          </table:table-cell>
          <table:table-cell table:style-name="ce19" office:value-type="float" office:value="1359" calcext:value-type="float">
            <text:p><text:s text:c="3"/>1,359</text:p>
          </table:table-cell>
          <table:table-cell table:style-name="ce19" office:value-type="float" office:value="812" calcext:value-type="float">
            <text:p><text:s text:c="3"/>812</text:p>
          </table:table-cell>
          <table:table-cell table:style-name="ce25" office:value-type="float" office:value="547" calcext:value-type="float">
            <text:p><text:s text:c="3"/>547</text:p>
          </table:table-cell>
          <table:table-cell table:number-columns-repeated="1019"/>
        </table:table-row>
        <table:table-row table:style-name="ro7" table:number-rows-repeated="104856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Y140825</dc:creator>
    <dc:date>2017-09-26T16:25:01</dc:date>
    <meta:document-statistic meta:table-count="23" meta:cell-count="2238" meta:object-count="0"/>
    <meta:generator>LibreOffice/5.0.6.2$Linux_X86_64 LibreOffice_project/00$Build-2</meta:generator>
  </office:meta>
</office:document-meta>
</file>